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orphans="2" fo:widows="2"/>
      <style:text-properties fo:font-variant="normal" fo:text-transform="none" fo:color="#000000" fo:letter-spacing="normal" fo:font-style="normal" fo:font-weight="normal"/>
    </style:style>
    <style:style style:name="P2" style:family="paragraph" style:parent-style-name="Preformatted_20_Text">
      <style:paragraph-properties fo:orphans="2" fo:widows="2"/>
      <style:text-properties fo:font-variant="normal" fo:text-transform="none" fo:color="#000000" fo:letter-spacing="normal"/>
    </style:style>
    <style:style style:name="P3" style:family="paragraph" style:parent-style-name="Preformatted_20_Text">
      <style:paragraph-properties fo:margin-left="0cm" fo:margin-right="0cm" fo:orphans="2" fo:widows="2" fo:text-indent="0cm" style:auto-text-indent="false"/>
      <style:text-properties fo:font-variant="normal" fo:text-transform="none" fo:color="#000000" fo:letter-spacing="normal" fo:font-style="normal" fo:font-weight="normal"/>
    </style:style>
    <style:style style:name="P4" style:family="paragraph" style:parent-style-name="Preformatted_20_Text">
      <style:paragraph-properties fo:margin-top="0cm" fo:margin-bottom="0.499cm" loext:contextual-spacing="false" fo:orphans="2" fo:widows="2"/>
      <style:text-properties fo:font-variant="normal" fo:text-transform="none" fo:color="#000000" fo:letter-spacing="normal" fo:font-style="normal" fo:font-weight="normal"/>
    </style:style>
    <style:style style:name="T1" style:family="text">
      <style:text-properties fo:font-style="normal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/*</text:p>
      <text:p text:style-name="P2"><text:s/><text:span text:style-name="T1">AngularJS v1.8.2</text:span></text:p>
      <text:p text:style-name="P2"><text:s/><text:span text:style-name="T1">(c) 2010-2020 Google LLC. http://angularjs.org</text:span></text:p>
      <text:p text:style-name="P2"><text:s/><text:span text:style-name="T1">License: MIT</text:span></text:p>
      <text:p text:style-name="P1">*/</text:p>
      <text:p text:style-name="P1">(function(z){'use strict';function ve(a){if(D(a))w(a.objectMaxDepth)&amp;&amp;(Xb.objectMaxDepth=Yb(a.objectMaxDepth)?a.objectMaxDepth:NaN),w(a.urlErrorParamsEnabled)&amp;&amp;Ga(a.urlErrorParamsEnabled)&amp;&amp;(Xb.urlErrorParamsEnabled=a.urlErrorParamsEnabled);else return Xb}function Yb(a){return X(a)&amp;&amp;0&lt;a}function F(a,b){b=b||Error;return function(){var d=arguments[0],c;c="["+(a?a+":":"")+d+"] http://errors.angularjs.org/1.8.2/"+(a?a+"/":"")+d;for(d=1;d&lt;arguments.length;d++){c=c+(1==d?"?":"&amp;")+"p"+(d-1)+"=";var e=encodeURIComponent,</text:p>
      <text:p text:style-name="P1">f;f=arguments[d];f="function"==typeof f?f.toString().replace(/ \{[\s\S]*$/,""):"undefined"==typeof f?"undefined":"string"!=typeof f?JSON.stringify(f):f;c+=e(f)}return new b(c)}}function za(a){if(null==a||$a(a))return!1;if(H(a)||C(a)||x&amp;&amp;a instanceof x)return!0;var b="length"in Object(a)&amp;&amp;a.length;return X(b)&amp;&amp;(0&lt;=b&amp;&amp;b-1 in a||"function"===typeof a.item)}function r(a,b,d){var c,e;if(a)if(B(a))for(c in a)"prototype"!==c&amp;&amp;"length"!==c&amp;&amp;"name"!==c&amp;&amp;a.hasOwnProperty(c)&amp;&amp;b.call(d,a[c],c,a);else if(H(a)||</text:p>
      <text:p text:style-name="P1">za(a)){var f="object"!==typeof a;c=0;for(e=a.length;c&lt;e;c++)(f||c in a)&amp;&amp;b.call(d,a[c],c,a)}else if(a.forEach&amp;&amp;a.forEach!==r)a.forEach(b,d,a);else if(Pc(a))for(c in a)b.call(d,a[c],c,a);else if("function"===typeof a.hasOwnProperty)for(c in a)a.hasOwnProperty(c)&amp;&amp;b.call(d,a[c],c,a);else for(c in a)ta.call(a,c)&amp;&amp;b.call(d,a[c],c,a);return a}function Qc(a,b,d){for(var c=Object.keys(a).sort(),e=0;e&lt;c.length;e++)b.call(d,a[c[e]],c[e]);return c}function Zb(a){return function(b,d){a(d,b)}}function we(){return++qb}</text:p>
      <text:p text:style-name="P1">function $b(a,b,d){for(var c=a.$$hashKey,e=0,f=b.length;e&lt;f;++e){var g=b[e];if(D(g)||B(g))for(var k=Object.keys(g),h=0,l=k.length;h&lt;l;h++){var m=k[h],p=g[m];d&amp;&amp;D(p)?ha(p)?a[m]=new Date(p.valueOf()):ab(p)?a[m]=new RegExp(p):p.nodeName?a[m]=p.cloneNode(!0):ac(p)?a[m]=p.clone():"__proto__"!==m&amp;&amp;(D(a[m])||(a[m]=H(p)?[]:{}),$b(a[m],[p],!0)):a[m]=p}}c?a.$$hashKey=c:delete a.$$hashKey;return a}function S(a){return $b(a,Ha.call(arguments,1),!1)}function xe(a){return $b(a,Ha.call(arguments,1),!0)}function fa(a){return parseInt(a,</text:p>
      <text:p text:style-name="P1">10)}function bc(a,b){return S(Object.create(a),b)}function E(){}function Ta(a){return a}function ia(a){return function(){return a}}function cc(a){return B(a.toString)&amp;&amp;a.toString!==la}function A(a){return"undefined"===typeof a}function w(a){return"undefined"!==typeof a}function D(a){return null!==a&amp;&amp;"object"===typeof a}function Pc(a){return null!==a&amp;&amp;"object"===typeof a&amp;&amp;!Rc(a)}function C(a){return"string"===typeof a}function X(a){return"number"===typeof a}function ha(a){return"[object Date]"===la.call(a)}</text:p>
      <text:p text:style-name="P1">function H(a){return Array.isArray(a)||a instanceof Array}function dc(a){switch(la.call(a)){case "[object Error]":return!0;case "[object Exception]":return!0;case "[object DOMException]":return!0;default:return a instanceof Error}}function B(a){return"function"===typeof a}function ab(a){return"[object RegExp]"===la.call(a)}function $a(a){return a&amp;&amp;a.window===a}function bb(a){return a&amp;&amp;a.$evalAsync&amp;&amp;a.$watch}function Ga(a){return"boolean"===typeof a}function ye(a){return a&amp;&amp;X(a.length)&amp;&amp;ze.test(la.call(a))}</text:p>
      <text:p text:style-name="P1">function ac(a){return!(!a||!(a.nodeName||a.prop&amp;&amp;a.attr&amp;&amp;a.find))}function Ae(a){var b={};a=a.split(",");var d;for(d=0;d&lt;a.length;d++)b[a[d]]=!0;return b}function ua(a){return K(a.nodeName||a[0]&amp;&amp;a[0].nodeName)}function cb(a,b){var d=a.indexOf(b);0&lt;=d&amp;&amp;a.splice(d,1);return d}function Ia(a,b,d){function c(a,b,c){c--;if(0&gt;c)return"...";var d=b.$$hashKey,f;if(H(a)){f=0;for(var g=a.length;f&lt;g;f++)b.push(e(a[f],c))}else if(Pc(a))for(f in a)b[f]=e(a[f],c);else if(a&amp;&amp;"function"===typeof a.hasOwnProperty)for(f in a)a.hasOwnProperty(f)&amp;&amp;</text:p>
      <text:p text:style-name="P1">(b[f]=e(a[f],c));else for(f in a)ta.call(a,f)&amp;&amp;(b[f]=e(a[f],c));d?b.$$hashKey=d:delete b.$$hashKey;return b}function e(a,b){if(!D(a))return a;var d=g.indexOf(a);if(-1!==d)return k[d];if($a(a)||bb(a))throw oa("cpws");var d=!1,e=f(a);void 0===e&amp;&amp;(e=H(a)?[]:Object.create(Rc(a)),d=!0);g.push(a);k.push(e);return d?c(a,e,b):e}function f(a){switch(la.call(a)){case "[object Int8Array]":case "[object Int16Array]":case "[object Int32Array]":case <text:soft-page-break/>"[object Float32Array]":case "[object Float64Array]":case "[object Uint8Array]":case "[object Uint8ClampedArray]":case "[object Uint16Array]":case "[object Uint32Array]":return new a.constructor(e(a.buffer),</text:p>
      <text:p text:style-name="P1">a.byteOffset,a.length);case "[object ArrayBuffer]":if(!a.slice){var b=new ArrayBuffer(a.byteLength);(new Uint8Array(b)).set(new Uint8Array(a));return b}return a.slice(0);case "[object Boolean]":case "[object Number]":case "[object String]":case "[object Date]":return new a.constructor(a.valueOf());case "[object RegExp]":return b=new RegExp(a.source,a.toString().match(/[^/]*$/)[0]),b.lastIndex=a.lastIndex,b;case "[object Blob]":return new a.constructor([a],{type:a.type})}if(B(a.cloneNode))return a.cloneNode(!0)}</text:p>
      <text:p text:style-name="P1">var g=[],k=[];d=Yb(d)?d:NaN;if(b){if(ye(b)||"[object ArrayBuffer]"===la.call(b))throw oa("cpta");if(a===b)throw oa("cpi");H(b)?b.length=0:r(b,function(a,c){"$$hashKey"!==c&amp;&amp;delete b[c]});g.push(a);k.push(b);return c(a,b,d)}return e(a,d)}function ec(a,b){return a===b||a!==a&amp;&amp;b!==b}function va(a,b){if(a===b)return!0;if(null===a||null===b)return!1;if(a!==a&amp;&amp;b!==b)return!0;var d=typeof a,c;if(d===typeof b&amp;&amp;"object"===d)if(H(a)){if(!H(b))return!1;if((d=a.length)===b.length){for(c=0;c&lt;d;c++)if(!va(a[c],</text:p>
      <text:p text:style-name="P1">b[c]))return!1;return!0}}else{if(ha(a))return ha(b)?ec(a.getTime(),b.getTime()):!1;if(ab(a))return ab(b)?a.toString()===b.toString():!1;if(bb(a)||bb(b)||$a(a)||$a(b)||H(b)||ha(b)||ab(b))return!1;d=T();for(c in a)if("$"!==c.charAt(0)&amp;&amp;!B(a[c])){if(!va(a[c],b[c]))return!1;d[c]=!0}for(c in b)if(!(c in d)&amp;&amp;"$"!==c.charAt(0)&amp;&amp;w(b[c])&amp;&amp;!B(b[c]))return!1;return!0}return!1}function db(a,b,d){return a.concat(Ha.call(b,d))}function Va(a,b){var d=2&lt;arguments.length?Ha.call(arguments,2):[];return!B(b)||b instanceof</text:p>
      <text:p text:style-name="P1">RegExp?b:d.length?function(){return arguments.length?b.apply(a,db(d,arguments,0)):b.apply(a,d)}:function(){return arguments.length?b.apply(a,arguments):b.call(a)}}function Sc(a,b){var d=b;"string"===typeof a&amp;&amp;"$"===a.charAt(0)&amp;&amp;"$"===a.charAt(1)?d=void 0:$a(b)?d="$WINDOW":b&amp;&amp;z.document===b?d="$DOCUMENT":bb(b)&amp;&amp;(d="$SCOPE");return d}function eb(a,b){if(!A(a))return X(b)||(b=b?2:null),JSON.stringify(a,Sc,b)}function Tc(a){return C(a)?JSON.parse(a):a}function fc(a,b){a=a.replace(Be,"");var d=Date.parse("Jan 01, 1970 00:00:00 "+</text:p>
      <text:p text:style-name="P1">a)/6E4;return Y(d)?b:d}function Uc(a,b){a=new Date(a.getTime());a.setMinutes(a.getMinutes()+b);return a}function gc(a,b,d){d=d?-1:1;var c=a.getTimezoneOffset();b=fc(b,c);return Uc(a,d*(b-c))}function Aa(a){a=x(a).clone().empty();var b=x("&lt;div&gt;&lt;/div&gt;").append(a).html();try{return a[0].nodeType===Pa?K(b):b.match(/^(&lt;[^&gt;]+&gt;)/)[1].replace(/^&lt;([\w-]+)/,function(a,b){return"&lt;"+K(b)})}catch(d){return K(b)}}function Vc(a){try{return decodeURIComponent(a)}catch(b){}}function hc(a){var b={};r((a||"").split("&amp;"),</text:p>
      <text:p text:style-name="P1">function(a){var c,e,f;a&amp;&amp;(e=a=a.replace(/\+/g,"%20"),c=a.indexOf("="),-1!==c&amp;&amp;(e=a.substring(0,c),f=a.substring(c+1)),e=Vc(e),w(e)&amp;&amp;(f=w(f)?Vc(f):!0,ta.call(b,e)?H(b[e])?b[e].push(f):b[e]=[b[e],f]:b[e]=f))});return b}function Ce(a){var b=[];r(a,function(a,c){H(a)?r(a,function(a){b.push(ba(c,!0)+(!0===a?"":"="+ba(a,!0)))}):b.push(ba(c,!0)+(!0===a?"":"="+ba(a,!0)))});return b.length?b.join("&amp;"):""}function ic(a){return ba(a,!0).replace(/%26/gi,"&amp;").replace(/%3D/gi,"=").replace(/%2B/gi,"+")}function ba(a,</text:p>
      <text:p text:style-name="P1">b){return encodeURIComponent(a).replace(/%40/gi,"@").replace(/%3A/gi,":").replace(/%24/g,"$").replace(/%2C/gi,",").replace(/%3B/gi,";").replace(/%20/g,b?"%20":"+")}function De(a,b){var d,c,e=Qa.length;for(c=0;c&lt;e;++c)if(d=Qa[c]+b,C(d=a.getAttribute(d)))return d;return null}function Ee(a,b){var d,c,e={};r(Qa,function(b){b+="app";!d&amp;&amp;a.hasAttribute&amp;&amp;a.hasAttribute(b)&amp;&amp;(d=a,c=a.getAttribute(b))});r(Qa,function(b){b+="app";var e;!d&amp;&amp;(e=a.querySelector("["+b.replace(":","\\:")+"]"))&amp;&amp;(d=e,c=e.getAttribute(b))});</text:p>
      <text:p text:style-name="P1">d&amp;&amp;(Fe?(e.strictDi=null!==De(d,"strict-di"),b(d,c?[c]:[],e)):z.console.error("AngularJS: disabling automatic bootstrap. &lt;script&gt; protocol indicates an extension, document.location.href does not match."))}function Wc(a,b,d){D(d)||(d={});d=S({strictDi:!1},d);var c=function()<text:soft-page-break/>{a=x(a);if(a.injector()){var c=a[0]===z.document?"document":Aa(a);throw oa("btstrpd",c.replace(/&lt;/,"&amp;lt;").replace(/&gt;/,"&amp;gt;"));}b=b||[];b.unshift(["$provide",function(b){b.value("$rootElement",a)}]);d.debugInfoEnabled&amp;&amp;b.push(["$compileProvider",</text:p>
      <text:p text:style-name="P1">function(a){a.debugInfoEnabled(!0)}]);b.unshift("ng");c=fb(b,d.strictDi);c.invoke(["$rootScope","$rootElement","$compile","$injector",function(a,b,c,d){a.$apply(function(){b.data("$injector",d);c(b)(a)})}]);return c},e=/^NG_ENABLE_DEBUG_INFO!/,f=/^NG_DEFER_BOOTSTRAP!/;z&amp;&amp;e.test(z.name)&amp;&amp;(d.debugInfoEnabled=!0,z.name=z.name.replace(e,""));if(z&amp;&amp;!f.test(z.name))return c();z.name=z.name.replace(f,"");ca.resumeBootstrap=function(a){r(a,function(a){b.push(a)});return c()};B(ca.resumeDeferredBootstrap)&amp;&amp;</text:p>
      <text:p text:style-name="P1">ca.resumeDeferredBootstrap()}function Ge(){z.name="NG_ENABLE_DEBUG_INFO!"+z.name;z.location.reload()}function He(a){a=ca.element(a).injector();if(!a)throw oa("test");return a.get("$$testability")}function Xc(a,b){b=b||"_";return a.replace(Ie,function(a,c){return(c?b:"")+a.toLowerCase()})}function Je(){var a;if(!Yc){var b=rb();(sb=A(b)?z.jQuery:b?z[b]:void 0)&amp;&amp;sb.fn.on?(x=sb,S(sb.fn,{scope:Wa.scope,isolateScope:Wa.isolateScope,controller:Wa.controller,injector:Wa.injector,inheritedData:Wa.inheritedData})):</text:p>
      <text:p text:style-name="P1">x=U;a=x.cleanData;x.cleanData=function(b){for(var c,e=0,f;null!=(f=b[e]);e++)(c=(x._data(f)||{}).events)&amp;&amp;c.$destroy&amp;&amp;x(f).triggerHandler("$destroy");a(b)};ca.element=x;Yc=!0}}function Ke(){U.legacyXHTMLReplacement=!0}function gb(a,b,d){if(!a)throw oa("areq",b||"?",d||"required");return a}function tb(a,b,d){d&amp;&amp;H(a)&amp;&amp;(a=a[a.length-1]);gb(B(a),b,"not a function, got "+(a&amp;&amp;"object"===typeof a?a.constructor.name||"Object":typeof a));return a}function Ja(a,b){if("hasOwnProperty"===a)throw oa("badname",</text:p>
      <text:p text:style-name="P1">b);}function Le(a,b,d){if(!b)return a;b=b.split(".");for(var c,e=a,f=b.length,g=0;g&lt;f;g++)c=b[g],a&amp;&amp;(a=(e=a)[c]);return!d&amp;&amp;B(a)?Va(e,a):a}function ub(a){for(var b=a[0],d=a[a.length-1],c,e=1;b!==d&amp;&amp;(b=b.nextSibling);e++)if(c||a[e]!==b)c||(c=x(Ha.call(a,0,e))),c.push(b);return c||a}function T(){return Object.create(null)}function jc(a){if(null==a)return"";switch(typeof a){case "string":break;case "number":a=""+a;break;default:a=!cc(a)||H(a)||ha(a)?eb(a):a.toString()}return a}function Me(a){function b(a,</text:p>
      <text:p text:style-name="P1">b,c){return a[b]||(a[b]=c())}var d=F("$injector"),c=F("ng");a=b(a,"angular",Object);a.$$minErr=a.$$minErr||F;return b(a,"module",function(){var a={};return function(f,g,k){var h={};if("hasOwnProperty"===f)throw c("badname","module");g&amp;&amp;a.hasOwnProperty(f)&amp;&amp;(a[f]=null);return b(a,f,function(){function a(b,c,d,f){f||(f=e);return function(){f[d||"push"]([b,c,arguments]);return t}}function b(a,c,d){d||(d=e);return function(b,e){e&amp;&amp;B(e)&amp;&amp;(e.$$moduleName=f);d.push([a,c,arguments]);return t}}if(!g)throw d("nomod",</text:p>
      <text:p text:style-name="P1">f);var e=[],n=[],s=[],G=a("$injector","invoke","push",n),t={_invokeQueue:e,_configBlocks:n,_runBlocks:s,info:function(a){if(w(a)){if(!D(a))throw c("aobj","value");h=a;return this}return h},requires:g,name:f,provider:b("$provide","provider"),factory:b("$provide","factory"),service:b("$provide","service"),value:a("$provide","value"),constant:a("$provide","constant","unshift"),decorator:b("$provide","decorator",n),animation:b("$animateProvider","register"),filter:b("$filterProvider","register"),controller:b("$controllerProvider",</text:p>
      <text:p text:style-name="P1">"register"),directive:b("$compileProvider","directive"),component:b("$compileProvider","component"),config:G,run:function(a){s.push(a);return this}};k&amp;&amp;G(k);return t})}})}function ja(a,b){if(H(a)){b=b||[];for(var d=0,c=a.length;d&lt;c;d++)b[d]=a[d]}else if(D(a))for(d in b=b||{},a)if("$"!==d.charAt(0)||"$"!==d.charAt(1))b[d]=a[d];return b||a}function Ne(a,b){var d=[];Yb(b)&amp;&amp;(a=ca.copy(a,null,b));return JSON.stringify(a,function(a,b){b=Sc(a,b);if(D(b)){if(0&lt;=d.indexOf(b))return"...";d.push(b)}return b})}</text:p>
      <text:p text:style-name="P1">function Oe(a){S(a,{errorHandlingConfig:ve,bootstrap:Wc,copy:Ia,extend:S,merge:xe,equals:va,element:x,forEach:r,injector:fb,noop:E,bind:Va,toJson:eb,fromJson:Tc,identity:Ta,isUnde<text:soft-page-break/>fined:A,isDefined:w,isString:C,isFunction:B,isObject:D,isNumber:X,isElement:ac,isArray:H,version:Pe,isDate:ha,callbacks:{$$counter:0},getTestability:He,reloadWithDebugInfo:Ge,UNSAFE_restoreLegacyJqLiteXHTMLReplacement:Ke,$$minErr:F,$$csp:Ba,$$encodeUriSegment:ic,$$encodeUriQuery:ba,$$lowercase:K,$$stringify:jc,$$uppercase:vb});</text:p>
      <text:p text:style-name="P1">lc=Me(z);lc("ng",["ngLocale"],["$provide",function(a){a.provider({$$sanitizeUri:Qe});a.provider("$compile",Zc).directive({a:Re,input:$c,textarea:$c,form:Se,script:Te,select:Ue,option:Ve,ngBind:We,ngBindHtml:Xe,ngBindTemplate:Ye,ngClass:Ze,ngClassEven:$e,ngClassOdd:af,ngCloak:bf,ngController:cf,ngForm:df,ngHide:ef,ngIf:ff,ngInclude:gf,ngInit:hf,ngNonBindable:jf,ngPluralize:kf,ngRef:lf,ngRepeat:mf,ngShow:nf,ngStyle:of,ngSwitch:pf,ngSwitchWhen:qf,ngSwitchDefault:rf,ngOptions:sf,ngTransclude:tf,ngModel:uf,</text:p>
      <text:p text:style-name="P1">ngList:vf,ngChange:wf,pattern:ad,ngPattern:ad,required:bd,ngRequired:bd,minlength:cd,ngMinlength:cd,maxlength:dd,ngMaxlength:dd,ngValue:xf,ngModelOptions:yf}).directive({ngInclude:zf,input:Af}).directive(wb).directive(ed);a.provider({$anchorScroll:Bf,$animate:Cf,$animateCss:Df,$$animateJs:Ef,$$animateQueue:Ff,$$AnimateRunner:Gf,$$animateAsyncRun:Hf,$browser:If,$cacheFactory:Jf,$controller:Kf,$document:Lf,$$isDocumentHidden:Mf,$exceptionHandler:Nf,$filter:fd,$$forceReflow:Of,$interpolate:Pf,$interval:Qf,</text:p>
      <text:p text:style-name="P1">$$intervalFactory:Rf,$http:Sf,$httpParamSerializer:Tf,$httpParamSerializerJQLike:Uf,$httpBackend:Vf,$xhrFactory:Wf,$jsonpCallbacks:Xf,$location:Yf,$log:Zf,$parse:$f,$rootScope:ag,$q:bg,$$q:cg,$sce:dg,$sceDelegate:eg,$sniffer:fg,$$taskTrackerFactory:gg,$templateCache:hg,$templateRequest:ig,$$testability:jg,$timeout:kg,$window:lg,$$rAF:mg,$$jqLite:ng,$$Map:og,$$cookieReader:pg})}]).info({angularVersion:"1.8.2"})}function xb(a,b){return b.toUpperCase()}function yb(a){return a.replace(qg,xb)}function mc(a){a=</text:p>
      <text:p text:style-name="P1">a.nodeType;return 1===a||!a||9===a}function gd(a,b){var d,c,e,f=b.createDocumentFragment(),g=[],k;if(nc.test(a)){d=f.appendChild(b.createElement("div"));c=(rg.exec(a)||["",""])[1].toLowerCase();e=U.legacyXHTMLReplacement?a.replace(sg,"&lt;$1&gt;&lt;/$2&gt;"):a;if(10&gt;wa)for(c=hb[c]||hb._default,d.innerHTML=c[1]+e+c[2],k=c[0];k--;)d=d.firstChild;else{c=qa[c]||[];for(k=c.length;-1&lt;--k;)d.appendChild(z.document.createElement(c[k])),d=d.firstChild;d.innerHTML=e}g=db(g,d.childNodes);d=f.firstChild;d.textContent=""}else g.push(b.createTextNode(a));</text:p>
      <text:p text:style-name="P1">f.textContent="";f.innerHTML="";r(g,function(a){f.appendChild(a)});return f}function U(a){if(a instanceof U)return a;var b;C(a)&amp;&amp;(a=V(a),b=!0);if(!(this instanceof U)){if(b&amp;&amp;"&lt;"!==a.charAt(0))throw oc("nosel");return new U(a)}if(b){b=z.document;var d;a=(d=tg.exec(a))?[b.createElement(d[1])]:(d=gd(a,b))?d.childNodes:[];pc(this,a)}else B(a)?hd(a):pc(this,a)}function qc(a){return a.cloneNode(!0)}function zb(a,b){!b&amp;&amp;mc(a)&amp;&amp;x.cleanData([a]);a.querySelectorAll&amp;&amp;x.cleanData(a.querySelectorAll("*"))}function id(a){for(var b in a)return!1;</text:p>
      <text:p text:style-name="P1">return!0}function jd(a){var b=a.ng339,d=b&amp;&amp;Ka[b],c=d&amp;&amp;d.events,d=d&amp;&amp;d.data;d&amp;&amp;!id(d)||c&amp;&amp;!id(c)||(delete Ka[b],a.ng339=void 0)}function kd(a,b,d,c){if(w(c))throw oc("offargs");var e=(c=Ab(a))&amp;&amp;c.events,f=c&amp;&amp;c.handle;if(f){if(b){var g=function(b){var c=e[b];w(d)&amp;&amp;cb(c||[],d);w(d)&amp;&amp;c&amp;&amp;0&lt;c.length||(a.removeEventListener(b,f),delete e[b])};r(b.split(" "),function(a){g(a);Bb[a]&amp;&amp;g(Bb[a])})}else for(b in e)"$destroy"!==b&amp;&amp;a.removeEventListener(b,f),delete e[b];jd(a)}}function rc(a,b){var d=a.ng339;if(d=</text:p>
      <text:p text:style-name="P1">d&amp;&amp;Ka[d])b?delete d.data[b]:d.data={},jd(a)}function Ab(a,b){var d=a.ng339,d=d&amp;&amp;Ka[d];b&amp;&amp;!d&amp;&amp;(a.ng339=d=++ug,d=Ka[d]={events:{},data:{},handle:void 0});return d}function sc(a,b,d){if(mc(a)){var c,e=w(d),f=!e&amp;&amp;b&amp;&amp;!D(b),g=!b;a=(a=Ab(a,!f))&amp;&amp;a.data;if(e)a[yb(b)]=d;else{if(g)return a;if(f)return a&amp;&amp;a[yb(b)];for(c in b)a[yb(c)]=b[c]}}}function Cb(a,b){return a.getAttribute?-1&lt;(" "+(a.getAttribute("class")||"")+" ").replace(/[\n\t]/g," ").indexOf(" "+b+" "):!1}function Db(a,b){if(b&amp;&amp;a.setAttribute){var d=</text:p>
      <text:p text:style-name="P1">(" "+(a.getAttribute("class")||"")+" ").replace(/[\n\t]/g," "),c=d;r(b.split(" "),function(a){a=V(a);c=c.replace(" "+a+" "," ")});c!==d&amp;&amp;a.setAttribute("class",V(c))}}function Eb(a,b){if(b&amp;&amp;a.setAttribute){var <text:soft-page-break/>d=(" "+(a.getAttribute("class")||"")+" ").replace(/[\n\t]/g," "),c=d;r(b.split(" "),function(a){a=V(a);-1===c.indexOf(" "+a+" ")&amp;&amp;(c+=a+" ")});c!==d&amp;&amp;a.setAttribute("class",V(c))}}function pc(a,b){if(b)if(b.nodeType)a[a.length++]=b;else{var d=b.length;if("number"===typeof d&amp;&amp;b.window!==b){if(d)for(var c=</text:p>
      <text:p text:style-name="P1">0;c&lt;d;c++)a[a.length++]=b[c]}else a[a.length++]=b}}function ld(a,b){return Fb(a,"$"+(b||"ngController")+"Controller")}function Fb(a,b,d){9===a.nodeType&amp;&amp;(a=a.documentElement);for(b=H(b)?b:[b];a;){for(var c=0,e=b.length;c&lt;e;c++)if(w(d=x.data(a,b[c])))return d;a=a.parentNode||11===a.nodeType&amp;&amp;a.host}}function md(a){for(zb(a,!0);a.firstChild;)a.removeChild(a.firstChild)}function Gb(a,b){b||zb(a);var d=a.parentNode;d&amp;&amp;d.removeChild(a)}function vg(a,b){b=b||z;if("complete"===b.document.readyState)b.setTimeout(a);</text:p>
      <text:p text:style-name="P1">else x(b).on("load",a)}function hd(a){function b(){z.document.removeEventListener("DOMContentLoaded",b);z.removeEventListener("load",b);a()}"complete"===z.document.readyState?z.setTimeout(a):(z.document.addEventListener("DOMContentLoaded",b),z.addEventListener("load",b))}function nd(a,b){var d=Hb[b.toLowerCase()];return d&amp;&amp;od[ua(a)]&amp;&amp;d}function wg(a,b){var d=function(c,d){c.isDefaultPrevented=function(){return c.defaultPrevented};var f=b[d||c.type],g=f?f.length:0;if(g){if(A(c.immediatePropagationStopped)){var k=</text:p>
      <text:p text:style-name="P1">c.stopImmediatePropagation;c.stopImmediatePropagation=function(){c.immediatePropagationStopped=!0;c.stopPropagation&amp;&amp;c.stopPropagation();k&amp;&amp;k.call(c)}}c.isImmediatePropagationStopped=function(){return!0===c.immediatePropagationStopped};var h=f.specialHandlerWrapper||xg;1&lt;g&amp;&amp;(f=ja(f));for(var l=0;l&lt;g;l++)c.isImmediatePropagationStopped()||h(a,c,f[l])}};d.elem=a;return d}function xg(a,b,d){d.call(a,b)}function yg(a,b,d){var c=b.relatedTarget;c&amp;&amp;(c===a||zg.call(a,c))||d.call(a,b)}function ng(){this.$get=</text:p>
      <text:p text:style-name="P1">function(){return S(U,{hasClass:function(a,b){a.attr&amp;&amp;(a=a[0]);return Cb(a,b)},addClass:function(a,b){a.attr&amp;&amp;(a=a[0]);return Eb(a,b)},removeClass:function(a,b){a.attr&amp;&amp;(a=a[0]);return Db(a,b)}})}}function La(a,b){var d=a&amp;&amp;a.$$hashKey;if(d)return"function"===typeof d&amp;&amp;(d=a.$$hashKey()),d;d=typeof a;return d="function"===d||"object"===d&amp;&amp;null!==a?a.$$hashKey=d+":"+(b||we)():d+":"+a}function pd(){this._keys=[];this._values=[];this._lastKey=NaN;this._lastIndex=-1}function qd(a){a=Function.prototype.toString.call(a).replace(Ag,</text:p>
      <text:p text:style-name="P1">"");return a.match(Bg)||a.match(Cg)}function Dg(a){return(a=qd(a))?"function("+(a[1]||"").replace(/[\s\r\n]+/," ")+")":"fn"}function fb(a,b){function d(a){return function(b,c){if(D(b))r(b,Zb(a));else return a(b,c)}}function c(a,b){Ja(a,"service");if(B(b)||H(b))b=n.instantiate(b);if(!b.$get)throw Ca("pget",a);return p[a+"Provider"]=b}function e(a,b){return function(){var c=t.invoke(b,this);if(A(c))throw Ca("undef",a);return c}}function f(a,b,d){return c(a,{$get:!1!==d?e(a,b):b})}function g(a){gb(A(a)||</text:p>
      <text:p text:style-name="P1">H(a),"modulesToLoad","not an array");var b=[],c;r(a,function(a){function d(a){var b,c;b=0;for(c=a.length;b&lt;c;b++){var e=a[b],f=n.get(e[0]);f[e[1]].apply(f,e[2])}}if(!m.get(a)){m.set(a,!0);try{C(a)?(c=lc(a),t.modules[a]=c,b=b.concat(g(c.requires)).concat(c._runBlocks),d(c._invokeQueue),d(c._configBlocks)):B(a)?b.push(n.invoke(a)):H(a)?b.push(n.invoke(a)):tb(a,"module")}catch(e){throw H(a)&amp;&amp;(a=a[a.length-1]),e.message&amp;&amp;e.stack&amp;&amp;-1===e.stack.indexOf(e.message)&amp;&amp;(e=e.message+"\n"+e.stack),Ca("modulerr",</text:p>
      <text:p text:style-name="P1">a,e.stack||e.message||e);}}});return b}function k(a,c){function d(b,e){if(a.hasOwnProperty(b)){if(a[b]===h)throw Ca("cdep",b+" &lt;- "+l.join(" &lt;- "));return a[b]}try{return l.unshift(b),a[b]=h,a[b]=c(b,e),a[b]}catch(f){throw a[b]===h&amp;&amp;delete a[b],f;}finally{l.shift()}}function e(a,c,f){var g=[];a=fb.$$annotate(a,b,f);for(var h=0,k=a.length;h&lt;k;h++){var l=a[h];if("string"!==typeof l)throw Ca("itkn",l);g.push(c&amp;&amp;c.hasOwnProperty(l)?c[l]:d(l,f))}return g}return{invoke:function(a,b,c,d){"string"===typeof c&amp;&amp;</text:p>
      <text:p text:style-name="P1">(d=c,c=null);c=e(a,c,d);H(a)&amp;&amp;(a=a[a.length-1]);d=a;if(wa||"function"!==typeof d)d=!1;else{var f=d.$$ngIsClass;Ga(f)||(f=d.$$ngIsClass=/^class\b/.test(Function.prototype.toString.call(d)));d=f}return d?(c.unshift(null),new (Function.prototype.bind.apply(a,c))):a.apply(b,c)},instantiate:function(a,b,c){var d=H(a)?a[a.length-1]:a;a=e(a,b,c);a.unshift(null);return new <text:soft-page-break/>(Function.prototype.bind.apply(d,a))},get:d,annotate:fb.$$annotate,has:function(b){return p.hasOwnProperty(b+"Provider")||a.hasOwnProperty(b)}}}</text:p>
      <text:p text:style-name="P1">b=!0===b;var h={},l=[],m=new Ib,p={$provide:{provider:d(c),factory:d(f),service:d(function(a,b){return f(a,["$injector",function(a){return a.instantiate(b)}])}),value:d(function(a,b){return f(a,ia(b),!1)}),constant:d(function(a,b){Ja(a,"constant");p[a]=b;s[a]=b}),decorator:function(a,b){var c=n.get(a+"Provider"),d=c.$get;c.$get=function(){var a=t.invoke(d,c);return t.invoke(b,null,{$delegate:a})}}}},n=p.$injector=k(p,function(a,b){ca.isString(b)&amp;&amp;l.push(b);throw Ca("unpr",l.join(" &lt;- "));}),s={},</text:p>
      <text:p text:style-name="P1">G=k(s,function(a,b){var c=n.get(a+"Provider",b);return t.invoke(c.$get,c,void 0,a)}),t=G;p.$injectorProvider={$get:ia(G)};t.modules=n.modules=T();var N=g(a),t=G.get("$injector");t.strictDi=b;r(N,function(a){a&amp;&amp;t.invoke(a)});t.loadNewModules=function(a){r(g(a),function(a){a&amp;&amp;t.invoke(a)})};return t}function Bf(){var a=!0;this.disableAutoScrolling=function(){a=!1};this.$get=["$window","$location","$rootScope",function(b,d,c){function e(a){var b=null;Array.prototype.some.call(a,function(a){if("a"===</text:p>
      <text:p text:style-name="P1">ua(a))return b=a,!0});return b}function f(a){if(a){a.scrollIntoView();var c;c=g.yOffset;B(c)?c=c():ac(c)?(c=c[0],c="fixed"!==b.getComputedStyle(c).position?0:c.getBoundingClientRect().bottom):X(c)||(c=0);c&amp;&amp;(a=a.getBoundingClientRect().top,b.scrollBy(0,a-c))}else b.scrollTo(0,0)}function g(a){a=C(a)?a:X(a)?a.toString():d.hash();var b;a?(b=k.getElementById(a))?f(b):(b=e(k.getElementsByName(a)))?f(b):"top"===a&amp;&amp;f(null):f(null)}var k=b.document;a&amp;&amp;c.$watch(function(){return d.hash()},function(a,b){a===</text:p>
      <text:p text:style-name="P1">b&amp;&amp;""===a||vg(function(){c.$evalAsync(g)})});return g}]}function ib(a,b){if(!a&amp;&amp;!b)return"";if(!a)return b;if(!b)return a;H(a)&amp;&amp;(a=a.join(" "));H(b)&amp;&amp;(b=b.join(" "));return a+" "+b}function Eg(a){C(a)&amp;&amp;(a=a.split(" "));var b=T();r(a,function(a){a.length&amp;&amp;(b[a]=!0)});return b}function ra(a){return D(a)?a:{}}function Fg(a,b,d,c,e){function f(){pa=null;k()}function g(){t=y();t=A(t)?null:t;va(t,P)&amp;&amp;(t=P);N=P=t}function k(){var a=N;g();if(v!==h.url()||a!==t)v=h.url(),N=t,r(J,function(a){a(h.url(),t)})}</text:p>
      <text:p text:style-name="P1">var h=this,l=a.location,m=a.history,p=a.setTimeout,n=a.clearTimeout,s={},G=e(d);h.isMock=!1;h.$$completeOutstandingRequest=G.completeTask;h.$$incOutstandingRequestCount=G.incTaskCount;h.notifyWhenNoOutstandingRequests=G.notifyWhenNoPendingTasks;var t,N,v=l.href,kc=b.find("base"),pa=null,y=c.history?function(){try{return m.state}catch(a){}}:E;g();h.url=function(b,d,e){A(e)&amp;&amp;(e=null);l!==a.location&amp;&amp;(l=a.location);m!==a.history&amp;&amp;(m=a.history);if(b){var f=N===e;b=ga(b).href;if(v===b&amp;&amp;(!c.history||f))return h;</text:p>
      <text:p text:style-name="P1">var k=v&amp;&amp;Da(v)===Da(b);v=b;N=e;!c.history||k&amp;&amp;f?(k||(pa=b),d?l.replace(b):k?(d=l,e=b,f=e.indexOf("#"),e=-1===f?"":e.substr(f),d.hash=e):l.href=b,l.href!==b&amp;&amp;(pa=b)):(m[d?"replaceState":"pushState"](e,"",b),g());pa&amp;&amp;(pa=b);return h}return(pa||l.href).replace(/#$/,"")};h.state=function(){return t};var J=[],I=!1,P=null;h.onUrlChange=function(b){if(!I){if(c.history)x(a).on("popstate",f);x(a).on("hashchange",f);I=!0}J.push(b);return b};h.$$applicationDestroyed=function(){x(a).off("hashchange popstate",</text:p>
      <text:p text:style-name="P1">f)};h.$$checkUrlChange=k;h.baseHref=function(){var a=kc.attr("href");return a?a.replace(/^(https?:)?\/\/[^/]*/,""):""};h.defer=function(a,b,c){var d;b=b||0;c=c||G.DEFAULT_TASK_TYPE;G.incTaskCount(c);d=p(function(){delete s[d];G.completeTask(a,c)},b);s[d]=c;return d};h.defer.cancel=function(a){if(s.hasOwnProperty(a)){var b=s[a];delete s[a];n(a);G.completeTask(E,b);return!0}return!1}}function If(){this.$get=["$window","$log","$sniffer","$document","$$taskTrackerFactory",function(a,b,d,c,e){return new Fg(a,</text:p>
      <text:p text:style-name="P1">c,b,d,e)}]}function Jf(){this.$get=function(){function a(a,c){function e(a){a!==p&amp;&amp;(n?n===a&amp;&amp;(n=a.n):n=a,f(a.n,a.p),f(a,p),p=a,p.n=null)}function f(a,b){a!==b&amp;&amp;(a&amp;&amp;(a.p=b),b&amp;&amp;(b.n=a))}if(a in b)throw F("$cacheFactory")("iid",a);var g=0,k=S({},c,{id:a}),h=T(),l=c&amp;&amp;c.capacity||Number.MAX_VALUE,m=T(),p=null,n=null;return b[a]={put:function(a,b){if(!A(b)){if(l&lt;Number.MAX_VALUE){var c=m[a]||(m[a]={key:a});e(c)}a in h||g+<text:soft-page-break/>+;h[a]=b;g&gt;l&amp;&amp;this.remove(n.key);return b}},get:function(a){if(l&lt;Number.MAX_VALUE){var b=</text:p>
      <text:p text:style-name="P1">m[a];if(!b)return;e(b)}return h[a]},remove:function(a){if(l&lt;Number.MAX_VALUE){var b=m[a];if(!b)return;b===p&amp;&amp;(p=b.p);b===n&amp;&amp;(n=b.n);f(b.n,b.p);delete m[a]}a in h&amp;&amp;(delete h[a],g--)},removeAll:function(){h=T();g=0;m=T();p=n=null},destroy:function(){m=k=h=null;delete b[a]},info:function(){return S({},k,{size:g})}}}var b={};a.info=function(){var a={};r(b,function(b,e){a[e]=b.info()});return a};a.get=function(a){return b[a]};return a}}function hg(){this.$get=["$cacheFactory",function(a){return a("templates")}]}</text:p>
      <text:p text:style-name="P1">function Zc(a,b){function d(a,b,c){var d=/^([@&amp;]|[=&lt;](\*?))(\??)\s*([\w$]*)$/,e=T();r(a,function(a,f){a=a.trim();if(a in p)e[f]=p[a];else{var g=a.match(d);if(!g)throw $("iscp",b,f,a,c?"controller bindings definition":"isolate scope definition");e[f]={mode:g[1][0],collection:"*"===g[2],optional:"?"===g[3],attrName:g[4]||f};g[4]&amp;&amp;(p[a]=e[f])}});return e}function c(a){var b=a.charAt(0);if(!b||b!==K(b))throw $("baddir",a);if(a!==a.trim())throw $("baddir",a);}function e(a){var b=a.require||a.controller&amp;&amp;</text:p>
      <text:p text:style-name="P1">a.name;!H(b)&amp;&amp;D(b)&amp;&amp;r(b,function(a,c){var d=a.match(l);a.substring(d[0].length)||(b[c]=d[0]+c)});return b}var f={},g=/^\s*directive:\s*([\w-]+)\s+(.*)$/,k=/(([\w-]+)(?::([^;]+))?;?)/,h=Ae("ngSrc,ngSrcset,src,srcset"),l=/^(?:(\^\^?)?(\?)?(\^\^?)?)?/,m=/^(on[a-z]+|formaction)$/,p=T();this.directive=function pa(b,d){gb(b,"name");Ja(b,"directive");C(b)?(c(b),gb(d,"directiveFactory"),f.hasOwnProperty(b)||(f[b]=[],a.factory(b+"Directive",["$injector","$exceptionHandler",function(a,c){var d=[];r(f[b],function(f,</text:p>
      <text:p text:style-name="P1">g){try{var h=a.invoke(f);B(h)?h={compile:ia(h)}:!h.compile&amp;&amp;h.link&amp;&amp;(h.compile=ia(h.link));h.priority=h.priority||0;h.index=g;h.name=h.name||b;h.require=e(h);var k=h,l=h.restrict;if(l&amp;&amp;(!C(l)||!/[EACM]/.test(l)))throw $("badrestrict",l,b);k.restrict=l||"EA";h.$$moduleName=f.$$moduleName;d.push(h)}catch(m){c(m)}});return d}])),f[b].push(d)):r(b,Zb(pa));return this};this.component=function y(a,b){function c(a){function e(b){return B(b)||H(b)?function(c,d){return a.invoke(b,this,{$element:c,$attrs:d})}:</text:p>
      <text:p text:style-name="P1">b}var f=b.template||b.templateUrl?b.template:"",g={controller:d,controllerAs:Gg(b.controller)||b.controllerAs||"$ctrl",template:e(f),templateUrl:e(b.templateUrl),transclude:b.transclude,scope:{},bindToController:b.bindings||{},restrict:"E",require:b.require};r(b,function(a,b){"$"===b.charAt(0)&amp;&amp;(g[b]=a)});return g}if(!C(a))return r(a,Zb(Va(this,y))),this;var d=b.controller||function(){};r(b,function(a,b){"$"===b.charAt(0)&amp;&amp;(c[b]=a,B(d)&amp;&amp;(d[b]=a))});c.$inject=["$injector"];return this.directive(a,</text:p>
      <text:p text:style-name="P1">c)};this.aHrefSanitizationTrustedUrlList=function(a){return w(a)?(b.aHrefSanitizationTrustedUrlList(a),this):b.aHrefSanitizationTrustedUrlList()};Object.defineProperty(this,"aHrefSanitizationWhitelist",{get:function(){return this.aHrefSanitizationTrustedUrlList},set:function(a){this.aHrefSanitizationTrustedUrlList=a}});this.imgSrcSanitizationTrustedUrlList=function(a){return w(a)?(b.imgSrcSanitizationTrustedUrlList(a),this):b.imgSrcSanitizationTrustedUrlList()};Object.defineProperty(this,"imgSrcSanitizationWhitelist",</text:p>
      <text:p text:style-name="P1">{get:function(){return this.imgSrcSanitizationTrustedUrlList},set:function(a){this.imgSrcSanitizationTrustedUrlList=a}});var n=!0;this.debugInfoEnabled=function(a){return w(a)?(n=a,this):n};var s=!1;this.strictComponentBindingsEnabled=function(a){return w(a)?(s=a,this):s};var G=10;this.onChangesTtl=function(a){return arguments.length?(G=a,this):G};var t=!0;this.commentDirectivesEnabled=function(a){return arguments.length?(t=a,this):t};var N=!0;this.cssClassDirectivesEnabled=function(a){return arguments.length?</text:p>
      <text:p text:style-name="P1">(N=a,this):N};var v=T();this.addPropertySecurityContext=function(a,b,c){var d=a.toLowerCase()+"|"+b.toLowerCase();if(d in v&amp;&amp;v[d]!==c)throw $("ctxoverride",a,b,v[d],c);v[d]=c;return this};(function(){function a(b,c){r(c,function(a){v[a.toLowerCase()]=b})}a(W.HTML,["iframe|srcdoc","*|<text:soft-page-break/>innerHTML","*|outerHTML"]);a(W.CSS,["*|style"]);a(W.URL,"area|href area|ping a|href a|ping blockquote|cite body|background del|cite input|src ins|cite q|cite".split(" "));a(W.MEDIA_URL,"audio|src img|src img|srcset source|src source|srcset track|src video|src video|poster".split(" "));</text:p>
      <text:p text:style-name="P1">a(W.RESOURCE_URL,"*|formAction applet|code applet|codebase base|href embed|src frame|src form|action head|profile html|manifest iframe|src link|href media|src object|codebase object|data script|src".split(" "))})();this.$get=["$injector","$interpolate","$exceptionHandler","$templateRequest","$parse","$controller","$rootScope","$sce","$animate",function(a,b,c,e,p,M,L,u,R){function q(){try{if(!--Ja)throw Ua=void 0,$("infchng",G);L.$apply(function(){for(var a=0,b=Ua.length;a&lt;b;++a)try{Ua[a]()}catch(d){c(d)}Ua=</text:p>
      <text:p text:style-name="P1">void 0})}finally{Ja++}}function ma(a,b){if(!a)return a;if(!C(a))throw $("srcset",b,a.toString());for(var c="",d=V(a),e=/(\s+\d+x\s*,|\s+\d+w\s*,|\s+,|,\s+)/,e=/\s/.test(d)?e:/(,)/,d=d.split(e),e=Math.floor(d.length/2),f=0;f&lt;e;f++)var g=2*f,c=c+u.getTrustedMediaUrl(V(d[g])),c=c+(" "+V(d[g+1]));d=V(d[2*f]).split(/\s/);c+=u.getTrustedMediaUrl(V(d[0]));2===d.length&amp;&amp;(c+=" "+V(d[1]));return c}function w(a,b){if(b){var c=Object.keys(b),d,e,f;d=0;for(e=c.length;d&lt;e;d++)f=c[d],this[f]=b[f]}else this.$attr=</text:p>
      <text:p text:style-name="P1">{};this.$$element=a}function O(a,b,c){Fa.innerHTML="&lt;span "+b+"&gt;";b=Fa.firstChild.attributes;var d=b[0];b.removeNamedItem(d.name);d.value=c;a.attributes.setNamedItem(d)}function sa(a,b){try{a.addClass(b)}catch(c){}}function da(a,b,c,d,e){a instanceof x||(a=x(a));var f=Xa(a,b,a,c,d,e);da.$$addScopeClass(a);var g=null;return function(b,c,d){if(!a)throw $("multilink");gb(b,"scope");e&amp;&amp;e.needsNewScope&amp;&amp;(b=b.$parent.$new());d=d||{};var h=d.parentBoundTranscludeFn,k=d.transcludeControllers;d=d.futureParentElement;</text:p>
      <text:p text:style-name="P1">h&amp;&amp;h.$$boundTransclude&amp;&amp;(h=h.$$boundTransclude);g||(g=(d=d&amp;&amp;d[0])?"foreignobject"!==ua(d)&amp;&amp;la.call(d).match(/SVG/)?"svg":"html":"html");d="html"!==g?x(ja(g,x("&lt;div&gt;&lt;/div&gt;").append(a).html())):c?Wa.clone.call(a):a;if(k)for(var l in k)d.data("$"+l+"Controller",k[l].instance);da.$$addScopeInfo(d,b);c&amp;&amp;c(d,b);f&amp;&amp;f(b,d,d,h);c||(a=f=null);return d}}function Xa(a,b,c,d,e,f){function g(a,c,d,e){var f,k,l,m,p,I,t;if(n)for(t=Array(c.length),m=0;m&lt;h.length;m+=3)f=h[m],t[f]=c[f];else t=c;m=0;for(p=h.length;m&lt;</text:p>
      <text:p text:style-name="P1">p;)k=t[h[m++]],c=h[m++],f=h[m++],c?(c.scope?(l=a.$new(),da.$$addScopeInfo(x(k),l)):l=a,I=c.transcludeOnThisElement?ka(a,c.transclude,e):!c.templateOnThisElement&amp;&amp;e?e:!e&amp;&amp;b?ka(a,b):null,c(f,l,k,d,I)):f&amp;&amp;f(a,k.childNodes,void 0,e)}for(var h=[],k=H(a)||a instanceof x,l,m,p,I,n,t=0;t&lt;a.length;t++){l=new w;11===wa&amp;&amp;jb(a,t,k);m=tc(a[t],[],l,0===t?d:void 0,e);(f=m.length?aa(m,a[t],l,b,c,null,[],[],f):null)&amp;&amp;f.scope&amp;&amp;da.$$addScopeClass(l.$$element);l=f&amp;&amp;f.terminal||!(p=a[t].childNodes)||!p.length?null:Xa(p,</text:p>
      <text:p text:style-name="P1">f?(f.transcludeOnThisElement||!f.templateOnThisElement)&amp;&amp;f.transclude:b);if(f||l)h.push(t,f,l),I=!0,n=n||f;f=null}return I?g:null}function jb(a,b,c){var d=a[b],e=d.parentNode,f;if(d.nodeType===Pa)for(;;){f=e?d.nextSibling:a[b+1];if(!f||f.nodeType!==Pa)break;d.nodeValue+=f.nodeValue;f.parentNode&amp;&amp;f.parentNode.removeChild(f);c&amp;&amp;f===a[b+1]&amp;&amp;a.splice(b+1,1)}}function ka(a,b,c){function d(e,f,g,h,k){e||(e=a.$new(!1,k),e.$$transcluded=!0);return b(e,f,{parentBoundTranscludeFn:c,transcludeControllers:g,</text:p>
      <text:p text:style-name="P1">futureParentElement:h})}var e=d.$$slots=T(),f;for(f in b.$$slots)e[f]=b.$$slots[f]?ka(a,b.$$slots[f],c):null;return d}function tc(a,b,d,e,f){var g=d.$attr,h;switch(a.nodeType){case 1:h=ua(a);Y(b,xa(h),"E",e,f);for(var l,m,n,t,J,s=a.attributes,v=0,G=s&amp;&amp;s.length;v&lt;G;v++){var P=!1,N=!1,r=!1,y=!1,u=!1,M;l=s[v];m=l.name;t=l.value;n=xa(m.toLowerCase());(J=n.match(Ra))?(r="Attr"===J[1],y="Prop"===J[1],u="On"===J[1],m=m.replace(rd,"").toLowerCase().substr(4+J[1].length).replace(/_(.)/g,function(a,b){return b.toUpperCase()})):</text:p>
      <text:p text:style-name="P1">(M=n.match(Sa))&amp;&amp;ca(M[1])&amp;&amp;(P=m,N=m.substr(0,m.length-5)+"end",m=m.substr(0,m.length-6));if(y||u)d[n]=t,g[n]=l.name,y?Ea(a,b,n,m):b.push(sd(p,L,c,n,m,!1));else{n=xa(m.toLowerCase());g[n]=m;if(r||!d.hasOwnProperty(n))d[n]=t,nd(a,n)&amp;&amp;(d[n]=!0);Ia(a,b,t,n,r);Y(b,n,"A",e,f,P,N)}}"input"===h&amp;&amp;"hidden"===a.getAttribute("typ<text:soft-page-break/>e")&amp;&amp;a.setAttribute("autocomplete","off");if(!Qa)break;g=a.className;D(g)&amp;&amp;(g=g.animVal);if(C(g)&amp;&amp;""!==g)for(;a=k.exec(g);)n=xa(a[2]),Y(b,n,"C",e,f)&amp;&amp;(d[n]=V(a[3])),g=g.substr(a.index+</text:p>
      <text:p text:style-name="P1">a[0].length);break;case Pa:na(b,a.nodeValue);break;case 8:if(!Oa)break;F(a,b,d,e,f)}b.sort(ia);return b}function F(a,b,c,d,e){try{var f=g.exec(a.nodeValue);if(f){var h=xa(f[1]);Y(b,h,"M",d,e)&amp;&amp;(c[h]=V(f[2]))}}catch(k){}}function U(a,b,c){var d=[],e=0;if(b&amp;&amp;a.hasAttribute&amp;&amp;a.hasAttribute(b)){do{if(!a)throw $("uterdir",b,c);1===a.nodeType&amp;&amp;(a.hasAttribute(b)&amp;&amp;e++,a.hasAttribute(c)&amp;&amp;e--);d.push(a);a=a.nextSibling}while(0&lt;e)}else d.push(a);return x(d)}function W(a,b,c){return function(d,e,f,g,h){e=U(e[0],</text:p>
      <text:p text:style-name="P1">b,c);return a(d,e,f,g,h)}}function Z(a,b,c,d,e,f){var g;return a?da(b,c,d,e,f):function(){g||(g=da(b,c,d,e,f),b=c=f=null);return g.apply(this,arguments)}}function aa(a,b,d,e,f,g,h,k,l){function m(a,b,c,d){if(a){c&amp;&amp;(a=W(a,c,d));a.require=u.require;a.directiveName=Q;if(s===u||u.$$isolateScope)a=Ba(a,{isolateScope:!0});h.push(a)}if(b){c&amp;&amp;(b=W(b,c,d));b.require=u.require;b.directiveName=Q;if(s===u||u.$$isolateScope)b=Ba(b,{isolateScope:!0});k.push(b)}}function p(a,e,f,g,l){function m(a,b,c,d){var e;bb(a)||</text:p>
      <text:p text:style-name="P1">(d=c,c=b,b=a,a=void 0);N&amp;&amp;(e=P);c||(c=N?Q.parent():Q);if(d){var f=l.$$slots[d];if(f)return f(a,b,e,c,R);if(A(f))throw $("noslot",d,Aa(Q));}else return l(a,b,e,c,R)}var n,u,L,y,G,P,M,Q;b===f?(g=d,Q=d.$$element):(Q=x(f),g=new w(Q,d));G=e;s?y=e.$new(!0):t&amp;&amp;(G=e.$parent);l&amp;&amp;(M=m,M.$$boundTransclude=l,M.isSlotFilled=function(a){return!!l.$$slots[a]});J&amp;&amp;(P=ea(Q,g,M,J,y,e,s));s&amp;&amp;(da.$$addScopeInfo(Q,y,!0,!(v&amp;&amp;(v===s||v===s.$$originalDirective))),da.$$addScopeClass(Q,!0),y.$$isolateBindings=s.$$isolateBindings,</text:p>
      <text:p text:style-name="P1">u=Da(e,g,y,y.$$isolateBindings,s),u.removeWatches&amp;&amp;y.$on("$destroy",u.removeWatches));for(n in P){u=J[n];L=P[n];var Hg=u.$$bindings.bindToController;L.instance=L();Q.data("$"+u.name+"Controller",L.instance);L.bindingInfo=Da(G,g,L.instance,Hg,u)}r(J,function(a,b){var c=a.require;a.bindToController&amp;&amp;!H(c)&amp;&amp;D(c)&amp;&amp;S(P[b].instance,X(b,c,Q,P))});r(P,function(a){var b=a.instance;if(B(b.$onChanges))try{b.$onChanges(a.bindingInfo.initialChanges)}catch(d){c(d)}if(B(b.$onInit))try{b.$onInit()}catch(e){c(e)}B(b.$doCheck)&amp;&amp;</text:p>
      <text:p text:style-name="P1">(G.$watch(function(){b.$doCheck()}),b.$doCheck());B(b.$onDestroy)&amp;&amp;G.$on("$destroy",function(){b.$onDestroy()})});n=0;for(u=h.length;n&lt;u;n++)L=h[n],Ca(L,L.isolateScope?y:e,Q,g,L.require&amp;&amp;X(L.directiveName,L.require,Q,P),M);var R=e;s&amp;&amp;(s.template||null===s.templateUrl)&amp;&amp;(R=y);a&amp;&amp;a(R,f.childNodes,void 0,l);for(n=k.length-1;0&lt;=n;n--)L=k[n],Ca(L,L.isolateScope?y:e,Q,g,L.require&amp;&amp;X(L.directiveName,L.require,Q,P),M);r(P,function(a){a=a.instance;B(a.$postLink)&amp;&amp;a.$postLink()})}l=l||{};for(var n=-Number.MAX_VALUE,</text:p>
      <text:p text:style-name="P1">t=l.newScopeDirective,J=l.controllerDirectives,s=l.newIsolateScopeDirective,v=l.templateDirective,L=l.nonTlbTranscludeDirective,G=!1,P=!1,N=l.hasElementTranscludeDirective,y=d.$$element=x(b),u,Q,M,R=e,q,ma=!1,Jb=!1,O,sa=0,C=a.length;sa&lt;C;sa++){u=a[sa];var E=u.$$start,jb=u.$$end;E&amp;&amp;(y=U(b,E,jb));M=void 0;if(n&gt;u.priority)break;if(O=u.scope)u.templateUrl||(D(O)?(ba("new/isolated scope",s||t,u,y),s=u):ba("new/isolated scope",s,u,y)),t=t||u;Q=u.name;if(!ma&amp;&amp;(u.replace&amp;&amp;(u.templateUrl||u.template)||u.transclude&amp;&amp;</text:p>
      <text:p text:style-name="P1">!u.$$tlb)){for(O=sa+1;ma=a[O++];)if(ma.transclude&amp;&amp;!ma.$$tlb||ma.replace&amp;&amp;(ma.templateUrl||ma.template)){Jb=!0;break}ma=!0}!u.templateUrl&amp;&amp;u.controller&amp;&amp;(J=J||T(),ba("'"+Q+"' controller",J[Q],u,y),J[Q]=u);if(O=u.transclude)if(G=!0,u.$$tlb||(ba("transclusion",L,u,y),L=u),"element"===O)N=!0,n=u.priority,M=y,y=d.$$element=x(da.$$createComment(Q,d[Q])),b=y[0],oa(f,Ha.call(M,0),b),R=Z(Jb,M,e,n,g&amp;&amp;g.name,{nonTlbTranscludeDirective:L});else{var ka=T();if(D(O)){M=z.document.createDocumentFragment();var Xa=</text:p>
      <text:p text:style-name="P1"><text:soft-page-break/>T(),F=T();r(O,function(a,b){var c="?"===a.charAt(0);a=c?a.substring(1):a;Xa[a]=b;ka[b]=null;F[b]=c});r(y.contents(),function(a){var b=Xa[xa(ua(a))];b?(F[b]=!0,ka[b]=ka[b]||z.document.createDocumentFragment(),ka[b].appendChild(a)):M.appendChild(a)});r(F,function(a,b){if(!a)throw $("reqslot",b);});for(var K in ka)ka[K]&amp;&amp;(R=x(ka[K].childNodes),ka[K]=Z(Jb,R,e));M=x(M.childNodes)}else M=x(qc(b)).contents();y.empty();R=Z(Jb,M,e,void 0,void 0,{needsNewScope:u.$$isolateScope||u.$$newScope});R.$$slots=ka}if(u.template)if(P=</text:p>
      <text:p text:style-name="P1">!0,ba("template",v,u,y),v=u,O=B(u.template)?u.template(y,d):u.template,O=Na(O),u.replace){g=u;M=nc.test(O)?td(ja(u.templateNamespace,V(O))):[];b=M[0];if(1!==M.length||1!==b.nodeType)throw $("tplrt",Q,"");oa(f,y,b);C={$attr:{}};O=tc(b,[],C);var Ig=a.splice(sa+1,a.length-(sa+1));(s||t)&amp;&amp;fa(O,s,t);a=a.concat(O).concat(Ig);ga(d,C);C=a.length}else y.html(O);if(u.templateUrl)P=!0,ba("template",v,u,y),v=u,u.replace&amp;&amp;(g=u),p=ha(a.splice(sa,a.length-sa),y,d,f,G&amp;&amp;R,h,k,{controllerDirectives:J,newScopeDirective:t!==</text:p>
      <text:p text:style-name="P1">u&amp;&amp;t,newIsolateScopeDirective:s,templateDirective:v,nonTlbTranscludeDirective:L}),C=a.length;else if(u.compile)try{q=u.compile(y,d,R);var Y=u.$$originalDirective||u;B(q)?m(null,Va(Y,q),E,jb):q&amp;&amp;m(Va(Y,q.pre),Va(Y,q.post),E,jb)}catch(ca){c(ca,Aa(y))}u.terminal&amp;&amp;(p.terminal=!0,n=Math.max(n,u.priority))}p.scope=t&amp;&amp;!0===t.scope;p.transcludeOnThisElement=G;p.templateOnThisElement=P;p.transclude=R;l.hasElementTranscludeDirective=N;return p}function X(a,b,c,d){var e;if(C(b)){var f=b.match(l);b=b.substring(f[0].length);</text:p>
      <text:p text:style-name="P1">var g=f[1]||f[3],f="?"===f[2];"^^"===g?c=c.parent():e=(e=d&amp;&amp;d[b])&amp;&amp;e.instance;if(!e){var h="$"+b+"Controller";e="^^"===g&amp;&amp;c[0]&amp;&amp;9===c[0].nodeType?null:g?c.inheritedData(h):c.data(h)}if(!e&amp;&amp;!f)throw $("ctreq",b,a);}else if(H(b))for(e=[],g=0,f=b.length;g&lt;f;g++)e[g]=X(a,b[g],c,d);else D(b)&amp;&amp;(e={},r(b,function(b,f){e[f]=X(a,b,c,d)}));return e||null}function ea(a,b,c,d,e,f,g){var h=T(),k;for(k in d){var l=d[k],m={$scope:l===g||l.$$isolateScope?e:f,$element:a,$attrs:b,$transclude:c},p=l.controller;"@"===</text:p>
      <text:p text:style-name="P1">p&amp;&amp;(p=b[l.name]);m=M(p,m,!0,l.controllerAs);h[l.name]=m;a.data("$"+l.name+"Controller",m.instance)}return h}function fa(a,b,c){for(var d=0,e=a.length;d&lt;e;d++)a[d]=bc(a[d],{$$isolateScope:b,$$newScope:c})}function Y(b,c,e,g,h,k,l){if(c===h)return null;var m=null;if(f.hasOwnProperty(c)){h=a.get(c+"Directive");for(var p=0,n=h.length;p&lt;n;p++)if(c=h[p],(A(g)||g&gt;c.priority)&amp;&amp;-1!==c.restrict.indexOf(e)){k&amp;&amp;(c=bc(c,{$$start:k,$$end:l}));if(!c.$$bindings){var I=m=c,t=c.name,u={isolateScope:null,bindToController:null};</text:p>
      <text:p text:style-name="P1">D(I.scope)&amp;&amp;(!0===I.bindToController?(u.bindToController=d(I.scope,t,!0),u.isolateScope={}):u.isolateScope=d(I.scope,t,!1));D(I.bindToController)&amp;&amp;(u.bindToController=d(I.bindToController,t,!0));if(u.bindToController&amp;&amp;!I.controller)throw $("noctrl",t);m=m.$$bindings=u;D(m.isolateScope)&amp;&amp;(c.$$isolateBindings=m.isolateScope)}b.push(c);m=c}}return m}function ca(b){if(f.hasOwnProperty(b))for(var c=a.get(b+"Directive"),d=0,e=c.length;d&lt;e;d++)if(b=c[d],b.multiElement)return!0;return!1}function ga(a,b){var c=</text:p>
      <text:p text:style-name="P1">b.$attr,d=a.$attr;r(a,function(d,e){"$"!==e.charAt(0)&amp;&amp;(b[e]&amp;&amp;b[e]!==d&amp;&amp;(d=d.length?d+(("style"===e?";":" ")+b[e]):b[e]),a.$set(e,d,!0,c[e]))});r(b,function(b,e){a.hasOwnProperty(e)||"$"===e.charAt(0)||(a[e]=b,"class"!==e&amp;&amp;"style"!==e&amp;&amp;(d[e]=c[e]))})}function ha(a,b,d,f,g,h,k,l){var m=[],p,n,t=b[0],u=a.shift(),J=bc(u,{templateUrl:null,transclude:null,replace:null,$$originalDirective:u}),s=B(u.templateUrl)?u.templateUrl(b,d):u.templateUrl,L=u.templateNamespace;b.empty();e(s).then(function(c){var e,</text:p>
      <text:p text:style-name="P1">I;c=Na(c);if(u.replace){c=nc.test(c)?td(ja(L,V(c))):[];e=c[0];if(1!==c.length||1!==e.nodeType)throw $("tplrt",u.name,s);c={$attr:{}};oa(f,b,e);var v=tc(e,[],c);D(u.scope)&amp;&amp;fa(v,!0);a=v.concat(a);ga(d,c)}else e=t,b.html(c);a.unshift(J);p=aa(a,e,d,g,b,u,h,k,l);r(f,function(a,c){a===e&amp;&amp;(f[c]=b[0])});for(n=Xa(b[0].childNodes,g);m.length;){c=m.shift();I=m.shift();var y=m.shift(),P=m.shift(),v=b[0];if(!c.$$destroyed)<text:soft-page-break/>{if(I!==t){var G=I.className;l.hasElementTranscludeDirective&amp;&amp;u.replace||(v=qc(e));oa(y,</text:p>
      <text:p text:style-name="P1">x(I),v);sa(x(v),G)}I=p.transcludeOnThisElement?ka(c,p.transclude,P):P;p(n,c,v,f,I)}}m=null}).catch(function(a){dc(a)&amp;&amp;c(a)});return function(a,b,c,d,e){a=e;b.$$destroyed||(m?m.push(b,c,d,a):(p.transcludeOnThisElement&amp;&amp;(a=ka(b,p.transclude,e)),p(n,b,c,d,a)))}}function ia(a,b){var c=b.priority-a.priority;return 0!==c?c:a.name!==b.name?a.name&lt;b.name?-1:1:a.index-b.index}function ba(a,b,c,d){function e(a){return a?" (module: "+a+")":""}if(b)throw $("multidir",b.name,e(b.$$moduleName),c.name,e(c.$$moduleName),</text:p>
      <text:p text:style-name="P1">a,Aa(d));}function na(a,c){var d=b(c,!0);d&amp;&amp;a.push({priority:0,compile:function(a){a=a.parent();var b=!!a.length;b&amp;&amp;da.$$addBindingClass(a);return function(a,c){var e=c.parent();b||da.$$addBindingClass(e);da.$$addBindingInfo(e,d.expressions);a.$watch(d,function(a){c[0].nodeValue=a})}}})}function ja(a,b){a=K(a||"html");switch(a){case "svg":case "math":var c=z.document.createElement("div");c.innerHTML="&lt;"+a+"&gt;"+b+"&lt;/"+a+"&gt;";return c.childNodes[0].childNodes;default:return b}}function qa(a,b){if("srcdoc"===</text:p>
      <text:p text:style-name="P1">b)return u.HTML;if("src"===b||"ngSrc"===b)return-1===["img","video","audio","source","track"].indexOf(a)?u.RESOURCE_URL:u.MEDIA_URL;if("xlinkHref"===b)return"image"===a?u.MEDIA_URL:"a"===a?u.URL:u.RESOURCE_URL;if("form"===a&amp;&amp;"action"===b||"base"===a&amp;&amp;"href"===b||"link"===a&amp;&amp;"href"===b)return u.RESOURCE_URL;if("a"===a&amp;&amp;("href"===b||"ngHref"===b))return u.URL}function ya(a,b){var c=b.toLowerCase();return v[a+"|"+c]||v["*|"+c]}function za(a){return ma(u.valueOf(a),"ng-prop-srcset")}function Ea(a,b,c,</text:p>
      <text:p text:style-name="P1">d){if(m.test(d))throw $("nodomevents");a=ua(a);var e=ya(a,d),f=Ta;"srcset"!==d||"img"!==a&amp;&amp;"source"!==a?e&amp;&amp;(f=u.getTrusted.bind(u,e)):f=za;b.push({priority:100,compile:function(a,b){var e=p(b[c]),g=p(b[c],function(a){return u.valueOf(a)});return{pre:function(a,b){function c(){var g=e(a);b[0][d]=f(g)}c();a.$watch(g,c)}}}})}function Ia(a,c,d,e,f){var g=ua(a),k=qa(g,e),l=h[e]||f,p=b(d,!f,k,l);if(p){if("multiple"===e&amp;&amp;"select"===g)throw $("selmulti",Aa(a));if(m.test(e))throw $("nodomevents");c.push({priority:100,</text:p>
      <text:p text:style-name="P1">compile:function(){return{pre:function(a,c,f){c=f.$$observers||(f.$$observers=T());var g=f[e];g!==d&amp;&amp;(p=g&amp;&amp;b(g,!0,k,l),d=g);p&amp;&amp;(f[e]=p(a),(c[e]||(c[e]=[])).$$inter=!0,(f.$$observers&amp;&amp;f.$$observers[e].$$scope||a).$watch(p,function(a,b){"class"===e&amp;&amp;a!==b?f.$updateClass(a,b):f.$set(e,a)}))}}}})}}function oa(a,b,c){var d=b[0],e=b.length,f=d.parentNode,g,h;if(a)for(g=0,h=a.length;g&lt;h;g++)if(a[g]===d){a[g++]=c;h=g+e-1;for(var k=a.length;g&lt;k;g++,h++)h&lt;k?a[g]=a[h]:delete a[g];a.length-=e-1;a.context===d&amp;&amp;</text:p>
      <text:p text:style-name="P1">(a.context=c);break}f&amp;&amp;f.replaceChild(c,d);a=z.document.createDocumentFragment();for(g=0;g&lt;e;g++)a.appendChild(b[g]);x.hasData(d)&amp;&amp;(x.data(c,x.data(d)),x(d).off("$destroy"));x.cleanData(a.querySelectorAll("*"));for(g=1;g&lt;e;g++)delete b[g];b[0]=c;b.length=1}function Ba(a,b){return S(function(){return a.apply(null,arguments)},a,b)}function Ca(a,b,d,e,f,g){try{a(b,d,e,f,g)}catch(h){c(h,Aa(d))}}function ra(a,b){if(s)throw $("missingattr",a,b);}function Da(a,c,d,e,f){function g(b,c,e){B(d.$onChanges)&amp;&amp;</text:p>
      <text:p text:style-name="P1">!ec(c,e)&amp;&amp;(Ua||(a.$$postDigest(q),Ua=[]),m||(m={},Ua.push(h)),m[b]&amp;&amp;(e=m[b].previousValue),m[b]=new Kb(e,c))}function h(){d.$onChanges(m);m=void 0}var k=[],l={},m;r(e,function(e,h){var m=e.attrName,n=e.optional,I,t,u,s;switch(e.mode){case "@":n||ta.call(c,m)||(ra(m,f.name),d[h]=c[m]=void 0);n=c.$observe(m,function(a){if(C(a)||Ga(a))g(h,a,d[h]),d[h]=a});c.$$observers[m].$$scope=a;I=c[m];C(I)?d[h]=b(I)(a):Ga(I)&amp;&amp;(d[h]=I);l[h]=new Kb(uc,d[h]);k.push(n);break;case "=":if(!ta.call(c,m)){if(n)break;ra(m,</text:p>
      <text:p text:style-name="P1">f.name);c[m]=void 0}if(n&amp;&amp;!c[m])break;t=p(c[m]);s=t.literal?va:ec;u=t.assign||function(){I=d[h]=t(a);throw $("nonassign",c[m],m,f.name);};I=d[h]=t(a);n=function(b){s(b,d[h])||(s(b,I)?u(a,b=d[h]):d[h]=b);return I=b};n.$stateful=!0;n=e.collection?a.<text:soft-page-break/>$watchCollection(c[m],n):a.$watch(p(c[m],n),null,t.literal);k.push(n);break;case "&lt;":if(!ta.call(c,m)){if(n)break;ra(m,f.name);c[m]=void 0}if(n&amp;&amp;!c[m])break;t=p(c[m]);var v=t.literal,L=d[h]=t(a);l[h]=new Kb(uc,d[h]);n=a[e.collection?"$watchCollection":"$watch"](t,</text:p>
      <text:p text:style-name="P1">function(a,b){if(b===a){if(b===L||v&amp;&amp;va(b,L))return;b=L}g(h,a,b);d[h]=a});k.push(n);break;case "&amp;":n||ta.call(c,m)||ra(m,f.name);t=c.hasOwnProperty(m)?p(c[m]):E;if(t===E&amp;&amp;n)break;d[h]=function(b){return t(a,b)}}});return{initialChanges:l,removeWatches:k.length&amp;&amp;function(){for(var a=0,b=k.length;a&lt;b;++a)k[a]()}}}var Ma=/^\w/,Fa=z.document.createElement("div"),Oa=t,Qa=N,Ja=G,Ua;w.prototype={$normalize:xa,$addClass:function(a){a&amp;&amp;0&lt;a.length&amp;&amp;R.addClass(this.$$element,a)},$removeClass:function(a){a&amp;&amp;</text:p>
      <text:p text:style-name="P1">0&lt;a.length&amp;&amp;R.removeClass(this.$$element,a)},$updateClass:function(a,b){var c=ud(a,b);c&amp;&amp;c.length&amp;&amp;R.addClass(this.$$element,c);(c=ud(b,a))&amp;&amp;c.length&amp;&amp;R.removeClass(this.$$element,c)},$set:function(a,b,d,e){var f=nd(this.$$element[0],a),g=vd[a],h=a;f?(this.$$element.prop(a,b),e=f):g&amp;&amp;(this[g]=b,h=g);this[a]=b;e?this.$attr[a]=e:(e=this.$attr[a])||(this.$attr[a]=e=Xc(a,"-"));"img"===ua(this.$$element)&amp;&amp;"srcset"===a&amp;&amp;(this[a]=b=ma(b,"$set('srcset', value)"));!1!==d&amp;&amp;(null===b||A(b)?this.$$element.removeAttr(e):</text:p>
      <text:p text:style-name="P1">Ma.test(e)?f&amp;&amp;!1===b?this.$$element.removeAttr(e):this.$$element.attr(e,b):O(this.$$element[0],e,b));(a=this.$$observers)&amp;&amp;r(a[h],function(a){try{a(b)}catch(d){c(d)}})},$observe:function(a,b){var c=this,d=c.$$observers||(c.$$observers=T()),e=d[a]||(d[a]=[]);e.push(b);L.$evalAsync(function(){e.$$inter||!c.hasOwnProperty(a)||A(c[a])||b(c[a])});return function(){cb(e,b)}}};var Ka=b.startSymbol(),La=b.endSymbol(),Na="{{"===Ka&amp;&amp;"}}"===La?Ta:function(a){return a.replace(/\{\{/g,Ka).replace(/}}/g,La)},Ra=</text:p>
      <text:p text:style-name="P1">/^ng(Attr|Prop|On)([A-Z].*)$/,Sa=/^(.+)Start$/;da.$$addBindingInfo=n?function(a,b){var c=a.data("$binding")||[];H(b)?c=c.concat(b):c.push(b);a.data("$binding",c)}:E;da.$$addBindingClass=n?function(a){sa(a,"ng-binding")}:E;da.$$addScopeInfo=n?function(a,b,c,d){a.data(c?d?"$isolateScopeNoTemplate":"$isolateScope":"$scope",b)}:E;da.$$addScopeClass=n?function(a,b){sa(a,b?"ng-isolate-scope":"ng-scope")}:E;da.$$createComment=function(a,b){var c="";n&amp;&amp;(c=" "+(a||"")+": ",b&amp;&amp;(c+=b+" "));return z.document.createComment(c)};</text:p>
      <text:p text:style-name="P1">return da}]}function Kb(a,b){this.previousValue=a;this.currentValue=b}function xa(a){return a.replace(rd,"").replace(Jg,function(a,d,c){return c?d.toUpperCase():d})}function ud(a,b){var d="",c=a.split(/\s+/),e=b.split(/\s+/),f=0;a:for(;f&lt;c.length;f++){for(var g=c[f],k=0;k&lt;e.length;k++)if(g===e[k])continue a;d+=(0&lt;d.length?" ":"")+g}return d}function td(a){a=x(a);var b=a.length;if(1&gt;=b)return a;for(;b--;){var d=a[b];(8===d.nodeType||d.nodeType===Pa&amp;&amp;""===d.nodeValue.trim())&amp;&amp;Kg.call(a,b,1)}return a}</text:p>
      <text:p text:style-name="P1">function Gg(a,b){if(b&amp;&amp;C(b))return b;if(C(a)){var d=wd.exec(a);if(d)return d[3]}}function Kf(){var a={};this.has=function(b){return a.hasOwnProperty(b)};this.register=function(b,d){Ja(b,"controller");D(b)?S(a,b):a[b]=d};this.$get=["$injector",function(b){function d(a,b,d,g){if(!a||!D(a.$scope))throw F("$controller")("noscp",g,b);a.$scope[b]=d}return function(c,e,f,g){var k,h,l;f=!0===f;g&amp;&amp;C(g)&amp;&amp;(l=g);if(C(c)){g=c.match(wd);if(!g)throw xd("ctrlfmt",c);h=g[1];l=l||g[3];c=a.hasOwnProperty(h)?a[h]:Le(e.$scope,</text:p>
      <text:p text:style-name="P1">h,!0);if(!c)throw xd("ctrlreg",h);tb(c,h,!0)}if(f)return f=(H(c)?c[c.length-1]:c).prototype,k=Object.create(f||null),l&amp;&amp;d(e,l,k,h||c.name),S(function(){var a=b.invoke(c,k,e,h);a!==k&amp;&amp;(D(a)||B(a))&amp;&amp;(k=a,l&amp;&amp;d(e,l,k,h||c.name));return k},{instance:k,identifier:l});k=b.instantiate(c,e,h);l&amp;&amp;d(e,l,k,h||c.name);return k}}]}function Lf(){this.$get=["$window",function(a){return x(a.document)}]}function Mf(){this.$get=["$document","$rootScope",function(a,b){function d(){e=c.hidden}var c=a[0],e=c&amp;&amp;c.hidden;</text:p>
      <text:p text:style-name="P1">a.on("visibilitychange",d);b.$on("$destroy",function(){a.off("visibilitychange",d)});return function(){return e}}]}function Nf(){this.$get=["$log",function(a){return function(b,d){a.error.apply(a,arguments)}}]}function vc(a){return D(a)?ha(a)?a.toISOString():eb(a):a}function Tf(){this.$get=function(){return function(a){if(!a)return"";var b=[];Qc(a,function(a,c){null===a||A(a)||B(a)||(H(a)?<text:soft-page-break/>r(a,function(a){b.push(ba(c)+"="+ba(vc(a)))}):b.push(ba(c)+"="+ba(vc(a))))});return b.join("&amp;")}}}function Uf(){this.$get=</text:p>
      <text:p text:style-name="P1">function(){return function(a){function b(a,e,f){H(a)?r(a,function(a,c){b(a,e+"["+(D(a)?c:"")+"]")}):D(a)&amp;&amp;!ha(a)?Qc(a,function(a,c){b(a,e+(f?"":"[")+c+(f?"":"]"))}):(B(a)&amp;&amp;(a=a()),d.push(ba(e)+"="+(null==a?"":ba(vc(a)))))}if(!a)return"";var d=[];b(a,"",!0);return d.join("&amp;")}}}function wc(a,b){if(C(a)){var d=a.replace(Lg,"").trim();if(d){var c=b("Content-Type"),c=c&amp;&amp;0===c.indexOf(yd),e;(e=c)||(e=(e=d.match(Mg))&amp;&amp;Ng[e[0]].test(d));if(e)try{a=Tc(d)}catch(f){if(!c)return a;throw Lb("baddata",a,f);}}}return a}</text:p>
      <text:p text:style-name="P1">function zd(a){var b=T(),d;C(a)?r(a.split("\n"),function(a){d=a.indexOf(":");var e=K(V(a.substr(0,d)));a=V(a.substr(d+1));e&amp;&amp;(b[e]=b[e]?b[e]+", "+a:a)}):D(a)&amp;&amp;r(a,function(a,d){var f=K(d),g=V(a);f&amp;&amp;(b[f]=b[f]?b[f]+", "+g:g)});return b}function Ad(a){var b;return function(d){b||(b=zd(a));return d?(d=b[K(d)],void 0===d&amp;&amp;(d=null),d):b}}function Bd(a,b,d,c){if(B(c))return c(a,b,d);r(c,function(c){a=c(a,b,d)});return a}function Sf(){var a=this.defaults={transformResponse:[wc],transformRequest:[function(a){return D(a)&amp;&amp;</text:p>
      <text:p text:style-name="P1">"[object File]"!==la.call(a)&amp;&amp;"[object Blob]"!==la.call(a)&amp;&amp;"[object FormData]"!==la.call(a)?eb(a):a}],headers:{common:{Accept:"application/json, text/plain, */*"},post:ja(xc),put:ja(xc),patch:ja(xc)},xsrfCookieName:"XSRF-TOKEN",xsrfHeaderName:"X-XSRF-TOKEN",paramSerializer:"$httpParamSerializer",jsonpCallbackParam:"callback"},b=!1;this.useApplyAsync=function(a){return w(a)?(b=!!a,this):b};var d=this.interceptors=[],c=this.xsrfTrustedOrigins=[];Object.defineProperty(this,"xsrfWhitelistedOrigins",</text:p>
      <text:p text:style-name="P1">{get:function(){return this.xsrfTrustedOrigins},set:function(a){this.xsrfTrustedOrigins=a}});this.$get=["$browser","$httpBackend","$$cookieReader","$cacheFactory","$rootScope","$q","$injector","$sce",function(e,f,g,k,h,l,m,p){function n(b){function c(a,b){for(var d=0,e=b.length;d&lt;e;){var f=b[d++],g=b[d++];a=a.then(f,g)}b.length=0;return a}function d(a,b){var c,e={};r(a,function(a,d){B(a)?(c=a(b),null!=c&amp;&amp;(e[d]=c)):e[d]=a});return e}function f(a){var b=S({},a);b.data=Bd(a.data,a.headers,a.status,g.transformResponse);</text:p>
      <text:p text:style-name="P1">a=a.status;return 200&lt;=a&amp;&amp;300&gt;a?b:l.reject(b)}if(!D(b))throw F("$http")("badreq",b);if(!C(p.valueOf(b.url)))throw F("$http")("badreq",b.url);var g=S({method:"get",transformRequest:a.transformRequest,transformResponse:a.transformResponse,paramSerializer:a.paramSerializer,jsonpCallbackParam:a.jsonpCallbackParam},b);g.headers=function(b){var c=a.headers,e=S({},b.headers),f,g,h,c=S({},c.common,c[K(b.method)]);a:for(f in c){g=K(f);for(h in e)if(K(h)===g)continue a;e[f]=c[f]}return d(e,ja(b))}(b);g.method=</text:p>
      <text:p text:style-name="P1">vb(g.method);g.paramSerializer=C(g.paramSerializer)?m.get(g.paramSerializer):g.paramSerializer;e.$$incOutstandingRequestCount("$http");var h=[],k=[];b=l.resolve(g);r(v,function(a){(a.request||a.requestError)&amp;&amp;h.unshift(a.request,a.requestError);(a.response||a.responseError)&amp;&amp;k.push(a.response,a.responseError)});b=c(b,h);b=b.then(function(b){var c=b.headers,d=Bd(b.data,Ad(c),void 0,b.transformRequest);A(d)&amp;&amp;r(c,function(a,b){"content-type"===K(b)&amp;&amp;delete c[b]});A(b.withCredentials)&amp;&amp;!A(a.withCredentials)&amp;&amp;</text:p>
      <text:p text:style-name="P1">(b.withCredentials=a.withCredentials);return s(b,d).then(f,f)});b=c(b,k);return b=b.finally(function(){e.$$completeOutstandingRequest(E,"$http")})}function s(c,d){function e(a){if(a){var c={};r(a,function(a,d){c[d]=function(c){function d(){a(c)}b?h.$applyAsync(d):h.$$phase?d():h.$apply(d)}});return c}}function k(a,c,d,e,f){function g(){m(c,a,d,e,f)}R&amp;&amp;(200&lt;=a&amp;&amp;300&gt;a?R.put(O,[a,c,zd(d),e,f]):R.remove(O));b?h.$applyAsync(g):(g(),h.$$phase||h.$apply())}function m(a,b,d,e,f){b=-1&lt;=b?b:0;(200&lt;=b&amp;&amp;300&gt;</text:p>
      <text:p text:style-name="P1">b?L.resolve:L.reject)({data:a,status:b,headers:Ad(d),config:c,statusText:e,xhrStatus:f})}function s(a){m(a.data,a.status,ja(a.headers()),a.statusText,a.xhrStatus)}function v(){var a=n.pendingRequests.indexOf(c);-1!==a&amp;&amp;n.pendingRequests.splice(a,1)}var L=l.defer(),u=L.promise,R,q,ma=c.headers,x="jsonp"===K(c.method),O=c.url;x?O=p.getTrustedResourceUrl(O):C(O)||<text:soft-page-break/>(O=p.valueOf(O));O=G(O,c.paramSerializer(c.params));x&amp;&amp;(O=t(O,c.jsonpCallbackParam));n.pendingRequests.push(c);u.then(v,v);!c.cache&amp;&amp;!a.cache||</text:p>
      <text:p text:style-name="P1">!1===c.cache||"GET"!==c.method&amp;&amp;"JSONP"!==c.method||(R=D(c.cache)?c.cache:D(a.cache)?a.cache:N);R&amp;&amp;(q=R.get(O),w(q)?q&amp;&amp;B(q.then)?q.then(s,s):H(q)?m(q[1],q[0],ja(q[2]),q[3],q[4]):m(q,200,{},"OK","complete"):R.put(O,u));A(q)&amp;&amp;((q=kc(c.url)?g()[c.xsrfCookieName||a.xsrfCookieName]:void 0)&amp;&amp;(ma[c.xsrfHeaderName||a.xsrfHeaderName]=q),f(c.method,O,d,k,ma,c.timeout,c.withCredentials,c.responseType,e(c.eventHandlers),e(c.uploadEventHandlers)));return u}function G(a,b){0&lt;b.length&amp;&amp;(a+=(-1===a.indexOf("?")?</text:p>
      <text:p text:style-name="P1">"?":"&amp;")+b);return a}function t(a,b){var c=a.split("?");if(2&lt;c.length)throw Lb("badjsonp",a);c=hc(c[1]);r(c,function(c,d){if("JSON_CALLBACK"===c)throw Lb("badjsonp",a);if(d===b)throw Lb("badjsonp",b,a);});return a+=(-1===a.indexOf("?")?"?":"&amp;")+b+"=JSON_CALLBACK"}var N=k("$http");a.paramSerializer=C(a.paramSerializer)?m.get(a.paramSerializer):a.paramSerializer;var v=[];r(d,function(a){v.unshift(C(a)?m.get(a):m.invoke(a))});var kc=Og(c);n.pendingRequests=[];(function(a){r(arguments,function(a){n[a]=</text:p>
      <text:p text:style-name="P1">function(b,c){return n(S({},c||{},{method:a,url:b}))}})})("get","delete","head","jsonp");(function(a){r(arguments,function(a){n[a]=function(b,c,d){return n(S({},d||{},{method:a,url:b,data:c}))}})})("post","put","patch");n.defaults=a;return n}]}function Wf(){this.$get=function(){return function(){return new z.XMLHttpRequest}}}function Vf(){this.$get=["$browser","$jsonpCallbacks","$document","$xhrFactory",function(a,b,d,c){return Pg(a,c,a.defer,b,d[0])}]}function Pg(a,b,d,c,e){function f(a,b,d){a=a.replace("JSON_CALLBACK",</text:p>
      <text:p text:style-name="P1">b);var f=e.createElement("script"),m=null;f.type="text/javascript";f.src=a;f.async=!0;m=function(a){f.removeEventListener("load",m);f.removeEventListener("error",m);e.body.removeChild(f);f=null;var g=-1,s="unknown";a&amp;&amp;("load"!==a.type||c.wasCalled(b)||(a={type:"error"}),s=a.type,g="error"===a.type?404:200);d&amp;&amp;d(g,s)};f.addEventListener("load",m);f.addEventListener("error",m);e.body.appendChild(f);return m}return function(e,k,h,l,m,p,n,s,G,t){function N(a){J="timeout"===a;pa&amp;&amp;pa();y&amp;&amp;y.abort()}function v(a,</text:p>
      <text:p text:style-name="P1">b,c,e,f,g){w(P)&amp;&amp;d.cancel(P);pa=y=null;a(b,c,e,f,g)}k=k||a.url();if("jsonp"===K(e))var q=c.createCallback(k),pa=f(k,q,function(a,b){var d=200===a&amp;&amp;c.getResponse(q);v(l,a,d,"",b,"complete");c.removeCallback(q)});else{var y=b(e,k),J=!1;y.open(e,k,!0);r(m,function(a,b){w(a)&amp;&amp;y.setRequestHeader(b,a)});y.onload=function(){var a=y.statusText||"",b="response"in y?y.response:y.responseText,c=1223===y.status?204:y.status;0===c&amp;&amp;(c=b?200:"file"===ga(k).protocol?404:0);v(l,c,b,y.getAllResponseHeaders(),a,"complete")};</text:p>
      <text:p text:style-name="P1">y.onerror=function(){v(l,-1,null,null,"","error")};y.ontimeout=function(){v(l,-1,null,null,"","timeout")};y.onabort=function(){v(l,-1,null,null,"",J?"timeout":"abort")};r(G,function(a,b){y.addEventListener(b,a)});r(t,function(a,b){y.upload.addEventListener(b,a)});n&amp;&amp;(y.withCredentials=!0);if(s)try{y.responseType=s}catch(I){if("json"!==s)throw I;}y.send(A(h)?null:h)}if(0&lt;p)var P=d(function(){N("timeout")},p);else p&amp;&amp;B(p.then)&amp;&amp;p.then(function(){N(w(p.$$timeoutId)?"timeout":"abort")})}}function Pf(){var a=</text:p>
      <text:p text:style-name="P1">"{{",b="}}";this.startSymbol=function(b){return b?(a=b,this):a};this.endSymbol=function(a){return a?(b=a,this):b};this.$get=["$parse","$exceptionHandler","$sce",function(d,c,e){function f(a){return"\\\\\\"+a}function g(c){return c.replace(p,a).replace(n,b)}function k(a,b,c,d){var e=a.$watch(function(a){e();return d(a)},b,c);return e}function h(f,h,n,p){function v(a){try{return a=n&amp;&amp;!r?e.getTrusted(n,a):e.valueOf(a),p&amp;&amp;!w(a)?a:jc(a)}catch(b){c(Ma.interr(f,b))}}var r=n===e.URL||n===e.MEDIA_URL;if(!f.length||</text:p>
      <text:p text:style-name="P1">-1===f.indexOf(a)){if(h)return;h=g(f);r&amp;&amp;(h=e.getTrusted(n,h));h=ia(h);h.exp=f;h.expressions=[];h.$$watchDelegate=k;return h}p=!!p;for(var <text:soft-page-break/>q,y,J=0,I=[],P,Q=f.length,M=[],L=[],u;J&lt;Q;)if(-1!==(q=f.indexOf(a,J))&amp;&amp;-1!==(y=f.indexOf(b,q+l)))J!==q&amp;&amp;M.push(g(f.substring(J,q))),J=f.substring(q+l,y),I.push(J),J=y+m,L.push(M.length),M.push("");else{J!==Q&amp;&amp;M.push(g(f.substring(J)));break}u=1===M.length&amp;&amp;1===L.length;var R=r&amp;&amp;u?void 0:v;P=I.map(function(a){return d(a,R)});if(!h||I.length){var x=function(a){for(var b=</text:p>
      <text:p text:style-name="P1">0,c=I.length;b&lt;c;b++){if(p&amp;&amp;A(a[b]))return;M[L[b]]=a[b]}if(r)return e.getTrusted(n,u?M[0]:M.join(""));n&amp;&amp;1&lt;M.length&amp;&amp;Ma.throwNoconcat(f);return M.join("")};return S(function(a){var b=0,d=I.length,e=Array(d);try{for(;b&lt;d;b++)e[b]=P[b](a);return x(e)}catch(g){c(Ma.interr(f,g))}},{exp:f,expressions:I,$$watchDelegate:function(a,b){var c;return a.$watchGroup(P,function(d,e){var f=x(d);b.call(this,f,d!==e?c:f,a);c=f})}})}}var l=a.length,m=b.length,p=new RegExp(a.replace(/./g,f),"g"),n=new RegExp(b.replace(/./g,</text:p>
      <text:p text:style-name="P1">f),"g");h.startSymbol=function(){return a};h.endSymbol=function(){return b};return h}]}function Qf(){this.$get=["$$intervalFactory","$window",function(a,b){var d={},c=function(a){b.clearInterval(a);delete d[a]},e=a(function(a,c,e){a=b.setInterval(a,c);d[a]=e;return a},c);e.cancel=function(a){if(!a)return!1;if(!a.hasOwnProperty("$$intervalId"))throw Qg("badprom");if(!d.hasOwnProperty(a.$$intervalId))return!1;a=a.$$intervalId;var b=d[a],e=b.promise;e.$$state&amp;&amp;(e.$$state.pur=!0);b.reject("canceled");</text:p>
      <text:p text:style-name="P1">c(a);return!0};return e}]}function Rf(){this.$get=["$browser","$q","$$q","$rootScope",function(a,b,d,c){return function(e,f){return function(g,k,h,l){function m(){p?g.apply(null,n):g(s)}var p=4&lt;arguments.length,n=p?Ha.call(arguments,4):[],s=0,G=w(l)&amp;&amp;!l,t=(G?d:b).defer(),r=t.promise;h=w(h)?h:0;r.$$intervalId=e(function(){G?a.defer(m):c.$evalAsync(m);t.notify(s++);0&lt;h&amp;&amp;s&gt;=h&amp;&amp;(t.resolve(s),f(r.$$intervalId));G||c.$apply()},k,t,G);return r}}}]}function Cd(a,b){var d=ga(a);b.$$protocol=d.protocol;b.$$host=</text:p>
      <text:p text:style-name="P1">d.hostname;b.$$port=fa(d.port)||Rg[d.protocol]||null}function Dd(a,b,d){if(Sg.test(a))throw kb("badpath",a);var c="/"!==a.charAt(0);c&amp;&amp;(a="/"+a);a=ga(a);for(var c=(c&amp;&amp;"/"===a.pathname.charAt(0)?a.pathname.substring(1):a.pathname).split("/"),e=c.length;e--;)c[e]=decodeURIComponent(c[e]),d&amp;&amp;(c[e]=c[e].replace(/\//g,"%2F"));d=c.join("/");b.$$path=d;b.$$search=hc(a.search);b.$$hash=decodeURIComponent(a.hash);b.$$path&amp;&amp;"/"!==b.$$path.charAt(0)&amp;&amp;(b.$$path="/"+b.$$path)}function yc(a,b){return a.slice(0,</text:p>
      <text:p text:style-name="P1">b.length)===b}function ya(a,b){if(yc(b,a))return b.substr(a.length)}function Da(a){var b=a.indexOf("#");return-1===b?a:a.substr(0,b)}function zc(a,b,d){this.$$html5=!0;d=d||"";Cd(a,this);this.$$parse=function(a){var d=ya(b,a);if(!C(d))throw kb("ipthprfx",a,b);Dd(d,this,!0);this.$$path||(this.$$path="/");this.$$compose()};this.$$normalizeUrl=function(a){return b+a.substr(1)};this.$$parseLinkUrl=function(c,e){if(e&amp;&amp;"#"===e[0])return this.hash(e.slice(1)),!0;var f,g;w(f=ya(a,c))?(g=f,g=d&amp;&amp;w(f=ya(d,f))?</text:p>
      <text:p text:style-name="P1">b+(ya("/",f)||f):a+g):w(f=ya(b,c))?g=b+f:b===c+"/"&amp;&amp;(g=b);g&amp;&amp;this.$$parse(g);return!!g}}function Ac(a,b,d){Cd(a,this);this.$$parse=function(c){var e=ya(a,c)||ya(b,c),f;A(e)||"#"!==e.charAt(0)?this.$$html5?f=e:(f="",A(e)&amp;&amp;(a=c,this.replace())):(f=ya(d,e),A(f)&amp;&amp;(f=e));Dd(f,this,!1);c=this.$$path;var e=a,g=/^\/[A-Z]:(\/.*)/;yc(f,e)&amp;&amp;(f=f.replace(e,""));g.exec(f)||(c=(f=g.exec(c))?f[1]:c);this.$$path=c;this.$$compose()};this.$$normalizeUrl=function(b){return a+(b?d+b:"")};this.$$parseLinkUrl=function(b,</text:p>
      <text:p text:style-name="P1">d){return Da(a)===Da(b)?(this.$$parse(b),!0):!1}}function Ed(a,b,d){this.$$html5=!0;Ac.apply(this,arguments);this.$$parseLinkUrl=function(c,e){if(e&amp;&amp;"#"===e[0])return this.hash(e.slice(1)),!0;var f,g;a===Da(c)?f=c:(g=ya(b,c))?f=a+d+g:b===c+"/"&amp;&amp;(f=b);f&amp;&amp;this.$$parse(f);return!!f};this.$$normalizeUrl=function(b){return a+d+b}}function Mb(a){return function(){return this[a]}}function Fd(a,b){return function(d){if(A(d))return this[a];this[a]=b(d);this.$$compose();return this}}function Yf(){var a="!",</text:p>
      <text:p text:style-name="P1">b={enabled:!1,requireBase:!0,rewriteLinks:!0};this.hashPrefix=function(b){return w(b)?(a=b,this):a};this.html5Mode=function(a){if(Ga(a))return b.enabled=a,this;if(D(a)){Ga(a.enabled)&amp;&amp;(b.enabled=a.enabled);Ga(a.requireBase)&amp;&amp;(b.requireBase=a.requireBase);if(Ga(a.rewriteLinks)||C(a.rewriteLinks))b.rewriteLinks=a.rewriteLinks;return this}return b};this.<text:soft-page-break/>$get=["$rootScope","$browser","$sniffer","$rootElement","$window",function(d,c,e,f,g){function k(a,b){return a===b||ga(a).href===ga(b).href}function h(a,</text:p>
      <text:p text:style-name="P1">b,d){var e=m.url(),f=m.$$state;try{c.url(a,b,d),m.$$state=c.state()}catch(g){throw m.url(e),m.$$state=f,g;}}function l(a,b){d.$broadcast("$locationChangeSuccess",m.absUrl(),a,m.$$state,b)}var m,p;p=c.baseHref();var n=c.url(),s;if(b.enabled){if(!p&amp;&amp;b.requireBase)throw kb("nobase");s=n.substring(0,n.indexOf("/",n.indexOf("//")+2))+(p||"/");p=e.history?zc:Ed}else s=Da(n),p=Ac;var r=s.substr(0,Da(s).lastIndexOf("/")+1);m=new p(s,r,"#"+a);m.$$parseLinkUrl(n,n);m.$$state=c.state();var t=/^\s*(javascript|mailto):/i;</text:p>
      <text:p text:style-name="P1">f.on("click",function(a){var e=b.rewriteLinks;if(e&amp;&amp;!a.ctrlKey&amp;&amp;!a.metaKey&amp;&amp;!a.shiftKey&amp;&amp;2!==a.which&amp;&amp;2!==a.button){for(var g=x(a.target);"a"!==ua(g[0]);)if(g[0]===f[0]||!(g=g.parent())[0])return;if(!C(e)||!A(g.attr(e))){var e=g.prop("href"),h=g.attr("href")||g.attr("xlink:href");D(e)&amp;&amp;"[object SVGAnimatedString]"===e.toString()&amp;&amp;(e=ga(e.animVal).href);t.test(e)||!e||g.attr("target")||a.isDefaultPrevented()||!m.$$parseLinkUrl(e,h)||(a.preventDefault(),m.absUrl()!==c.url()&amp;&amp;d.$apply())}}});m.absUrl()!==</text:p>
      <text:p text:style-name="P1">n&amp;&amp;c.url(m.absUrl(),!0);var N=!0;c.onUrlChange(function(a,b){yc(a,r)?(d.$evalAsync(function(){var c=m.absUrl(),e=m.$$state,f;m.$$parse(a);m.$$state=b;f=d.$broadcast("$locationChangeStart",a,c,b,e).defaultPrevented;m.absUrl()===a&amp;&amp;(f?(m.$$parse(c),m.$$state=e,h(c,!1,e)):(N=!1,l(c,e)))}),d.$$phase||d.$digest()):g.location.href=a});d.$watch(function(){if(N||m.$$urlUpdatedByLocation){m.$$urlUpdatedByLocation=!1;var a=c.url(),b=m.absUrl(),f=c.state(),g=m.$$replace,n=!k(a,b)||m.$$html5&amp;&amp;e.history&amp;&amp;f!==</text:p>
      <text:p text:style-name="P1">m.$$state;if(N||n)N=!1,d.$evalAsync(function(){var b=m.absUrl(),c=d.$broadcast("$locationChangeStart",b,a,m.$$state,f).defaultPrevented;m.absUrl()===b&amp;&amp;(c?(m.$$parse(a),m.$$state=f):(n&amp;&amp;h(b,g,f===m.$$state?null:m.$$state),l(a,f)))})}m.$$replace=!1});return m}]}function Zf(){var a=!0,b=this;this.debugEnabled=function(b){return w(b)?(a=b,this):a};this.$get=["$window",function(d){function c(a){dc(a)&amp;&amp;(a.stack&amp;&amp;f?a=a.message&amp;&amp;-1===a.stack.indexOf(a.message)?"Error: "+a.message+"\n"+a.stack:a.stack:a.sourceURL&amp;&amp;</text:p>
      <text:p text:style-name="P1">(a=a.message+"\n"+a.sourceURL+":"+a.line));return a}function e(a){var b=d.console||{},e=b[a]||b.log||E;return function(){var a=[];r(arguments,function(b){a.push(c(b))});return Function.prototype.apply.call(e,b,a)}}var f=wa||/\bEdge\//.test(d.navigator&amp;&amp;d.navigator.userAgent);return{log:e("log"),info:e("info"),warn:e("warn"),error:e("error"),debug:function(){var c=e("debug");return function(){a&amp;&amp;c.apply(b,arguments)}}()}}]}function Tg(a){return a+""}function Ug(a,b){return"undefined"!==typeof a?a:</text:p>
      <text:p text:style-name="P1">b}function Gd(a,b){return"undefined"===typeof a?b:"undefined"===typeof b?a:a+b}function Vg(a,b){switch(a.type){case q.MemberExpression:if(a.computed)return!1;break;case q.UnaryExpression:return 1;case q.BinaryExpression:return"+"!==a.operator?1:!1;case q.CallExpression:return!1}return void 0===b?Hd:b}function Z(a,b,d){var c,e,f=a.isPure=Vg(a,d);switch(a.type){case q.Program:c=!0;r(a.body,function(a){Z(a.expression,b,f);c=c&amp;&amp;a.expression.constant});a.constant=c;break;case q.Literal:a.constant=!0;a.toWatch=</text:p>
      <text:p text:style-name="P1">[];break;case q.UnaryExpression:Z(a.argument,b,f);a.constant=a.argument.constant;a.toWatch=a.argument.toWatch;break;case q.BinaryExpression:Z(a.left,b,f);Z(a.right,b,f);a.constant=a.left.constant&amp;&amp;a.right.constant;a.toWatch=a.left.toWatch.concat(a.right.toWatch);break;case q.LogicalExpression:Z(a.left,b,f);Z(a.right,b,f);a.constant=a.left.constant&amp;&amp;a.right.constant;a.toWatch=a.constant?[]:[a];break;case q.ConditionalExpression:Z(a.test,b,f);Z(a.alternate,b,f);Z(a.consequent,b,f);a.constant=a.test.constant&amp;&amp;</text:p>
      <text:p text:style-name="P1">a.alternate.constant&amp;&amp;a.consequent.constant;a.toWatch=a.constant?[]:[a];break;case q.Identifier:a.constant=!1;a.toWatch=[a];break;case q.MemberExpression:Z(a.object,b,f);a.computed&amp;&amp;Z(a.property,b,f);a.constant=a.object.constant&amp;&amp;(!a.computed||a.property.constant);a.toWatch=a.constant?[]:[a];break;case q.CallExpression:c=d=a.filter?!b(a.callee.name).$stateful:!<text:soft-page-break/>1;e=[];r(a.arguments,function(a){Z(a,b,f);c=c&amp;&amp;a.constant;e.push.apply(e,a.toWatch)});a.constant=c;a.toWatch=d?e:[a];break;case q.AssignmentExpression:Z(a.left,</text:p>
      <text:p text:style-name="P1">b,f);Z(a.right,b,f);a.constant=a.left.constant&amp;&amp;a.right.constant;a.toWatch=[a];break;case q.ArrayExpression:c=!0;e=[];r(a.elements,function(a){Z(a,b,f);c=c&amp;&amp;a.constant;e.push.apply(e,a.toWatch)});a.constant=c;a.toWatch=e;break;case q.ObjectExpression:c=!0;e=[];r(a.properties,function(a){Z(a.value,b,f);c=c&amp;&amp;a.value.constant;e.push.apply(e,a.value.toWatch);a.computed&amp;&amp;(Z(a.key,b,!1),c=c&amp;&amp;a.key.constant,e.push.apply(e,a.key.toWatch))});a.constant=c;a.toWatch=e;break;case q.ThisExpression:a.constant=</text:p>
      <text:p text:style-name="P1">!1;a.toWatch=[];break;case q.LocalsExpression:a.constant=!1,a.toWatch=[]}}function Id(a){if(1===a.length){a=a[0].expression;var b=a.toWatch;return 1!==b.length?b:b[0]!==a?b:void 0}}function Jd(a){return a.type===q.Identifier||a.type===q.MemberExpression}function Kd(a){if(1===a.body.length&amp;&amp;Jd(a.body[0].expression))return{type:q.AssignmentExpression,left:a.body[0].expression,right:{type:q.NGValueParameter},operator:"="}}function Ld(a){this.$filter=a}function Md(a){this.$filter=a}function Nb(a,b,d){this.ast=</text:p>
      <text:p text:style-name="P1">new q(a,d);this.astCompiler=d.csp?new Md(b):new Ld(b)}function Bc(a){return B(a.valueOf)?a.valueOf():Wg.call(a)}function $f(){var a=T(),b={"true":!0,"false":!1,"null":null,undefined:void 0},d,c;this.addLiteral=function(a,c){b[a]=c};this.setIdentifierFns=function(a,b){d=a;c=b;return this};this.$get=["$filter",function(e){function f(b,c){var d,f;switch(typeof b){case "string":return f=b=b.trim(),d=a[f],d||(d=new Ob(G),d=(new Nb(d,e,G)).parse(b),a[f]=p(d)),s(d,c);case "function":return s(b,c);default:return s(E,</text:p>
      <text:p text:style-name="P1">c)}}function g(a,b,c){return null==a||null==b?a===b:"object"!==typeof a||(a=Bc(a),"object"!==typeof a||c)?a===b||a!==a&amp;&amp;b!==b:!1}function k(a,b,c,d,e){var f=d.inputs,h;if(1===f.length){var k=g,f=f[0];return a.$watch(function(a){var b=f(a);g(b,k,f.isPure)||(h=d(a,void 0,void 0,[b]),k=b&amp;&amp;Bc(b));return h},b,c,e)}for(var l=[],m=[],n=0,p=f.length;n&lt;p;n++)l[n]=g,m[n]=null;return a.$watch(function(a){for(var b=!1,c=0,e=f.length;c&lt;e;c++){var k=f[c](a);if(b||(b=!g(k,l[c],f[c].isPure)))m[c]=k,l[c]=k&amp;&amp;Bc(k)}b&amp;&amp;</text:p>
      <text:p text:style-name="P1">(h=d(a,void 0,void 0,m));return h},b,c,e)}function h(a,b,c,d,e){function f(){h(m)&amp;&amp;k()}function g(a,b,c,d){m=u&amp;&amp;d?d[0]:n(a,b,c,d);h(m)&amp;&amp;a.$$postDigest(f);return s(m)}var h=d.literal?l:w,k,m,n=d.$$intercepted||d,s=d.$$interceptor||Ta,u=d.inputs&amp;&amp;!n.inputs;g.literal=d.literal;g.constant=d.constant;g.inputs=d.inputs;p(g);return k=a.$watch(g,b,c,e)}function l(a){var b=!0;r(a,function(a){w(a)||(b=!1)});return b}function m(a,b,c,d){var e=a.$watch(function(a){e();return d(a)},b,c);return e}function p(a){a.constant?</text:p>
      <text:p text:style-name="P1">a.$$watchDelegate=m:a.oneTime?a.$$watchDelegate=h:a.inputs&amp;&amp;(a.$$watchDelegate=k);return a}function n(a,b){function c(d){return b(a(d))}c.$stateful=a.$stateful||b.$stateful;c.$$pure=a.$$pure&amp;&amp;b.$$pure;return c}function s(a,b){if(!b)return a;a.$$interceptor&amp;&amp;(b=n(a.$$interceptor,b),a=a.$$intercepted);var c=!1,d=function(d,e,f,g){d=c&amp;&amp;g?g[0]:a(d,e,f,g);return b(d)};d.$$intercepted=a;d.$$interceptor=b;d.literal=a.literal;d.oneTime=a.oneTime;d.constant=a.constant;b.$stateful||(c=!a.inputs,d.inputs=a.inputs?</text:p>
      <text:p text:style-name="P1">a.inputs:[a],b.$$pure||(d.inputs=d.inputs.map(function(a){return a.isPure===Hd?function(b){return a(b)}:a})));return p(d)}var G={csp:Ba().noUnsafeEval,literals:Ia(b),isIdentifierStart:B(d)&amp;&amp;d,isIdentifierContinue:B(c)&amp;&amp;c};f.$$getAst=function(a){var b=new Ob(G);return(new Nb(b,e,G)).getAst(a).ast};return f}]}function bg(){var a=!0;this.$get=["$rootScope","$exceptionHandler",function(b,d){return Nd(function(a){b.$evalAsync(a)},d,a)}];this.errorOnUnhandledRejections=function(b){return w(b)?(a=b,this):</text:p>
      <text:p text:style-name="P1">a}}function cg(){var a=!0;this.$get=["$browser","$exceptionHandler",function(b,d){return Nd(function(a){b.defer(a)},d,a)}];this.errorOnUnhandledRejections=function(b){return w(b)?(a=b,this):a}}function Nd(a,b,d){function c(){return new e}function e(){var a=this.promise=new f;this.resolve=function(b){h(a,b)};this.reject=function(b){m(a,b)};this.notify=function(b){n(a,b)}}function f(){this.$<text:soft-page-break/>$state={status:0}}function g(){for(;!w&amp;&amp;x.length;){var a=x.shift();if(!a.pur){a.pur=!0;var c=a.value,c="Possibly unhandled rejection: "+</text:p>
      <text:p text:style-name="P1">("function"===typeof c?c.toString().replace(/ \{[\s\S]*$/,""):A(c)?"undefined":"string"!==typeof c?Ne(c,void 0):c);dc(a.value)?b(a.value,c):b(c)}}}function k(c){!d||c.pending||2!==c.status||c.pur||(0===w&amp;&amp;0===x.length&amp;&amp;a(g),x.push(c));!c.processScheduled&amp;&amp;c.pending&amp;&amp;(c.processScheduled=!0,++w,a(function(){var e,f,k;k=c.pending;c.processScheduled=!1;c.pending=void 0;try{for(var l=0,n=k.length;l&lt;n;++l){c.pur=!0;f=k[l][0];e=k[l][c.status];try{B(e)?h(f,e(c.value)):1===c.status?h(f,c.value):m(f,c.value)}catch(p){m(f,</text:p>
      <text:p text:style-name="P1">p),p&amp;&amp;!0===p.$$passToExceptionHandler&amp;&amp;b(p)}}}finally{--w,d&amp;&amp;0===w&amp;&amp;a(g)}}))}function h(a,b){a.$$state.status||(b===a?p(a,v("qcycle",b)):l(a,b))}function l(a,b){function c(b){g||(g=!0,l(a,b))}function d(b){g||(g=!0,p(a,b))}function e(b){n(a,b)}var f,g=!1;try{if(D(b)||B(b))f=b.then;B(f)?(a.$$state.status=-1,f.call(b,c,d,e)):(a.$$state.value=b,a.$$state.status=1,k(a.$$state))}catch(h){d(h)}}function m(a,b){a.$$state.status||p(a,b)}function p(a,b){a.$$state.value=b;a.$$state.status=2;k(a.$$state)}function n(c,</text:p>
      <text:p text:style-name="P1">d){var e=c.$$state.pending;0&gt;=c.$$state.status&amp;&amp;e&amp;&amp;e.length&amp;&amp;a(function(){for(var a,c,f=0,g=e.length;f&lt;g;f++){c=e[f][0];a=e[f][3];try{n(c,B(a)?a(d):d)}catch(h){b(h)}}})}function s(a){var b=new f;m(b,a);return b}function G(a,b,c){var d=null;try{B(c)&amp;&amp;(d=c())}catch(e){return s(e)}return d&amp;&amp;B(d.then)?d.then(function(){return b(a)},s):b(a)}function t(a,b,c,d){var e=new f;h(e,a);return e.then(b,c,d)}function q(a){if(!B(a))throw v("norslvr",a);var b=new f;a(function(a){h(b,a)},function(a){m(b,a)});return b}</text:p>
      <text:p text:style-name="P1">var v=F("$q",TypeError),w=0,x=[];S(f.prototype,{then:function(a,b,c){if(A(a)&amp;&amp;A(b)&amp;&amp;A(c))return this;var d=new f;this.$$state.pending=this.$$state.pending||[];this.$$state.pending.push([d,a,b,c]);0&lt;this.$$state.status&amp;&amp;k(this.$$state);return d},"catch":function(a){return this.then(null,a)},"finally":function(a,b){return this.then(function(b){return G(b,y,a)},function(b){return G(b,s,a)},b)}});var y=t;q.prototype=f.prototype;q.defer=c;q.reject=s;q.when=t;q.resolve=y;q.all=function(a){var b=new f,c=</text:p>
      <text:p text:style-name="P1">0,d=H(a)?[]:{};r(a,function(a,e){c++;t(a).then(function(a){d[e]=a;--c||h(b,d)},function(a){m(b,a)})});0===c&amp;&amp;h(b,d);return b};q.race=function(a){var b=c();r(a,function(a){t(a).then(b.resolve,b.reject)});return b.promise};return q}function mg(){this.$get=["$window","$timeout",function(a,b){var d=a.requestAnimationFrame||a.webkitRequestAnimationFrame,c=a.cancelAnimationFrame||a.webkitCancelAnimationFrame||a.webkitCancelRequestAnimationFrame,e=!!d,f=e?function(a){var b=d(a);return function(){c(b)}}:</text:p>
      <text:p text:style-name="P1">function(a){var c=b(a,16.66,!1);return function(){b.cancel(c)}};f.supported=e;return f}]}function ag(){function a(a){function b(){this.$$watchers=this.$$nextSibling=this.$$childHead=this.$$childTail=null;this.$$listeners={};this.$$listenerCount={};this.$$watchersCount=0;this.$id=++qb;this.$$ChildScope=null;this.$$suspended=!1}b.prototype=a;return b}var b=10,d=F("$rootScope"),c=null,e=null;this.digestTtl=function(a){arguments.length&amp;&amp;(b=a);return b};this.$get=["$exceptionHandler","$parse","$browser",</text:p>
      <text:p text:style-name="P1">function(f,g,k){function h(a){a.currentScope.$$destroyed=!0}function l(a){9===wa&amp;&amp;(a.$$childHead&amp;&amp;l(a.$$childHead),a.$$nextSibling&amp;&amp;l(a.$$nextSibling));a.$parent=a.$$nextSibling=a.$$prevSibling=a.$$childHead=a.$$childTail=a.$root=a.$$watchers=null}function m(){this.$id=++qb;this.$$phase=this.$parent=this.$$watchers=this.$$nextSibling=this.$$prevSibling=this.$$childHead=this.$$childTail=null;this.$root=this;this.$$suspended=this.$$destroyed=!1;this.$$listeners={};this.$$listenerCount={};this.$$watchersCount=</text:p>
      <text:p text:style-name="P1">0;this.$$isolateBindings=null}function p(a){if(v.$$phase)throw d("inprog",v.$$phase);v.$$phase=a}function n(a,b){do a.$$watchersCount+=b;while(a=a.$parent)}function s(a,b,c){do a.$$listenerCount[c]-=b,0===a.$$listenerCount[c]&amp;&amp;delete a.$$listenerCount[c];while(a=a.$parent)}function G(){}function t(){for(;y.length;)try{y.shift()()}catch(a){f(a)}e=null}function q(){null===e&amp;&amp;(e=k.defer(function(){v.$apply(t)},null,"$applyAsync"))}m.prototype={constructor:m,$new:function(b,c){var d;c=c||this;b?(d=new m,</text:p>
      <text:p text:style-name="P1"><text:soft-page-break/>d.$root=this.$root):(this.$$ChildScope||(this.$$ChildScope=a(this)),d=new this.$$ChildScope);d.$parent=c;d.$$prevSibling=c.$$childTail;c.$$childHead?(c.$$childTail.$$nextSibling=d,c.$$childTail=d):c.$$childHead=c.$$childTail=d;(b||c!==this)&amp;&amp;d.$on("$destroy",h);return d},$watch:function(a,b,d,e){var f=g(a);b=B(b)?b:E;if(f.$$watchDelegate)return f.$$watchDelegate(this,b,d,f,a);var h=this,k=h.$$watchers,l={fn:b,last:G,get:f,exp:e||a,eq:!!d};c=null;k||(k=h.$$watchers=[],k.$$digestWatchIndex=-1);k.unshift(l);</text:p>
      <text:p text:style-name="P1">k.$$digestWatchIndex++;n(this,1);return function(){var a=cb(k,l);0&lt;=a&amp;&amp;(n(h,-1),a&lt;k.$$digestWatchIndex&amp;&amp;k.$$digestWatchIndex--);c=null}},$watchGroup:function(a,b){function c(){h=!1;try{k?(k=!1,b(e,e,g)):b(e,d,g)}finally{for(var f=0;f&lt;a.length;f++)d[f]=e[f]}}var d=Array(a.length),e=Array(a.length),f=[],g=this,h=!1,k=!0;if(!a.length){var l=!0;g.$evalAsync(function(){l&amp;&amp;b(e,e,g)});return function(){l=!1}}if(1===a.length)return this.$watch(a[0],function(a,c,f){e[0]=a;d[0]=c;b(e,a===c?e:d,f)});r(a,function(a,</text:p>
      <text:p text:style-name="P1">b){var d=g.$watch(a,function(a){e[b]=a;h||(h=!0,g.$evalAsync(c))});f.push(d)});return function(){for(;f.length;)f.shift()()}},$watchCollection:function(a,b){function c(a){e=a;var b,d,g,h;if(!A(e)){if(D(e))if(za(e))for(f!==n&amp;&amp;(f=n,t=f.length=0,l++),a=e.length,t!==a&amp;&amp;(l++,f.length=t=a),b=0;b&lt;a;b++)h=f[b],g=e[b],d=h!==h&amp;&amp;g!==g,d||h===g||(l++,f[b]=g);else{f!==p&amp;&amp;(f=p={},t=0,l++);a=0;for(b in e)ta.call(e,b)&amp;&amp;(a++,g=e[b],h=f[b],b in f?(d=h!==h&amp;&amp;g!==g,d||h===g||(l++,f[b]=g)):(t++,f[b]=g,l++));if(t&gt;a)for(b in l++,</text:p>
      <text:p text:style-name="P1">f)ta.call(e,b)||(t--,delete f[b])}else f!==e&amp;&amp;(f=e,l++);return l}}c.$$pure=g(a).literal;c.$stateful=!c.$$pure;var d=this,e,f,h,k=1&lt;b.length,l=0,m=g(a,c),n=[],p={},s=!0,t=0;return this.$watch(m,function(){s?(s=!1,b(e,e,d)):b(e,h,d);if(k)if(D(e))if(za(e)){h=Array(e.length);for(var a=0;a&lt;e.length;a++)h[a]=e[a]}else for(a in h={},e)ta.call(e,a)&amp;&amp;(h[a]=e[a]);else h=e})},$digest:function(){var a,g,h,l,m,n,s,r=b,q,y=w.length?v:this,N=[],A,z;p("$digest");k.$$checkUrlChange();this===v&amp;&amp;null!==e&amp;&amp;(k.defer.cancel(e),</text:p>
      <text:p text:style-name="P1">t());c=null;do{s=!1;q=y;for(n=0;n&lt;w.length;n++){try{z=w[n],l=z.fn,l(z.scope,z.locals)}catch(C){f(C)}c=null}w.length=0;a:do{if(n=!q.$$suspended&amp;&amp;q.$$watchers)for(n.$$digestWatchIndex=n.length;n.$$digestWatchIndex--;)try{if(a=n[n.$$digestWatchIndex])if(m=a.get,(g=m(q))!==(h=a.last)&amp;&amp;!(a.eq?va(g,h):Y(g)&amp;&amp;Y(h)))s=!0,c=a,a.last=a.eq?Ia(g,null):g,l=a.fn,l(g,h===G?g:h,q),5&gt;r&amp;&amp;(A=4-r,N[A]||(N[A]=[]),N[A].push({msg:B(a.exp)?"fn: "+(a.exp.name||a.exp.toString()):a.exp,newVal:g,oldVal:h}));else if(a===c){s=</text:p>
      <text:p text:style-name="P1">!1;break a}}catch(E){f(E)}if(!(n=!q.$$suspended&amp;&amp;q.$$watchersCount&amp;&amp;q.$$childHead||q!==y&amp;&amp;q.$$nextSibling))for(;q!==y&amp;&amp;!(n=q.$$nextSibling);)q=q.$parent}while(q=n);if((s||w.length)&amp;&amp;!r--)throw v.$$phase=null,d("infdig",b,N);}while(s||w.length);for(v.$$phase=null;J&lt;x.length;)try{x[J++]()}catch(D){f(D)}x.length=J=0;k.$$checkUrlChange()},$suspend:function(){this.$$suspended=!0},$isSuspended:function(){return this.$$suspended},$resume:function(){this.$$suspended=!1},$destroy:function(){if(!this.$$destroyed){var a=</text:p>
      <text:p text:style-name="P1">this.$parent;this.$broadcast("$destroy");this.$$destroyed=!0;this===v&amp;&amp;k.$$applicationDestroyed();n(this,-this.$$watchersCount);for(var b in this.$$listenerCount)s(this,this.$$listenerCount[b],b);a&amp;&amp;a.$$childHead===this&amp;&amp;(a.$$childHead=this.$$nextSibling);a&amp;&amp;a.$$childTail===this&amp;&amp;(a.$$childTail=this.$$prevSibling);this.$$prevSibling&amp;&amp;(this.$$prevSibling.$$nextSibling=this.$$nextSibling);this.$$nextSibling&amp;&amp;(this.$$nextSibling.$$prevSibling=this.$$prevSibling);this.$destroy=this.$digest=this.$apply=</text:p>
      <text:p text:style-name="P1">this.$evalAsync=this.$applyAsync=E;this.$on=this.$watch=this.$watchGroup=function(){return E};this.$$listeners={};this.$$nextSibling=null;l(this)}},$eval:function(a,b){return g(a)(this,b)},$evalAsync:function(a,b){v.$$phase||w.length||k.defer(function(){w.length&amp;&amp;v.$digest()},null,"$evalAsync");w.push({scope:this,fn:g(a),locals:b})},$$postDigest:function(a){x.push(a)},$apply:function(a){try{p("$apply");try{return this.$eval(a)}finally{v.$$phase=null}}catch(b){f(b)}finally{try{v.$digest()}catch(c){throw f(c),</text:p>
      <text:p text:style-name="P1"><text:soft-page-break/>c;}}},$applyAsync:function(a){function b(){c.$eval(a)}var c=this;a&amp;&amp;y.push(b);a=g(a);q()},$on:function(a,b){var c=this.$$listeners[a];c||(this.$$listeners[a]=c=[]);c.push(b);var d=this;do d.$$listenerCount[a]||(d.$$listenerCount[a]=0),d.$$listenerCount[a]++;while(d=d.$parent);var e=this;return function(){var d=c.indexOf(b);-1!==d&amp;&amp;(delete c[d],s(e,1,a))}},$emit:function(a,b){var c=[],d,e=this,g=!1,h={name:a,targetScope:e,stopPropagation:function(){g=!0},preventDefault:function(){h.defaultPrevented=</text:p>
      <text:p text:style-name="P1">!0},defaultPrevented:!1},k=db([h],arguments,1),l,m;do{d=e.$$listeners[a]||c;h.currentScope=e;l=0;for(m=d.length;l&lt;m;l++)if(d[l])try{d[l].apply(null,k)}catch(n){f(n)}else d.splice(l,1),l--,m--;if(g)break;e=e.$parent}while(e);h.currentScope=null;return h},$broadcast:function(a,b){var c=this,d=this,e={name:a,targetScope:this,preventDefault:function(){e.defaultPrevented=!0},defaultPrevented:!1};if(!this.$$listenerCount[a])return e;for(var g=db([e],arguments,1),h,k;c=d;){e.currentScope=c;d=c.$$listeners[a]||</text:p>
      <text:p text:style-name="P1">[];h=0;for(k=d.length;h&lt;k;h++)if(d[h])try{d[h].apply(null,g)}catch(l){f(l)}else d.splice(h,1),h--,k--;if(!(d=c.$$listenerCount[a]&amp;&amp;c.$$childHead||c!==this&amp;&amp;c.$$nextSibling))for(;c!==this&amp;&amp;!(d=c.$$nextSibling);)c=c.$parent}e.currentScope=null;return e}};var v=new m,w=v.$$asyncQueue=[],x=v.$$postDigestQueue=[],y=v.$$applyAsyncQueue=[],J=0;return v}]}function Qe(){var a=/^\s*(https?|s?ftp|mailto|tel|file):/,b=/^\s*((https?|ftp|file|blob):|data:image\/)/;this.aHrefSanitizationTrustedUrlList=function(b){return w(b)?</text:p>
      <text:p text:style-name="P1">(a=b,this):a};this.imgSrcSanitizationTrustedUrlList=function(a){return w(a)?(b=a,this):b};this.$get=function(){return function(d,c){var e=c?b:a,f=ga(d&amp;&amp;d.trim()).href;return""===f||f.match(e)?d:"unsafe:"+f}}}function Xg(a){if("self"===a)return a;if(C(a)){if(-1&lt;a.indexOf("***"))throw Ea("iwcard",a);a=Od(a).replace(/\\\*\\\*/g,".*").replace(/\\\*/g,"[^:/.?&amp;;]*");return new RegExp("^"+a+"$")}if(ab(a))return new RegExp("^"+a.source+"$");throw Ea("imatcher");}function Pd(a){var b=[];w(a)&amp;&amp;r(a,function(a){b.push(Xg(a))});</text:p>
      <text:p text:style-name="P1">return b}function eg(){this.SCE_CONTEXTS=W;var a=["self"],b=[];this.trustedResourceUrlList=function(b){arguments.length&amp;&amp;(a=Pd(b));return a};Object.defineProperty(this,"resourceUrlWhitelist",{get:function(){return this.trustedResourceUrlList},set:function(a){this.trustedResourceUrlList=a}});this.bannedResourceUrlList=function(a){arguments.length&amp;&amp;(b=Pd(a));return b};Object.defineProperty(this,"resourceUrlBlacklist",{get:function(){return this.bannedResourceUrlList},set:function(a){this.bannedResourceUrlList=</text:p>
      <text:p text:style-name="P1">a}});this.$get=["$injector","$$sanitizeUri",function(d,c){function e(a,b){var c;"self"===a?(c=Cc(b,Qd))||(z.document.baseURI?c=z.document.baseURI:(Na||(Na=z.document.createElement("a"),Na.href=".",Na=Na.cloneNode(!1)),c=Na.href),c=Cc(b,c)):c=!!a.exec(b.href);return c}function f(a){var b=function(a){this.$$unwrapTrustedValue=function(){return a}};a&amp;&amp;(b.prototype=new a);b.prototype.valueOf=function(){return this.$$unwrapTrustedValue()};b.prototype.toString=function(){return this.$$unwrapTrustedValue().toString()};</text:p>
      <text:p text:style-name="P1">return b}var g=function(a){throw Ea("unsafe");};d.has("$sanitize")&amp;&amp;(g=d.get("$sanitize"));var k=f(),h={};h[W.HTML]=f(k);h[W.CSS]=f(k);h[W.MEDIA_URL]=f(k);h[W.URL]=f(h[W.MEDIA_URL]);h[W.JS]=f(k);h[W.RESOURCE_URL]=f(h[W.URL]);return{trustAs:function(a,b){var c=h.hasOwnProperty(a)?h[a]:null;if(!c)throw Ea("icontext",a,b);if(null===b||A(b)||""===b)return b;if("string"!==typeof b)throw Ea("itype",a);return new c(b)},getTrusted:function(d,f){if(null===f||A(f)||""===f)return f;var k=h.hasOwnProperty(d)?</text:p>
      <text:p text:style-name="P1">h[d]:null;if(k&amp;&amp;f instanceof k)return f.$$unwrapTrustedValue();B(f.$$unwrapTrustedValue)&amp;&amp;(f=f.$$unwrapTrustedValue());if(d===W.MEDIA_URL||d===W.URL)return c(f.toString(),d===W.MEDIA_URL);if(d===W.RESOURCE_URL){var k=ga(f.toString()),n,s,r=!1;n=0;for(s=a.length;n&lt;s;n++)if(e(a[n],k)){r=!0;break}if(r)for(n=0,s=b.length;n&lt;s;n++)if(e(b[n],k)){r=!1;break}if(r)return f;throw Ea("insecurl",f.toString());}if(d===W.HTML)return g(f);throw Ea("unsafe");},valueOf:function(a){return a instanceof k?a.$$unwrapTrustedValue():</text:p>
      <text:p text:style-name="P1"><text:soft-page-break/>a}}}]}function dg(){var a=!0;this.enabled=function(b){arguments.length&amp;&amp;(a=!!b);return a};this.$get=["$parse","$sceDelegate",function(b,d){if(a&amp;&amp;8&gt;wa)throw Ea("iequirks");var c=ja(W);c.isEnabled=function(){return a};c.trustAs=d.trustAs;c.getTrusted=d.getTrusted;c.valueOf=d.valueOf;a||(c.trustAs=c.getTrusted=function(a,b){return b},c.valueOf=Ta);c.parseAs=function(a,d){var e=b(d);return e.literal&amp;&amp;e.constant?e:b(d,function(b){return c.getTrusted(a,b)})};var e=c.parseAs,f=c.getTrusted,g=c.trustAs;r(W,</text:p>
      <text:p text:style-name="P1">function(a,b){var d=K(b);c[("parse_as_"+d).replace(Dc,xb)]=function(b){return e(a,b)};c[("get_trusted_"+d).replace(Dc,xb)]=function(b){return f(a,b)};c[("trust_as_"+d).replace(Dc,xb)]=function(b){return g(a,b)}});return c}]}function fg(){this.$get=["$window","$document",function(a,b){var d={},c=!((!a.nw||!a.nw.process)&amp;&amp;a.chrome&amp;&amp;(a.chrome.app&amp;&amp;a.chrome.app.runtime||!a.chrome.app&amp;&amp;a.chrome.runtime&amp;&amp;a.chrome.runtime.id))&amp;&amp;a.history&amp;&amp;a.history.pushState,e=fa((/android (\d+)/.exec(K((a.navigator||{}).userAgent))||</text:p>
      <text:p text:style-name="P1">[])[1]),f=/Boxee/i.test((a.navigator||{}).userAgent),g=b[0]||{},k=g.body&amp;&amp;g.body.style,h=!1,l=!1;k&amp;&amp;(h=!!("transition"in k||"webkitTransition"in k),l=!!("animation"in k||"webkitAnimation"in k));return{history:!(!c||4&gt;e||f),hasEvent:function(a){if("input"===a&amp;&amp;wa)return!1;if(A(d[a])){var b=g.createElement("div");d[a]="on"+a in b}return d[a]},csp:Ba(),transitions:h,animations:l,android:e}}]}function gg(){this.$get=ia(function(a){return new Yg(a)})}function Yg(a){function b(){var a=e.pop();return a&amp;&amp;</text:p>
      <text:p text:style-name="P1">a.cb}function d(a){for(var b=e.length-1;0&lt;=b;--b){var c=e[b];if(c.type===a)return e.splice(b,1),c.cb}}var c={},e=[],f=this.ALL_TASKS_TYPE="$$all$$",g=this.DEFAULT_TASK_TYPE="$$default$$";this.completeTask=function(e,h){h=h||g;try{e()}finally{var l;l=h||g;c[l]&amp;&amp;(c[l]--,c[f]--);l=c[h];var m=c[f];if(!m||!l)for(l=m?d:b;m=l(h);)try{m()}catch(p){a.error(p)}}};this.incTaskCount=function(a){a=a||g;c[a]=(c[a]||0)+1;c[f]=(c[f]||0)+1};this.notifyWhenNoPendingTasks=function(a,b){b=b||f;c[b]?e.push({type:b,cb:a}):</text:p>
      <text:p text:style-name="P1">a()}}function ig(){var a;this.httpOptions=function(b){return b?(a=b,this):a};this.$get=["$exceptionHandler","$templateCache","$http","$q","$sce",function(b,d,c,e,f){function g(k,h){g.totalPendingRequests++;if(!C(k)||A(d.get(k)))k=f.getTrustedResourceUrl(k);var l=c.defaults&amp;&amp;c.defaults.transformResponse;H(l)?l=l.filter(function(a){return a!==wc}):l===wc&amp;&amp;(l=null);return c.get(k,S({cache:d,transformResponse:l},a)).finally(function(){g.totalPendingRequests--}).then(function(a){return d.put(k,a.data)},</text:p>
      <text:p text:style-name="P1">function(a){h||(a=Zg("tpload",k,a.status,a.statusText),b(a));return e.reject(a)})}g.totalPendingRequests=0;return g}]}function jg(){this.$get=["$rootScope","$browser","$location",function(a,b,d){return{findBindings:function(a,b,d){a=a.getElementsByClassName("ng-binding");var g=[];r(a,function(a){var c=ca.element(a).data("$binding");c&amp;&amp;r(c,function(c){d?(new RegExp("(^|\\s)"+Od(b)+"(\\s|\\||$)")).test(c)&amp;&amp;g.push(a):-1!==c.indexOf(b)&amp;&amp;g.push(a)})});return g},findModels:function(a,b,d){for(var g=["ng-",</text:p>
      <text:p text:style-name="P1">"data-ng-","ng\\:"],k=0;k&lt;g.length;++k){var h=a.querySelectorAll("["+g[k]+"model"+(d?"=":"*=")+'"'+b+'"]');if(h.length)return h}},getLocation:function(){return d.url()},setLocation:function(b){b!==d.url()&amp;&amp;(d.url(b),a.$digest())},whenStable:function(a){b.notifyWhenNoOutstandingRequests(a)}}}]}function kg(){this.$get=["$rootScope","$browser","$q","$$q","$exceptionHandler",function(a,b,d,c,e){function f(f,h,l){B(f)||(l=h,h=f,f=E);var m=Ha.call(arguments,3),p=w(l)&amp;&amp;!l,n=(p?c:d).defer(),s=n.promise,r;</text:p>
      <text:p text:style-name="P1">r=b.defer(function(){try{n.resolve(f.apply(null,m))}catch(b){n.reject(b),e(b)}finally{delete g[s.$$timeoutId]}p||a.$apply()},h,"$timeout");s.$$timeoutId=r;g[r]=n;return s}var g={};f.cancel=function(a){if(!a)return!1;if(!a.hasOwnProperty("$$timeoutId"))throw $g("badprom");if(!g.hasOwnProperty(a.$$timeoutId))return!1;a=a.$$timeoutId;var c=g[a],d=c.promise;d.$$state&amp;&amp;(d.$$state.pur=!<text:soft-page-break/>0);c.reject("canceled");delete g[a];return b.defer.cancel(a)};return f}]}function ga(a){if(!C(a))return a;wa&amp;&amp;(aa.setAttribute("href",</text:p>
      <text:p text:style-name="P1">a),a=aa.href);aa.setAttribute("href",a);a=aa.hostname;!ah&amp;&amp;-1&lt;a.indexOf(":")&amp;&amp;(a="["+a+"]");return{href:aa.href,protocol:aa.protocol?aa.protocol.replace(/:$/,""):"",host:aa.host,search:aa.search?aa.search.replace(/^\?/,""):"",hash:aa.hash?aa.hash.replace(/^#/,""):"",hostname:a,port:aa.port,pathname:"/"===aa.pathname.charAt(0)?aa.pathname:"/"+aa.pathname}}function Og(a){var b=[Qd].concat(a.map(ga));return function(a){a=ga(a);return b.some(Cc.bind(null,a))}}function Cc(a,b){a=ga(a);b=ga(b);return a.protocol===</text:p>
      <text:p text:style-name="P1">b.protocol&amp;&amp;a.host===b.host}function lg(){this.$get=ia(z)}function Rd(a){function b(a){try{return decodeURIComponent(a)}catch(b){return a}}var d=a[0]||{},c={},e="";return function(){var a,g,k,h,l;try{a=d.cookie||""}catch(m){a=""}if(a!==e)for(e=a,a=e.split("; "),c={},k=0;k&lt;a.length;k++)g=a[k],h=g.indexOf("="),0&lt;h&amp;&amp;(l=b(g.substring(0,h)),A(c[l])&amp;&amp;(c[l]=b(g.substring(h+1))));return c}}function pg(){this.$get=Rd}function fd(a){function b(d,c){if(D(d)){var e={};r(d,function(a,c){e[c]=b(c,a)});return e}return a.factory(d+</text:p>
      <text:p text:style-name="P1">"Filter",c)}this.register=b;this.$get=["$injector",function(a){return function(b){return a.get(b+"Filter")}}];b("currency",Sd);b("date",Td);b("filter",bh);b("json",ch);b("limitTo",dh);b("lowercase",eh);b("number",Ud);b("orderBy",Vd);b("uppercase",fh)}function bh(){return function(a,b,d,c){if(!za(a)){if(null==a)return a;throw F("filter")("notarray",a);}c=c||"$";var e;switch(Ec(b)){case "function":break;case "boolean":case "null":case "number":case "string":e=!0;case "object":b=gh(b,d,c,e);break;default:return a}return Array.prototype.filter.call(a,</text:p>
      <text:p text:style-name="P1">b)}}function gh(a,b,d,c){var e=D(a)&amp;&amp;d in a;!0===b?b=va:B(b)||(b=function(a,b){if(A(a))return!1;if(null===a||null===b)return a===b;if(D(b)||D(a)&amp;&amp;!cc(a))return!1;a=K(""+a);b=K(""+b);return-1!==a.indexOf(b)});return function(f){return e&amp;&amp;!D(f)?Fa(f,a[d],b,d,!1):Fa(f,a,b,d,c)}}function Fa(a,b,d,c,e,f){var g=Ec(a),k=Ec(b);if("string"===k&amp;&amp;"!"===b.charAt(0))return!Fa(a,b.substring(1),d,c,e);if(H(a))return a.some(function(a){return Fa(a,b,d,c,e)});switch(g){case "object":var h;if(e){for(h in a)if(h.charAt&amp;&amp;</text:p>
      <text:p text:style-name="P1">"$"!==h.charAt(0)&amp;&amp;Fa(a[h],b,d,c,!0))return!0;return f?!1:Fa(a,b,d,c,!1)}if("object"===k){for(h in b)if(f=b[h],!B(f)&amp;&amp;!A(f)&amp;&amp;(g=h===c,!Fa(g?a:a[h],f,d,c,g,g)))return!1;return!0}return d(a,b);case "function":return!1;default:return d(a,b)}}function Ec(a){return null===a?"null":typeof a}function Sd(a){var b=a.NUMBER_FORMATS;return function(a,c,e){A(c)&amp;&amp;(c=b.CURRENCY_SYM);A(e)&amp;&amp;(e=b.PATTERNS[1].maxFrac);var f=c?/\u00A4/g:/\s*\u00A4\s*/g;return null==a?a:Wd(a,b.PATTERNS[1],b.GROUP_SEP,b.DECIMAL_SEP,e).replace(f,</text:p>
      <text:p text:style-name="P1">c)}}function Ud(a){var b=a.NUMBER_FORMATS;return function(a,c){return null==a?a:Wd(a,b.PATTERNS[0],b.GROUP_SEP,b.DECIMAL_SEP,c)}}function hh(a){var b=0,d,c,e,f,g;-1&lt;(c=a.indexOf(Xd))&amp;&amp;(a=a.replace(Xd,""));0&lt;(e=a.search(/e/i))?(0&gt;c&amp;&amp;(c=e),c+=+a.slice(e+1),a=a.substring(0,e)):0&gt;c&amp;&amp;(c=a.length);for(e=0;a.charAt(e)===Fc;e++);if(e===(g=a.length))d=[0],c=1;else{for(g--;a.charAt(g)===Fc;)g--;c-=e;d=[];for(f=0;e&lt;=g;e++,f++)d[f]=+a.charAt(e)}c&gt;Yd&amp;&amp;(d=d.splice(0,Yd-1),b=c-1,c=1);return{d:d,e:b,i:c}}function ih(a,</text:p>
      <text:p text:style-name="P1">b,d,c){var e=a.d,f=e.length-a.i;b=A(b)?Math.min(Math.max(d,f),c):+b;d=b+a.i;c=e[d];if(0&lt;d){e.splice(Math.max(a.i,d));for(var g=d;g&lt;e.length;g++)e[g]=0}else for(f=Math.max(0,f),a.i=1,e.length=Math.max(1,d=b+1),e[0]=0,g=1;g&lt;d;g++)e[g]=0;if(5&lt;=c)if(0&gt;d-1){for(c=0;c&gt;d;c--)e.unshift(0),a.i++;e.unshift(1);a.i++}else e[d-1]++;for(;f&lt;Math.max(0,b);f++)e.push(0);if(b=e.reduceRight(function(a,b,c,d){b+=a;d[c]=b%10;return Math.floor(b/10)},0))e.unshift(b),a.i++}function Wd(a,b,d,c,e){if(!C(a)&amp;&amp;!X(a)||isNaN(a))return"";</text:p>
      <text:p text:style-name="P1">var f=!isFinite(a),g=!1,k=Math.abs(a)+"",h="";if(f)h="\u221e";else{g=hh(k);ih(g,e,b.minFrac,b.maxFrac);h=g.d;k=g.i;e=g.e;f=[];for(g=h.reduce(function(a,b){return a&amp;&amp;!b},!0);0&gt;k;)h.unshift(0),k++;0&lt;k?f=h.splice(k,h.length):(f=h,h=[0]);k=[];for(h.length&gt;=b.lgSize&amp;&amp;k.unshift(h.splice(-b.lgSize,h.length).join(""));h.length&gt;b.gSize;)k.unshift(h.splice(-<text:soft-page-break/>b.gSize,h.length).join(""));h.length&amp;&amp;k.unshift(h.join(""));h=k.join(d);f.length&amp;&amp;(h+=c+f.join(""));e&amp;&amp;(h+="e+"+e)}return 0&gt;a&amp;&amp;!g?b.negPre+h+b.negSuf:b.posPre+</text:p>
      <text:p text:style-name="P1">h+b.posSuf}function Pb(a,b,d,c){var e="";if(0&gt;a||c&amp;&amp;0&gt;=a)c?a=-a+1:(a=-a,e="-");for(a=""+a;a.length&lt;b;)a=Fc+a;d&amp;&amp;(a=a.substr(a.length-b));return e+a}function ea(a,b,d,c,e){d=d||0;return function(f){f=f["get"+a]();if(0&lt;d||f&gt;-d)f+=d;0===f&amp;&amp;-12===d&amp;&amp;(f=12);return Pb(f,b,c,e)}}function lb(a,b,d){return function(c,e){var f=c["get"+a](),g=vb((d?"STANDALONE":"")+(b?"SHORT":"")+a);return e[g][f]}}function Zd(a){var b=(new Date(a,0,1)).getDay();return new Date(a,0,(4&gt;=b?5:12)-b)}function $d(a){return function(b){var d=</text:p>
      <text:p text:style-name="P1">Zd(b.getFullYear());b=+new Date(b.getFullYear(),b.getMonth(),b.getDate()+(4-b.getDay()))-+d;b=1+Math.round(b/6048E5);return Pb(b,a)}}function Gc(a,b){return 0&gt;=a.getFullYear()?b.ERAS[0]:b.ERAS[1]}function Td(a){function b(a){var b;if(b=a.match(d)){a=new Date(0);var f=0,g=0,k=b[8]?a.setUTCFullYear:a.setFullYear,h=b[8]?a.setUTCHours:a.setHours;b[9]&amp;&amp;(f=fa(b[9]+b[10]),g=fa(b[9]+b[11]));k.call(a,fa(b[1]),fa(b[2])-1,fa(b[3]));f=fa(b[4]||0)-f;g=fa(b[5]||0)-g;k=fa(b[6]||0);b=Math.round(1E3*parseFloat("0."+</text:p>
      <text:p text:style-name="P1">(b[7]||0)));h.call(a,f,g,k,b)}return a}var d=/^(\d{4})-?(\d\d)-?(\d\d)(?:T(\d\d)(?::?(\d\d)(?::?(\d\d)(?:\.(\d+))?)?)?(Z|([+-])(\d\d):?(\d\d))?)?$/;return function(c,d,f){var g="",k=[],h,l;d=d||"mediumDate";d=a.DATETIME_FORMATS[d]||d;C(c)&amp;&amp;(c=jh.test(c)?fa(c):b(c));X(c)&amp;&amp;(c=new Date(c));if(!ha(c)||!isFinite(c.getTime()))return c;for(;d;)(l=kh.exec(d))?(k=db(k,l,1),d=k.pop()):(k.push(d),d=null);var m=c.getTimezoneOffset();f&amp;&amp;(m=fc(f,m),c=gc(c,f,!0));r(k,function(b){h=lh[b];g+=h?h(c,a.DATETIME_FORMATS,</text:p>
      <text:p text:style-name="P1">m):"''"===b?"'":b.replace(/(^'|'$)/g,"").replace(/''/g,"'")});return g}}function ch(){return function(a,b){A(b)&amp;&amp;(b=2);return eb(a,b)}}function dh(){return function(a,b,d){b=Infinity===Math.abs(Number(b))?Number(b):fa(b);if(Y(b))return a;X(a)&amp;&amp;(a=a.toString());if(!za(a))return a;d=!d||isNaN(d)?0:fa(d);d=0&gt;d?Math.max(0,a.length+d):d;return 0&lt;=b?Hc(a,d,d+b):0===d?Hc(a,b,a.length):Hc(a,Math.max(0,d+b),d)}}function Hc(a,b,d){return C(a)?a.slice(b,d):Ha.call(a,b,d)}function Vd(a){function b(b){return b.map(function(b){var c=</text:p>
      <text:p text:style-name="P1">1,d=Ta;if(B(b))d=b;else if(C(b)){if("+"===b.charAt(0)||"-"===b.charAt(0))c="-"===b.charAt(0)?-1:1,b=b.substring(1);if(""!==b&amp;&amp;(d=a(b),d.constant))var e=d(),d=function(a){return a[e]}}return{get:d,descending:c}})}function d(a){switch(typeof a){case "number":case "boolean":case "string":return!0;default:return!1}}function c(a,b){var c=0,d=a.type,h=b.type;if(d===h){var h=a.value,l=b.value;"string"===d?(h=h.toLowerCase(),l=l.toLowerCase()):"object"===d&amp;&amp;(D(h)&amp;&amp;(h=a.index),D(l)&amp;&amp;(l=b.index));h!==l&amp;&amp;(c=</text:p>
      <text:p text:style-name="P1">h&lt;l?-1:1)}else c="undefined"===d?1:"undefined"===h?-1:"null"===d?1:"null"===h?-1:d&lt;h?-1:1;return c}return function(a,f,g,k){if(null==a)return a;if(!za(a))throw F("orderBy")("notarray",a);H(f)||(f=[f]);0===f.length&amp;&amp;(f=["+"]);var h=b(f),l=g?-1:1,m=B(k)?k:c;a=Array.prototype.map.call(a,function(a,b){return{value:a,tieBreaker:{value:b,type:"number",index:b},predicateValues:h.map(function(c){var e=c.get(a);c=typeof e;if(null===e)c="null";else if("object"===c)a:{if(B(e.valueOf)&amp;&amp;(e=e.valueOf(),d(e)))break a;</text:p>
      <text:p text:style-name="P1">cc(e)&amp;&amp;(e=e.toString(),d(e))}return{value:e,type:c,index:b}})}});a.sort(function(a,b){for(var d=0,e=h.length;d&lt;e;d++){var f=m(a.predicateValues[d],b.predicateValues[d]);if(f)return f*h[d].descending*l}return(m(a.tieBreaker,b.tieBreaker)||c(a.tieBreaker,b.tieBreaker))*l});return a=a.map(function(a){return a.value})}}function Ra(a){B(a)&amp;&amp;(a={link:a});a.restrict=a.restrict||"AC";return ia(a)}function Qb(a,b,d,c,e){this.$$controls=[];this.$error={};this.$$success={};this.$pending=void 0;this.$name=e(b.name||</text:p>
      <text:p text:style-name="P1">b.ngForm||"")(d);this.$dirty=!1;this.$valid=this.$pristine=!0;this.$submitted=this.$invalid=!1;this.$$parentForm=mb;this.$$element=a;this.$$animate=c;ae(this)}function ae(a){a.$$classCache={};a.$$classCache[be]=!(a.$$classCache[nb]=a.$$element.hasClass(nb))}function ce(a){function b(a,b,c){c&amp;&amp;!a.$$classCache[b]?(a.$$animate.addClass(a.$$element,b),a.$$classCache[b]=!0):!c&amp;&amp;a.$$classCache[b]&amp;&amp;(a.$$animate.removeClass(a.$$element,b),a.$$classCache[b]=!1)}function d(a,c,d){c=c?"-"+Xc(c,"-"):"";b(a,nb+</text:p>
      <text:p text:style-name="P1"><text:soft-page-break/>c,!0===d);b(a,be+c,!1===d)}var c=a.set,e=a.unset;a.clazz.prototype.$setValidity=function(a,g,k){A(g)?(this.$pending||(this.$pending={}),c(this.$pending,a,k)):(this.$pending&amp;&amp;e(this.$pending,a,k),de(this.$pending)&amp;&amp;(this.$pending=void 0));Ga(g)?g?(e(this.$error,a,k),c(this.$$success,a,k)):(c(this.$error,a,k),e(this.$$success,a,k)):(e(this.$error,a,k),e(this.$$success,a,k));this.$pending?(b(this,"ng-pending",!0),this.$valid=this.$invalid=void 0,d(this,"",null)):(b(this,"ng-pending",!1),this.$valid=</text:p>
      <text:p text:style-name="P1">de(this.$error),this.$invalid=!this.$valid,d(this,"",this.$valid));g=this.$pending&amp;&amp;this.$pending[a]?void 0:this.$error[a]?!1:this.$$success[a]?!0:null;d(this,a,g);this.$$parentForm.$setValidity(a,g,this)}}function de(a){if(a)for(var b in a)if(a.hasOwnProperty(b))return!1;return!0}function Ic(a){a.$formatters.push(function(b){return a.$isEmpty(b)?b:b.toString()})}function Sa(a,b,d,c,e,f){var g=K(b[0].type);if(!e.android){var k=!1;b.on("compositionstart",function(){k=!0});b.on("compositionupdate",</text:p>
      <text:p text:style-name="P1">function(a){if(A(a.data)||""===a.data)k=!1});b.on("compositionend",function(){k=!1;l()})}var h,l=function(a){h&amp;&amp;(f.defer.cancel(h),h=null);if(!k){var e=b.val();a=a&amp;&amp;a.type;"password"===g||d.ngTrim&amp;&amp;"false"===d.ngTrim||(e=V(e));(c.$viewValue!==e||""===e&amp;&amp;c.$$hasNativeValidators)&amp;&amp;c.$setViewValue(e,a)}};if(e.hasEvent("input"))b.on("input",l);else{var m=function(a,b,c){h||(h=f.defer(function(){h=null;b&amp;&amp;b.value===c||l(a)}))};b.on("keydown",function(a){var b=a.keyCode;91===b||15&lt;b&amp;&amp;19&gt;b||37&lt;=b&amp;&amp;40&gt;=b||</text:p>
      <text:p text:style-name="P1">m(a,this,this.value)});if(e.hasEvent("paste"))b.on("paste cut drop",m)}b.on("change",l);if(ee[g]&amp;&amp;c.$$hasNativeValidators&amp;&amp;g===d.type)b.on("keydown wheel mousedown",function(a){if(!h){var b=this.validity,c=b.badInput,d=b.typeMismatch;h=f.defer(function(){h=null;b.badInput===c&amp;&amp;b.typeMismatch===d||l(a)})}});c.$render=function(){var a=c.$isEmpty(c.$viewValue)?"":c.$viewValue;b.val()!==a&amp;&amp;b.val(a)}}function Rb(a,b){return function(d,c){var e,f;if(ha(d))return d;if(C(d)){'"'===d.charAt(0)&amp;&amp;'"'===d.charAt(d.length-</text:p>
      <text:p text:style-name="P1">1)&amp;&amp;(d=d.substring(1,d.length-1));if(mh.test(d))return new Date(d);a.lastIndex=0;if(e=a.exec(d))return e.shift(),f=c?{yyyy:c.getFullYear(),MM:c.getMonth()+1,dd:c.getDate(),HH:c.getHours(),mm:c.getMinutes(),ss:c.getSeconds(),sss:c.getMilliseconds()/1E3}:{yyyy:1970,MM:1,dd:1,HH:0,mm:0,ss:0,sss:0},r(e,function(a,c){c&lt;b.length&amp;&amp;(f[b[c]]=+a)}),e=new Date(f.yyyy,f.MM-1,f.dd,f.HH,f.mm,f.ss||0,1E3*f.sss||0),100&gt;f.yyyy&amp;&amp;e.setFullYear(f.yyyy),e}return NaN}}function ob(a,b,d,c){return function(e,f,g,k,h,l,m,</text:p>
      <text:p text:style-name="P1">p){function n(a){return a&amp;&amp;!(a.getTime&amp;&amp;a.getTime()!==a.getTime())}function s(a){return w(a)&amp;&amp;!ha(a)?r(a)||void 0:a}function r(a,b){var c=k.$options.getOption("timezone");v&amp;&amp;v!==c&amp;&amp;(b=Uc(b,fc(v)));var e=d(a,b);!isNaN(e)&amp;&amp;c&amp;&amp;(e=gc(e,c));return e}Jc(e,f,g,k,a);Sa(e,f,g,k,h,l);var t="time"===a||"datetimelocal"===a,q,v;k.$parsers.push(function(c){if(k.$isEmpty(c))return null;if(b.test(c))return r(c,q);k.$$parserName=a});k.$formatters.push(function(a){if(a&amp;&amp;!ha(a))throw pb("datefmt",a);if(n(a)){q=a;var b=</text:p>
      <text:p text:style-name="P1">k.$options.getOption("timezone");b&amp;&amp;(v=b,q=gc(q,b,!0));var d=c;t&amp;&amp;C(k.$options.getOption("timeSecondsFormat"))&amp;&amp;(d=c.replace("ss.sss",k.$options.getOption("timeSecondsFormat")).replace(/:$/,""));a=m("date")(a,d,b);t&amp;&amp;k.$options.getOption("timeStripZeroSeconds")&amp;&amp;(a=a.replace(/(?::00)?(?:\.000)?$/,""));return a}v=q=null;return""});if(w(g.min)||g.ngMin){var x=g.min||p(g.ngMin)(e),z=s(x);k.$validators.min=function(a){return!n(a)||A(z)||d(a)&gt;=z};g.$observe("min",function(a){a!==x&amp;&amp;(z=s(a),x=a,k.$validate())})}if(w(g.max)||</text:p>
      <text:p text:style-name="P1">g.ngMax){var y=g.max||p(g.ngMax)(e),J=s(y);k.$validators.max=function(a){return!n(a)||A(J)||d(a)&lt;=J};g.$observe("max",function(a){a!==y&amp;&amp;(J=s(a),y=a,k.$validate())})}}}function Jc(a,b,d,c,e){(c.$$hasNativeValidators=D(b[0].validity))&amp;&amp;c.$parsers.push(function(a){var d=b.prop("validity")||{};if(d.badInput||d.typeMismatch)c.$$parserName=e;else return a})}function fe(a){a.$parsers.push(function(b){if(a.$isEmpty(b))return null;if(nh.test(b))return parseFloat(b);a.$$parserName="number"});a.$formatters.push(function(b){if(!a.$isEmpty(b)){if(!X(b))throw pb("numfmt",</text:p>
      <text:p text:style-name="P1">b);b=b.toString()}return b})}function na(a){w(a)&amp;&amp;!X(a)&amp;&amp;(a=parseFloat(a));return Y(a)?void 0:a}function Kc(a){var <text:soft-page-break/>b=a.toString(),d=b.indexOf(".");return-1===d?-1&lt;a&amp;&amp;1&gt;a&amp;&amp;(a=/e-(\d+)$/.exec(b))?Number(a[1]):0:b.length-d-1}function ge(a,b,d){a=Number(a);var c=(a|0)!==a,e=(b|0)!==b,f=(d|0)!==d;if(c||e||f){var g=c?Kc(a):0,k=e?Kc(b):0,h=f?Kc(d):0,g=Math.max(g,k,h),g=Math.pow(10,g);a*=g;b*=g;d*=g;c&amp;&amp;(a=Math.round(a));e&amp;&amp;(b=Math.round(b));f&amp;&amp;(d=Math.round(d))}return 0===(a-b)%d}function he(a,b,d,c,e){if(w(c)){a=</text:p>
      <text:p text:style-name="P1">a(c);if(!a.constant)throw pb("constexpr",d,c);return a(b)}return e}function Lc(a,b){function d(a,b){if(!a||!a.length)return[];if(!b||!b.length)return a;var c=[],d=0;a:for(;d&lt;a.length;d++){for(var e=a[d],m=0;m&lt;b.length;m++)if(e===b[m])continue a;c.push(e)}return c}function c(a){if(!a)return a;var b=a;H(a)?b=a.map(c).join(" "):D(a)?b=Object.keys(a).filter(function(b){return a[b]}).join(" "):C(a)||(b=a+"");return b}a="ngClass"+a;var e;return["$parse",function(f){return{restrict:"AC",link:function(g,</text:p>
      <text:p text:style-name="P1">k,h){function l(a,b){var c=[];r(a,function(a){if(0&lt;b||p[a])p[a]=(p[a]||0)+b,p[a]===+(0&lt;b)&amp;&amp;c.push(a)});return c.join(" ")}function m(a){if(a===b){var c=s,c=l(c&amp;&amp;c.split(" "),1);h.$addClass(c)}else c=s,c=l(c&amp;&amp;c.split(" "),-1),h.$removeClass(c);n=a}var p=k.data("$classCounts"),n=!0,s;p||(p=T(),k.data("$classCounts",p));"ngClass"!==a&amp;&amp;(e||(e=f("$index",function(a){return a&amp;1})),g.$watch(e,m));g.$watch(f(h[a],c),function(a){if(n===b){var c=s&amp;&amp;s.split(" "),e=a&amp;&amp;a.split(" "),f=d(c,e),c=d(e,c),f=l(f,-1),</text:p>
      <text:p text:style-name="P1">c=l(c,1);h.$addClass(c);h.$removeClass(f)}s=a})}}}]}function sd(a,b,d,c,e,f){return{restrict:"A",compile:function(g,k){var h=a(k[c]);return function(a,c){c.on(e,function(c){var e=function(){h(a,{$event:c})};if(b.$$phase)if(f)a.$evalAsync(e);else try{e()}catch(g){d(g)}else a.$apply(e)})}}}}function Sb(a,b,d,c,e,f,g,k,h){this.$modelValue=this.$viewValue=Number.NaN;this.$$rawModelValue=void 0;this.$validators={};this.$asyncValidators={};this.$parsers=[];this.$formatters=[];this.$viewChangeListeners=</text:p>
      <text:p text:style-name="P1">[];this.$untouched=!0;this.$touched=!1;this.$pristine=!0;this.$dirty=!1;this.$valid=!0;this.$invalid=!1;this.$error={};this.$$success={};this.$pending=void 0;this.$name=h(d.name||"",!1)(a);this.$$parentForm=mb;this.$options=Tb;this.$$updateEvents="";this.$$updateEventHandler=this.$$updateEventHandler.bind(this);this.$$parsedNgModel=e(d.ngModel);this.$$parsedNgModelAssign=this.$$parsedNgModel.assign;this.$$ngModelGet=this.$$parsedNgModel;this.$$ngModelSet=this.$$parsedNgModelAssign;this.$$pendingDebounce=</text:p>
      <text:p text:style-name="P1">null;this.$$parserValid=void 0;this.$$parserName="parse";this.$$currentValidationRunId=0;this.$$scope=a;this.$$rootScope=a.$root;this.$$attr=d;this.$$element=c;this.$$animate=f;this.$$timeout=g;this.$$parse=e;this.$$q=k;this.$$exceptionHandler=b;ae(this);oh(this)}function oh(a){a.$$scope.$watch(function(b){b=a.$$ngModelGet(b);b===a.$modelValue||a.$modelValue!==a.$modelValue&amp;&amp;b!==b||a.$$setModelValue(b);return b})}function Mc(a){this.$$options=a}function ie(a,b){r(b,function(b,c){w(a[c])||(a[c]=b)})}</text:p>
      <text:p text:style-name="P1">function Oa(a,b){a.prop("selected",b);a.attr("selected",b)}function je(a,b,d){if(a){C(a)&amp;&amp;(a=new RegExp("^"+a+"$"));if(!a.test)throw F("ngPattern")("noregexp",b,a,Aa(d));return a}}function Ub(a){a=fa(a);return Y(a)?-1:a}var Xb={objectMaxDepth:5,urlErrorParamsEnabled:!0},ke=/^\/(.+)\/([a-z]*)$/,ta=Object.prototype.hasOwnProperty,K=function(a){return C(a)?a.toLowerCase():a},vb=function(a){return C(a)?a.toUpperCase():a},wa,x,sb,Ha=[].slice,Kg=[].splice,ph=[].push,la=Object.prototype.toString,Rc=Object.getPrototypeOf,</text:p>
      <text:p text:style-name="P1">oa=F("ng"),ca=z.angular||(z.angular={}),lc,qb=0;wa=z.document.documentMode;var Y=Number.isNaN||function(a){return a!==a};E.$inject=[];Ta.$inject=[];var ze=/^\[object (?:Uint8|Uint8Clamped|Uint16|Uint32|Int8|Int16|Int32|Float32|Float64)Array]$/,V=function(a){return C(a)?a.trim():a},Od=function(a){return a.replace(/([-()[\]{}+?*.$^|,:#&lt;!\\])/g,"\\$1").replace(/\x08/g,"\\x08")},Ba=function(){if(!w(Ba.rules)){var a=z.document.querySelector("[ng-csp]")||z.document.querySelector("[data-ng-csp]");if(a){var b=</text:p>
      <text:p text:style-name="P1">a.getAttribute("ng-csp")||a.getAttribute("data-ng-csp");Ba.rules={noUnsafeEval:!b||-1!==b.indexOf("no-unsafe-eval"),noInlineStyle:!b||-1!==b.indexOf("no-inline-style")}}else{a=Ba;try{new Function(""),b=!1}catch(d){b=!0}a.rules={noUnsafeEval:b,noInlineStyle:!1}}}return Ba.rules},rb=function(){if(w(rb.name_))return rb.name_;var a,b,d=Qa.length,c,e;for(b=0;b&lt;d;++b)if(c=Qa[b],a=z.document.querySelector("["+c.replace(":","\\:")+"jq]")){e=a.getAttribute(c+"jq");break}return rb.name_=e},Be=/:/g,Qa=["ng-",</text:p>
      <text:p text:style-name="P1"><text:soft-page-break/>"data-ng-","ng:","x-ng-"],Fe=function(a){var b=a.currentScript;if(!b)return!0;if(!(b instanceof z.HTMLScriptElement||b instanceof z.SVGScriptElement))return!1;b=b.attributes;return[b.getNamedItem("src"),b.getNamedItem("href"),b.getNamedItem("xlink:href")].every(function(b){if(!b)return!0;if(!b.value)return!1;var c=a.createElement("a");c.href=b.value;if(a.location.origin===c.origin)return!0;switch(c.protocol){case "http:":case "https:":case "ftp:":case "blob:":case "file:":case "data:":return!0;default:return!1}})}(z.document),</text:p>
      <text:p text:style-name="P1">Ie=/[A-Z]/g,Yc=!1,Pa=3,Pe={full:"1.8.2",major:1,minor:8,dot:2,codeName:"meteoric-mining"};U.expando="ng339";var Ka=U.cache={},ug=1;U._data=function(a){return this.cache[a[this.expando]]||{}};var qg=/-([a-z])/g,qh=/^-ms-/,Bb={mouseleave:"mouseout",mouseenter:"mouseover"},oc=F("jqLite"),tg=/^&lt;([\w-]+)\s*\/?&gt;(?:&lt;\/\1&gt;|)$/,nc=/&lt;|&amp;#?\w+;/,rg=/&lt;([\w:-]+)/,sg=/&lt;(?!area|br|col|embed|hr|img|input|link|meta|param)(([\w:-]+)[^&gt;]*)\/&gt;/gi,qa={thead:["table"],col:["colgroup","table"],tr:["tbody","table"],td:["tr",</text:p>
      <text:p text:style-name="P1">"tbody","table"]};qa.tbody=qa.tfoot=qa.colgroup=qa.caption=qa.thead;qa.th=qa.td;var hb={option:[1,'&lt;select multiple="multiple"&gt;',"&lt;/select&gt;"],_default:[0,"",""]},Nc;for(Nc in qa){var le=qa[Nc],me=le.slice().reverse();hb[Nc]=[me.length,"&lt;"+me.join("&gt;&lt;")+"&gt;","&lt;/"+le.join("&gt;&lt;/")+"&gt;"]}hb.optgroup=hb.option;var zg=z.Node.prototype.contains||function(a){return!!(this.compareDocumentPosition(a)&amp;16)},Wa=U.prototype={ready:hd,toString:function(){var a=[];r(this,function(b){a.push(""+b)});return"["+a.join(", ")+</text:p>
      <text:p text:style-name="P1">"]"},eq:function(a){return 0&lt;=a?x(this[a]):x(this[this.length+a])},length:0,push:ph,sort:[].sort,splice:[].splice},Hb={};r("multiple selected checked disabled readOnly required open".split(" "),function(a){Hb[K(a)]=a});var od={};r("input select option textarea button form details".split(" "),function(a){od[a]=!0});var vd={ngMinlength:"minlength",ngMaxlength:"maxlength",ngMin:"min",ngMax:"max",ngPattern:"pattern",ngStep:"step"};r({data:sc,removeData:rc,hasData:function(a){for(var b in Ka[a.ng339])return!0;</text:p>
      <text:p text:style-name="P1">return!1},cleanData:function(a){for(var b=0,d=a.length;b&lt;d;b++)rc(a[b]),kd(a[b])}},function(a,b){U[b]=a});r({data:sc,inheritedData:Fb,scope:function(a){return x.data(a,"$scope")||Fb(a.parentNode||a,["$isolateScope","$scope"])},isolateScope:function(a){return x.data(a,"$isolateScope")||x.data(a,"$isolateScopeNoTemplate")},controller:ld,injector:function(a){return Fb(a,"$injector")},removeAttr:function(a,b){a.removeAttribute(b)},hasClass:Cb,css:function(a,b,d){b=yb(b.replace(qh,"ms-"));if(w(d))a.style[b]=</text:p>
      <text:p text:style-name="P1">d;else return a.style[b]},attr:function(a,b,d){var c=a.nodeType;if(c!==Pa&amp;&amp;2!==c&amp;&amp;8!==c&amp;&amp;a.getAttribute){var c=K(b),e=Hb[c];if(w(d))null===d||!1===d&amp;&amp;e?a.removeAttribute(b):a.setAttribute(b,e?c:d);else return a=a.getAttribute(b),e&amp;&amp;null!==a&amp;&amp;(a=c),null===a?void 0:a}},prop:function(a,b,d){if(w(d))a[b]=d;else return a[b]},text:function(){function a(a,d){if(A(d)){var c=a.nodeType;return 1===c||c===Pa?a.textContent:""}a.textContent=d}a.$dv="";return a}(),val:function(a,b){if(A(b)){if(a.multiple&amp;&amp;"select"===</text:p>
      <text:p text:style-name="P1">ua(a)){var d=[];r(a.options,function(a){a.selected&amp;&amp;d.push(a.value||a.text)});return d}return a.value}a.value=b},html:function(a,b){if(A(b))return a.innerHTML;zb(a,!0);a.innerHTML=b},empty:md},function(a,b){U.prototype[b]=function(b,c){var e,f,g=this.length;if(a!==md&amp;&amp;A(2===a.length&amp;&amp;a!==Cb&amp;&amp;a!==ld?b:c)){if(D(b)){for(e=0;e&lt;g;e++)if(a===sc)a(this[e],b);else for(f in b)a(this[e],f,b[f]);return this}e=a.$dv;g=A(e)?Math.min(g,1):g;for(f=0;f&lt;g;f++){var k=a(this[f],b,c);e=e?e+k:k}return e}for(e=0;e&lt;g;e++)a(this[e],</text:p>
      <text:p text:style-name="P1">b,c);return this}});r({removeData:rc,on:function(a,b,d,c){if(w(c))throw oc("onargs");if(mc(a)){c=Ab(a,!0);var e=c.events,f=c.handle;f||(f=c.handle=wg(a,e));c=0&lt;=b.indexOf(" ")?b.split(" "):[b];for(var g=c.length,k=function(b,c,g){var k=e[b];k||(k=e[b]=[],k.specialHandlerWrapper=c,"$destroy"===b||g||a.addEventListener(b,f));k.push(d)};g--;)b=c[g],Bb[b]?(k(Bb[b],yg),k(b,void 0,!<text:soft-page-break/>0)):k(b)}},off:kd,one:function(a,b,d){a=x(a);a.on(b,function e(){a.off(b,d);a.off(b,e)});a.on(b,d)},replaceWith:function(a,</text:p>
      <text:p text:style-name="P1">b){var d,c=a.parentNode;zb(a);r(new U(b),function(b){d?c.insertBefore(b,d.nextSibling):c.replaceChild(b,a);d=b})},children:function(a){var b=[];r(a.childNodes,function(a){1===a.nodeType&amp;&amp;b.push(a)});return b},contents:function(a){return a.contentDocument||a.childNodes||[]},append:function(a,b){var d=a.nodeType;if(1===d||11===d){b=new U(b);for(var d=0,c=b.length;d&lt;c;d++)a.appendChild(b[d])}},prepend:function(a,b){if(1===a.nodeType){var d=a.firstChild;r(new U(b),function(b){a.insertBefore(b,d)})}},</text:p>
      <text:p text:style-name="P1">wrap:function(a,b){var d=x(b).eq(0).clone()[0],c=a.parentNode;c&amp;&amp;c.replaceChild(d,a);d.appendChild(a)},remove:Gb,detach:function(a){Gb(a,!0)},after:function(a,b){var d=a,c=a.parentNode;if(c){b=new U(b);for(var e=0,f=b.length;e&lt;f;e++){var g=b[e];c.insertBefore(g,d.nextSibling);d=g}}},addClass:Eb,removeClass:Db,toggleClass:function(a,b,d){b&amp;&amp;r(b.split(" "),function(b){var e=d;A(e)&amp;&amp;(e=!Cb(a,b));(e?Eb:Db)(a,b)})},parent:function(a){return(a=a.parentNode)&amp;&amp;11!==a.nodeType?a:null},next:function(a){return a.nextElementSibling},</text:p>
      <text:p text:style-name="P1">find:function(a,b){return a.getElementsByTagName?a.getElementsByTagName(b):[]},clone:qc,triggerHandler:function(a,b,d){var c,e,f=b.type||b,g=Ab(a);if(g=(g=g&amp;&amp;g.events)&amp;&amp;g[f])c={preventDefault:function(){this.defaultPrevented=!0},isDefaultPrevented:function(){return!0===this.defaultPrevented},stopImmediatePropagation:function(){this.immediatePropagationStopped=!0},isImmediatePropagationStopped:function(){return!0===this.immediatePropagationStopped},stopPropagation:E,type:f,target:a},b.type&amp;&amp;(c=S(c,</text:p>
      <text:p text:style-name="P1">b)),b=ja(g),e=d?[c].concat(d):[c],r(b,function(b){c.isImmediatePropagationStopped()||b.apply(a,e)})}},function(a,b){U.prototype[b]=function(b,c,e){for(var f,g=0,k=this.length;g&lt;k;g++)A(f)?(f=a(this[g],b,c,e),w(f)&amp;&amp;(f=x(f))):pc(f,a(this[g],b,c,e));return w(f)?f:this}});U.prototype.bind=U.prototype.on;U.prototype.unbind=U.prototype.off;var rh=Object.create(null);pd.prototype={_idx:function(a){a!==this._lastKey&amp;&amp;(this._lastKey=a,this._lastIndex=this._keys.indexOf(a));return this._lastIndex},_transformKey:function(a){return Y(a)?</text:p>
      <text:p text:style-name="P1">rh:a},get:function(a){a=this._transformKey(a);a=this._idx(a);if(-1!==a)return this._values[a]},has:function(a){a=this._transformKey(a);return-1!==this._idx(a)},set:function(a,b){a=this._transformKey(a);var d=this._idx(a);-1===d&amp;&amp;(d=this._lastIndex=this._keys.length);this._keys[d]=a;this._values[d]=b},delete:function(a){a=this._transformKey(a);a=this._idx(a);if(-1===a)return!1;this._keys.splice(a,1);this._values.splice(a,1);this._lastKey=NaN;this._lastIndex=-1;return!0}};var Ib=pd,og=[function(){this.$get=</text:p>
      <text:p text:style-name="P1">[function(){return Ib}]}],Bg=/^([^(]+?)=&gt;/,Cg=/^[^(]*\(\s*([^)]*)\)/m,sh=/,/,th=/^\s*(_?)(\S+?)\1\s*$/,Ag=/((\/\/.*$)|(\/\*[\s\S]*?\*\/))/mg,Ca=F("$injector");fb.$$annotate=function(a,b,d){var c;if("function"===typeof a){if(!(c=a.$inject)){c=[];if(a.length){if(b)throw C(d)&amp;&amp;d||(d=a.name||Dg(a)),Ca("strictdi",d);b=qd(a);r(b[1].split(sh),function(a){a.replace(th,function(a,b,d){c.push(d)})})}a.$inject=c}}else H(a)?(b=a.length-1,tb(a[b],"fn"),c=a.slice(0,b)):tb(a,"fn",!0);return c};var ne=F("$animate"),</text:p>
      <text:p text:style-name="P1">Ef=function(){this.$get=E},Ff=function(){var a=new Ib,b=[];this.$get=["$$AnimateRunner","$rootScope",function(d,c){function e(a,b,c){var d=!1;b&amp;&amp;(b=C(b)?b.split(" "):H(b)?b:[],r(b,function(b){b&amp;&amp;(d=!0,a[b]=c)}));return d}function f(){r(b,function(b){var c=a.get(b);if(c){var d=Eg(b.attr("class")),e="",f="";r(c,function(a,b){a!==!!d[b]&amp;&amp;(a?e+=(e.length?" ":"")+b:f+=(f.length?" ":"")+b)});r(b,function(a){e&amp;&amp;Eb(a,e);f&amp;&amp;Db(a,f)});a.delete(b)}});b.length=0}return{enabled:E,on:E,off:E,pin:E,push:function(g,</text:p>
      <text:p text:style-name="P1">k,h,l){l&amp;&amp;l();h=h||{};h.from&amp;&amp;g.css(h.from);h.to&amp;&amp;g.css(h.to);if(h.addClass||h.removeClass)if(k=h.addClass,l=h.removeClass,h=a.get(g)||{},k=e(h,k,!0),l=e(h,l,!1),k||l)a.set(g,h),b.push(g),1===b.length&amp;&amp;c.$$postDigest(f);g=new d;g.complete();return g}}}]},Cf=["$provide",function(a){var b=this,d=null,c=null;this.$$registeredAnimations=Object.create(null);this.register=function(c,d){if(c&amp;&amp;"."!<text:soft-page-break/>==c.charAt(0))throw ne("notcsel",c);var g=c+"-animation";b.$$registeredAnimations[c.substr(1)]=g;a.factory(g,</text:p>
      <text:p text:style-name="P1">d)};this.customFilter=function(a){1===arguments.length&amp;&amp;(c=B(a)?a:null);return c};this.classNameFilter=function(a){if(1===arguments.length&amp;&amp;(d=a instanceof RegExp?a:null)&amp;&amp;/[(\s|\/)]ng-animate[(\s|\/)]/.test(d.toString()))throw d=null,ne("nongcls","ng-animate");return d};this.$get=["$$animateQueue",function(a){function b(a,c,d){if(d){var e;a:{for(e=0;e&lt;d.length;e++){var f=d[e];if(1===f.nodeType){e=f;break a}}e=void 0}!e||e.parentNode||e.previousElementSibling||(d=null)}d?d.after(a):c.prepend(a)}return{on:a.on,</text:p>
      <text:p text:style-name="P1">off:a.off,pin:a.pin,enabled:a.enabled,cancel:function(a){a.cancel&amp;&amp;a.cancel()},enter:function(c,d,h,l){d=d&amp;&amp;x(d);h=h&amp;&amp;x(h);d=d||h.parent();b(c,d,h);return a.push(c,"enter",ra(l))},move:function(c,d,h,l){d=d&amp;&amp;x(d);h=h&amp;&amp;x(h);d=d||h.parent();b(c,d,h);return a.push(c,"move",ra(l))},leave:function(b,c){return a.push(b,"leave",ra(c),function(){b.remove()})},addClass:function(b,c,d){d=ra(d);d.addClass=ib(d.addclass,c);return a.push(b,"addClass",d)},removeClass:function(b,c,d){d=ra(d);d.removeClass=ib(d.removeClass,</text:p>
      <text:p text:style-name="P1">c);return a.push(b,"removeClass",d)},setClass:function(b,c,d,f){f=ra(f);f.addClass=ib(f.addClass,c);f.removeClass=ib(f.removeClass,d);return a.push(b,"setClass",f)},animate:function(b,c,d,f,m){m=ra(m);m.from=m.from?S(m.from,c):c;m.to=m.to?S(m.to,d):d;m.tempClasses=ib(m.tempClasses,f||"ng-inline-animate");return a.push(b,"animate",m)}}}]}],Hf=function(){this.$get=["$$rAF",function(a){function b(b){d.push(b);1&lt;d.length||a(function(){for(var a=0;a&lt;d.length;a++)d[a]();d=[]})}var d=[];return function(){var a=</text:p>
      <text:p text:style-name="P1">!1;b(function(){a=!0});return function(d){a?d():b(d)}}}]},Gf=function(){this.$get=["$q","$sniffer","$$animateAsyncRun","$$isDocumentHidden","$timeout",function(a,b,d,c,e){function f(a){this.setHost(a);var b=d();this._doneCallbacks=[];this._tick=function(a){c()?e(a,0,!1):b(a)};this._state=0}f.chain=function(a,b){function c(){if(d===a.length)b(!0);else a[d](function(a){!1===a?b(!1):(d++,c())})}var d=0;c()};f.all=function(a,b){function c(f){e=e&amp;&amp;f;++d===a.length&amp;&amp;b(e)}var d=0,e=!0;r(a,function(a){a.done(c)})};</text:p>
      <text:p text:style-name="P1">f.prototype={setHost:function(a){this.host=a||{}},done:function(a){2===this._state?a():this._doneCallbacks.push(a)},progress:E,getPromise:function(){if(!this.promise){var b=this;this.promise=a(function(a,c){b.done(function(b){!1===b?c():a()})})}return this.promise},then:function(a,b){return this.getPromise().then(a,b)},"catch":function(a){return this.getPromise()["catch"](a)},"finally":function(a){return this.getPromise()["finally"](a)},pause:function(){this.host.pause&amp;&amp;this.host.pause()},resume:function(){this.host.resume&amp;&amp;</text:p>
      <text:p text:style-name="P1">this.host.resume()},end:function(){this.host.end&amp;&amp;this.host.end();this._resolve(!0)},cancel:function(){this.host.cancel&amp;&amp;this.host.cancel();this._resolve(!1)},complete:function(a){var b=this;0===b._state&amp;&amp;(b._state=1,b._tick(function(){b._resolve(a)}))},_resolve:function(a){2!==this._state&amp;&amp;(r(this._doneCallbacks,function(b){b(a)}),this._doneCallbacks.length=0,this._state=2)}};return f}]},Df=function(){this.$get=["$$rAF","$q","$$AnimateRunner",function(a,b,d){return function(b,e){function f(){a(function(){g.addClass&amp;&amp;</text:p>
      <text:p text:style-name="P1">(b.addClass(g.addClass),g.addClass=null);g.removeClass&amp;&amp;(b.removeClass(g.removeClass),g.removeClass=null);g.to&amp;&amp;(b.css(g.to),g.to=null);k||h.complete();k=!0});return h}var g=e||{};g.$$prepared||(g=Ia(g));g.cleanupStyles&amp;&amp;(g.from=g.to=null);g.from&amp;&amp;(b.css(g.from),g.from=null);var k,h=new d;return{start:f,end:f}}}]},$=F("$compile"),uc=new function(){};Zc.$inject=["$provide","$$sanitizeUriProvider"];Kb.prototype.isFirstChange=function(){return this.previousValue===uc};var rd=/^((?:x|data)[:\-_])/i,Jg=</text:p>
      <text:p text:style-name="P1">/[:\-_]+(.)/g,xd=F("$controller"),wd=/^(\S+)(\s+as\s+([\w$]+))?$/,Of=function(){this.$get=["$document",function(a){return function(b){b?!b.nodeType&amp;&amp;b instanceof x&amp;&amp;(b=b[0]):b=a[0].body;return b.offsetWidth+1}}]},yd="application/json",xc={"Content-Type":yd+";charset=utf-<text:soft-page-break/>8"},Mg=/^\[|^\{(?!\{)/,Ng={"[":/]$/,"{":/}$/},Lg=/^\)]\}',?\n/,Lb=F("$http"),Ma=ca.$interpolateMinErr=F("$interpolate");Ma.throwNoconcat=function(a){throw Ma("noconcat",a);};Ma.interr=function(a,b){return Ma("interr",a,b.toString())};</text:p>
      <text:p text:style-name="P1">var Qg=F("$interval"),Xf=function(){this.$get=function(){function a(a){var b=function(a){b.data=a;b.called=!0};b.id=a;return b}var b=ca.callbacks,d={};return{createCallback:function(c){c="_"+(b.$$counter++).toString(36);var e="angular.callbacks."+c,f=a(c);d[e]=b[c]=f;return e},wasCalled:function(a){return d[a].called},getResponse:function(a){return d[a].data},removeCallback:function(a){delete b[d[a].id];delete d[a]}}}},uh=/^([^?#]*)(\?([^#]*))?(#(.*))?$/,Rg={http:80,https:443,ftp:21},kb=F("$location"),</text:p>
      <text:p text:style-name="P1">Sg=/^\s*[\\/]{2,}/,vh={$$absUrl:"",$$html5:!1,$$replace:!1,$$compose:function(){for(var a=this.$$path,b=this.$$hash,d=Ce(this.$$search),b=b?"#"+ic(b):"",a=a.split("/"),c=a.length;c--;)a[c]=ic(a[c].replace(/%2F/g,"/"));this.$$url=a.join("/")+(d?"?"+d:"")+b;this.$$absUrl=this.$$normalizeUrl(this.$$url);this.$$urlUpdatedByLocation=!0},absUrl:Mb("$$absUrl"),url:function(a){if(A(a))return this.$$url;var b=uh.exec(a);(b[1]||""===a)&amp;&amp;this.path(decodeURIComponent(b[1]));(b[2]||b[1]||""===a)&amp;&amp;this.search(b[3]||</text:p>
      <text:p text:style-name="P1">"");this.hash(b[5]||"");return this},protocol:Mb("$$protocol"),host:Mb("$$host"),port:Mb("$$port"),path:Fd("$$path",function(a){a=null!==a?a.toString():"";return"/"===a.charAt(0)?a:"/"+a}),search:function(a,b){switch(arguments.length){case 0:return this.$$search;case 1:if(C(a)||X(a))a=a.toString(),this.$$search=hc(a);else if(D(a))a=Ia(a,{}),r(a,function(b,c){null==b&amp;&amp;delete a[c]}),this.$$search=a;else throw kb("isrcharg");break;default:A(b)||null===b?delete this.$$search[a]:this.$$search[a]=b}this.$$compose();</text:p>
      <text:p text:style-name="P1">return this},hash:Fd("$$hash",function(a){return null!==a?a.toString():""}),replace:function(){this.$$replace=!0;return this}};r([Ed,Ac,zc],function(a){a.prototype=Object.create(vh);a.prototype.state=function(b){if(!arguments.length)return this.$$state;if(a!==zc||!this.$$html5)throw kb("nostate");this.$$state=A(b)?null:b;this.$$urlUpdatedByLocation=!0;return this}});var Ya=F("$parse"),Wg={}.constructor.prototype.valueOf,Vb=T();r("+ - * / % === !== == != &lt; &gt; &lt;= &gt;= &amp;&amp; || ! = |".split(" "),function(a){Vb[a]=</text:p>
      <text:p text:style-name="P1">!0});var wh={n:"\n",f:"\f",r:"\r",t:"\t",v:"\v","'":"'",'"':'"'},Ob=function(a){this.options=a};Ob.prototype={constructor:Ob,lex:function(a){this.text=a;this.index=0;for(this.tokens=[];this.index&lt;this.text.length;)if(a=this.text.charAt(this.index),'"'===a||"'"===a)this.readString(a);else if(this.isNumber(a)||"."===a&amp;&amp;this.isNumber(this.peek()))this.readNumber();else if(this.isIdentifierStart(this.peekMultichar()))this.readIdent();else if(this.is(a,"(){}[].,;:?"))this.tokens.push({index:this.index,</text:p>
      <text:p text:style-name="P1">text:a}),this.index++;else if(this.isWhitespace(a))this.index++;else{var b=a+this.peek(),d=b+this.peek(2),c=Vb[b],e=Vb[d];Vb[a]||c||e?(a=e?d:c?b:a,this.tokens.push({index:this.index,text:a,operator:!0}),this.index+=a.length):this.throwError("Unexpected next character ",this.index,this.index+1)}return this.tokens},is:function(a,b){return-1!==b.indexOf(a)},peek:function(a){a=a||1;return this.index+a&lt;this.text.length?this.text.charAt(this.index+a):!1},isNumber:function(a){return"0"&lt;=a&amp;&amp;"9"&gt;=a&amp;&amp;"string"===</text:p>
      <text:p text:style-name="P1">typeof a},isWhitespace:function(a){return" "===a||"\r"===a||"\t"===a||"\n"===a||"\v"===a||"\u00a0"===a},isIdentifierStart:function(a){return this.options.isIdentifierStart?this.options.isIdentifierStart(a,this.codePointAt(a)):this.isValidIdentifierStart(a)},isValidIdentifierStart:function(a){return"a"&lt;=a&amp;&amp;"z"&gt;=a||"A"&lt;=a&amp;&amp;"Z"&gt;=a||"_"===a||"$"===a},isIdentifierContinue:function(a){return this.options.isIdentifierContinue?this.options.isIdentifierContinue(a,this.codePointAt(a)):this.isValidIdentifierContinue(a)},</text:p>
      <text:p text:style-name="P1">isValidIdentifierContinue:function(a,b){return this.isValidIdentifierStart(a,b)||this.isNumber(a)},codePointAt:function(a){return 1===a.length?a.charCodeAt(0):(a.charCodeAt(0)&lt;&lt;10)+a.charCodeAt(1)-56613888},peekMultichar:function(){var <text:soft-page-break/>a=this.text.charAt(this.index),b=this.peek();if(!b)return a;var d=a.charCodeAt(0),c=b.charCodeAt(0);return 55296&lt;=d&amp;&amp;56319&gt;=d&amp;&amp;56320&lt;=c&amp;&amp;57343&gt;=c?a+b:a},isExpOperator:function(a){return"-"===a||"+"===a||this.isNumber(a)},throwError:function(a,b,d){d=d||this.index;b=</text:p>
      <text:p text:style-name="P1">w(b)?"s "+b+"-"+this.index+" ["+this.text.substring(b,d)+"]":" "+d;throw Ya("lexerr",a,b,this.text);},readNumber:function(){for(var a="",b=this.index;this.index&lt;this.text.length;){var d=K(this.text.charAt(this.index));if("."===d||this.isNumber(d))a+=d;else{var c=this.peek();if("e"===d&amp;&amp;this.isExpOperator(c))a+=d;else if(this.isExpOperator(d)&amp;&amp;c&amp;&amp;this.isNumber(c)&amp;&amp;"e"===a.charAt(a.length-1))a+=d;else if(!this.isExpOperator(d)||c&amp;&amp;this.isNumber(c)||"e"!==a.charAt(a.length-1))break;else this.throwError("Invalid exponent")}this.index++}this.tokens.push({index:b,</text:p>
      <text:p text:style-name="P1">text:a,constant:!0,value:Number(a)})},readIdent:function(){var a=this.index;for(this.index+=this.peekMultichar().length;this.index&lt;this.text.length;){var b=this.peekMultichar();if(!this.isIdentifierContinue(b))break;this.index+=b.length}this.tokens.push({index:a,text:this.text.slice(a,this.index),identifier:!0})},readString:function(a){var b=this.index;this.index++;for(var d="",c=a,e=!1;this.index&lt;this.text.length;){var f=this.text.charAt(this.index),c=c+f;if(e)"u"===f?(e=this.text.substring(this.index+</text:p>
      <text:p text:style-name="P1">1,this.index+5),e.match(/[\da-f]{4}/i)||this.throwError("Invalid unicode escape [\\u"+e+"]"),this.index+=4,d+=String.fromCharCode(parseInt(e,16))):d+=wh[f]||f,e=!1;else if("\\"===f)e=!0;else{if(f===a){this.index++;this.tokens.push({index:b,text:c,constant:!0,value:d});return}d+=f}this.index++}this.throwError("Unterminated quote",b)}};var q=function(a,b){this.lexer=a;this.options=b};q.Program="Program";q.ExpressionStatement="ExpressionStatement";q.AssignmentExpression="AssignmentExpression";q.ConditionalExpression=</text:p>
      <text:p text:style-name="P1">"ConditionalExpression";q.LogicalExpression="LogicalExpression";q.BinaryExpression="BinaryExpression";q.UnaryExpression="UnaryExpression";q.CallExpression="CallExpression";q.MemberExpression="MemberExpression";q.Identifier="Identifier";q.Literal="Literal";q.ArrayExpression="ArrayExpression";q.Property="Property";q.ObjectExpression="ObjectExpression";q.ThisExpression="ThisExpression";q.LocalsExpression="LocalsExpression";q.NGValueParameter="NGValueParameter";q.prototype={ast:function(a){this.text=</text:p>
      <text:p text:style-name="P1">a;this.tokens=this.lexer.lex(a);a=this.program();0!==this.tokens.length&amp;&amp;this.throwError("is an unexpected token",this.tokens[0]);return a},program:function(){for(var a=[];;)if(0&lt;this.tokens.length&amp;&amp;!this.peek("}",")",";","]")&amp;&amp;a.push(this.expressionStatement()),!this.expect(";"))return{type:q.Program,body:a}},expressionStatement:function(){return{type:q.ExpressionStatement,expression:this.filterChain()}},filterChain:function(){for(var a=this.expression();this.expect("|");)a=this.filter(a);return a},</text:p>
      <text:p text:style-name="P1">expression:function(){return this.assignment()},assignment:function(){var a=this.ternary();if(this.expect("=")){if(!Jd(a))throw Ya("lval");a={type:q.AssignmentExpression,left:a,right:this.assignment(),operator:"="}}return a},ternary:function(){var a=this.logicalOR(),b,d;return this.expect("?")&amp;&amp;(b=this.expression(),this.consume(":"))?(d=this.expression(),{type:q.ConditionalExpression,test:a,alternate:b,consequent:d}):a},logicalOR:function(){for(var a=this.logicalAND();this.expect("||");)a={type:q.LogicalExpression,</text:p>
      <text:p text:style-name="P1">operator:"||",left:a,right:this.logicalAND()};return a},logicalAND:function(){for(var a=this.equality();this.expect("&amp;&amp;");)a={type:q.LogicalExpression,operator:"&amp;&amp;",left:a,right:this.equality()};return a},equality:function(){for(var a=this.relational(),b;b=this.expect("==","!=","===","!==");)a={type:q.BinaryExpression,operator:b.text,left:a,right:this.relational()};return a},relational:function(){for(var a=this.additive(),b;b=this.expect("&lt;","&gt;","&lt;=","&gt;=");)a={type:q.BinaryExpression,operator:b.text,</text:p>
      <text:p text:style-name="P1"><text:soft-page-break/>left:a,right:this.additive()};return a},additive:function(){for(var a=this.multiplicative(),b;b=this.expect("+","-");)a={type:q.BinaryExpression,operator:b.text,left:a,right:this.multiplicative()};return a},multiplicative:function(){for(var a=this.unary(),b;b=this.expect("*","/","%");)a={type:q.BinaryExpression,operator:b.text,left:a,right:this.unary()};return a},unary:function(){var a;return(a=this.expect("+","-","!"))?{type:q.UnaryExpression,operator:a.text,prefix:!0,argument:this.unary()}:this.primary()},</text:p>
      <text:p text:style-name="P1">primary:function(){var a;this.expect("(")?(a=this.filterChain(),this.consume(")")):this.expect("[")?a=this.arrayDeclaration():this.expect("{")?a=this.object():this.selfReferential.hasOwnProperty(this.peek().text)?a=Ia(this.selfReferential[this.consume().text]):this.options.literals.hasOwnProperty(this.peek().text)?a={type:q.Literal,value:this.options.literals[this.consume().text]}:this.peek().identifier?a=this.identifier():this.peek().constant?a=this.constant():this.throwError("not a primary expression",</text:p>
      <text:p text:style-name="P1">this.peek());for(var b;b=this.expect("(","[",".");)"("===b.text?(a={type:q.CallExpression,callee:a,arguments:this.parseArguments()},this.consume(")")):"["===b.text?(a={type:q.MemberExpression,object:a,property:this.expression(),computed:!0},this.consume("]")):"."===b.text?a={type:q.MemberExpression,object:a,property:this.identifier(),computed:!1}:this.throwError("IMPOSSIBLE");return a},filter:function(a){a=[a];for(var b={type:q.CallExpression,callee:this.identifier(),arguments:a,filter:!0};this.expect(":");)a.push(this.expression());</text:p>
      <text:p text:style-name="P1">return b},parseArguments:function(){var a=[];if(")"!==this.peekToken().text){do a.push(this.filterChain());while(this.expect(","))}return a},identifier:function(){var a=this.consume();a.identifier||this.throwError("is not a valid identifier",a);return{type:q.Identifier,name:a.text}},constant:function(){return{type:q.Literal,value:this.consume().value}},arrayDeclaration:function(){var a=[];if("]"!==this.peekToken().text){do{if(this.peek("]"))break;a.push(this.expression())}while(this.expect(","))}this.consume("]");</text:p>
      <text:p text:style-name="P1">return{type:q.ArrayExpression,elements:a}},object:function(){var a=[],b;if("}"!==this.peekToken().text){do{if(this.peek("}"))break;b={type:q.Property,kind:"init"};this.peek().constant?(b.key=this.constant(),b.computed=!1,this.consume(":"),b.value=this.expression()):this.peek().identifier?(b.key=this.identifier(),b.computed=!1,this.peek(":")?(this.consume(":"),b.value=this.expression()):b.value=b.key):this.peek("[")?(this.consume("["),b.key=this.expression(),this.consume("]"),b.computed=!0,this.consume(":"),</text:p>
      <text:p text:style-name="P1">b.value=this.expression()):this.throwError("invalid key",this.peek());a.push(b)}while(this.expect(","))}this.consume("}");return{type:q.ObjectExpression,properties:a}},throwError:function(a,b){throw Ya("syntax",b.text,a,b.index+1,this.text,this.text.substring(b.index));},consume:function(a){if(0===this.tokens.length)throw Ya("ueoe",this.text);var b=this.expect(a);b||this.throwError("is unexpected, expecting ["+a+"]",this.peek());return b},peekToken:function(){if(0===this.tokens.length)throw Ya("ueoe",</text:p>
      <text:p text:style-name="P1">this.text);return this.tokens[0]},peek:function(a,b,d,c){return this.peekAhead(0,a,b,d,c)},peekAhead:function(a,b,d,c,e){if(this.tokens.length&gt;a){a=this.tokens[a];var f=a.text;if(f===b||f===d||f===c||f===e||!(b||d||c||e))return a}return!1},expect:function(a,b,d,c){return(a=this.peek(a,b,d,c))?(this.tokens.shift(),a):!1},selfReferential:{"this":{type:q.ThisExpression},$locals:{type:q.LocalsExpression}}};var Hd=2;Ld.prototype={compile:function(a){var b=this;this.state={nextId:0,filters:{},fn:{vars:[],</text:p>
      <text:p text:style-name="P1">body:[],own:{}},assign:{vars:[],body:[],own:{}},inputs:[]};Z(a,b.$filter);var d="",c;this.stage="assign";if(c=Kd(a))this.state.computing="assign",d=this.nextId(),this.recurse(c,d),this.return_(d),d="fn.assign="+this.generateFunction("assi<text:soft-page-break/>gn","s,v,l");c=Id(a.body);b.stage="inputs";r(c,function(a,c){var d="fn"+c;b.state[d]={vars:[],body:[],own:{}};b.state.computing=d;var k=b.nextId();b.recurse(a,k);b.return_(k);b.state.inputs.push({name:d,isPure:a.isPure});a.watchId=c});this.state.computing="fn";this.stage=</text:p>
      <text:p text:style-name="P1">"main";this.recurse(a);a='"'+this.USE+" "+this.STRICT+'";\n'+this.filterPrefix()+"var fn="+this.generateFunction("fn","s,l,a,i")+d+this.watchFns()+"return fn;";a=(new Function("$filter","getStringValue","ifDefined","plus",a))(this.$filter,Tg,Ug,Gd);this.state=this.stage=void 0;return a},USE:"use",STRICT:"strict",watchFns:function(){var a=[],b=this.state.inputs,d=this;r(b,function(b){a.push("var "+b.name+"="+d.generateFunction(b.name,"s"));b.isPure&amp;&amp;a.push(b.name,".isPure="+JSON.stringify(b.isPure)+</text:p>
      <text:p text:style-name="P1">";")});b.length&amp;&amp;a.push("fn.inputs=["+b.map(function(a){return a.name}).join(",")+"];");return a.join("")},generateFunction:function(a,b){return"function("+b+"){"+this.varsPrefix(a)+this.body(a)+"};"},filterPrefix:function(){var a=[],b=this;r(this.state.filters,function(d,c){a.push(d+"=$filter("+b.escape(c)+")")});return a.length?"var "+a.join(",")+";":""},varsPrefix:function(a){return this.state[a].vars.length?"var "+this.state[a].vars.join(",")+";":""},body:function(a){return this.state[a].body.join("")},</text:p>
      <text:p text:style-name="P1">recurse:function(a,b,d,c,e,f){var g,k,h=this,l,m,p;c=c||E;if(!f&amp;&amp;w(a.watchId))b=b||this.nextId(),this.if_("i",this.lazyAssign(b,this.computedMember("i",a.watchId)),this.lazyRecurse(a,b,d,c,e,!0));else switch(a.type){case q.Program:r(a.body,function(b,c){h.recurse(b.expression,void 0,void 0,function(a){k=a});c!==a.body.length-1?h.current().body.push(k,";"):h.return_(k)});break;case q.Literal:m=this.escape(a.value);this.assign(b,m);c(b||m);break;case q.UnaryExpression:this.recurse(a.argument,void 0,</text:p>
      <text:p text:style-name="P1">void 0,function(a){k=a});m=a.operator+"("+this.ifDefined(k,0)+")";this.assign(b,m);c(m);break;case q.BinaryExpression:this.recurse(a.left,void 0,void 0,function(a){g=a});this.recurse(a.right,void 0,void 0,function(a){k=a});m="+"===a.operator?this.plus(g,k):"-"===a.operator?this.ifDefined(g,0)+a.operator+this.ifDefined(k,0):"("+g+")"+a.operator+"("+k+")";this.assign(b,m);c(m);break;case q.LogicalExpression:b=b||this.nextId();h.recurse(a.left,b);h.if_("&amp;&amp;"===a.operator?b:h.not(b),h.lazyRecurse(a.right,</text:p>
      <text:p text:style-name="P1">b));c(b);break;case q.ConditionalExpression:b=b||this.nextId();h.recurse(a.test,b);h.if_(b,h.lazyRecurse(a.alternate,b),h.lazyRecurse(a.consequent,b));c(b);break;case q.Identifier:b=b||this.nextId();d&amp;&amp;(d.context="inputs"===h.stage?"s":this.assign(this.nextId(),this.getHasOwnProperty("l",a.name)+"?l:s"),d.computed=!1,d.name=a.name);h.if_("inputs"===h.stage||h.not(h.getHasOwnProperty("l",a.name)),function(){h.if_("inputs"===h.stage||"s",function(){e&amp;&amp;1!==e&amp;&amp;h.if_(h.isNull(h.nonComputedMember("s",a.name)),</text:p>
      <text:p text:style-name="P1">h.lazyAssign(h.nonComputedMember("s",a.name),"{}"));h.assign(b,h.nonComputedMember("s",a.name))})},b&amp;&amp;h.lazyAssign(b,h.nonComputedMember("l",a.name)));c(b);break;case q.MemberExpression:g=d&amp;&amp;(d.context=this.nextId())||this.nextId();b=b||this.nextId();h.recurse(a.object,g,void 0,function(){h.if_(h.notNull(g),function(){a.computed?(k=h.nextId(),h.recurse(a.property,k),h.getStringValue(k),e&amp;&amp;1!==e&amp;&amp;h.if_(h.not(h.computedMember(g,k)),h.lazyAssign(h.computedMember(g,k),"{}")),m=h.computedMember(g,k),h.assign(b,</text:p>
      <text:p text:style-name="P1">m),d&amp;&amp;(d.computed=!0,d.name=k)):(e&amp;&amp;1!==e&amp;&amp;h.if_(h.isNull(h.nonComputedMember(g,a.property.name)),h.lazyAssign(h.nonComputedMember(g,a.property.name),"{}")),m=h.nonComputedMember(g,a.property.name),h.assign(b,m),d&amp;&amp;(d.computed=!1,d.name=a.property.name))},function(){h.assign(b,"undefined")});c(b)},!!e);break;case q.CallExpression:b=b||this.nextId();a.filter?(k=h.filter(a.callee.name),l=[],r(a.arguments,function(a){var b=h.nextId();h.recurse(a,b);l.push(b)}),m=k+"("+l.join(",")+")",h.assign(b,m),c(b)):</text:p>
      <text:p text:style-name="P1"><text:soft-page-break/>(k=h.nextId(),g={},l=[],h.recurse(a.callee,k,g,function(){h.if_(h.notNull(k),function(){r(a.arguments,function(b){h.recurse(b,a.constant?void 0:h.nextId(),void 0,function(a){l.push(a)})});m=g.name?h.member(g.context,g.name,g.computed)+"("+l.join(",")+")":k+"("+l.join(",")+")";h.assign(b,m)},function(){h.assign(b,"undefined")});c(b)}));break;case q.AssignmentExpression:k=this.nextId();g={};this.recurse(a.left,void 0,g,function(){h.if_(h.notNull(g.context),function(){h.recurse(a.right,k);m=h.member(g.context,</text:p>
      <text:p text:style-name="P1">g.name,g.computed)+a.operator+k;h.assign(b,m);c(b||m)})},1);break;case q.ArrayExpression:l=[];r(a.elements,function(b){h.recurse(b,a.constant?void 0:h.nextId(),void 0,function(a){l.push(a)})});m="["+l.join(",")+"]";this.assign(b,m);c(b||m);break;case q.ObjectExpression:l=[];p=!1;r(a.properties,function(a){a.computed&amp;&amp;(p=!0)});p?(b=b||this.nextId(),this.assign(b,"{}"),r(a.properties,function(a){a.computed?(g=h.nextId(),h.recurse(a.key,g)):g=a.key.type===q.Identifier?a.key.name:""+a.key.value;k=h.nextId();</text:p>
      <text:p text:style-name="P1">h.recurse(a.value,k);h.assign(h.member(b,g,a.computed),k)})):(r(a.properties,function(b){h.recurse(b.value,a.constant?void 0:h.nextId(),void 0,function(a){l.push(h.escape(b.key.type===q.Identifier?b.key.name:""+b.key.value)+":"+a)})}),m="{"+l.join(",")+"}",this.assign(b,m));c(b||m);break;case q.ThisExpression:this.assign(b,"s");c(b||"s");break;case q.LocalsExpression:this.assign(b,"l");c(b||"l");break;case q.NGValueParameter:this.assign(b,"v"),c(b||"v")}},getHasOwnProperty:function(a,b){var d=a+"."+</text:p>
      <text:p text:style-name="P1">b,c=this.current().own;c.hasOwnProperty(d)||(c[d]=this.nextId(!1,a+"&amp;&amp;("+this.escape(b)+" in "+a+")"));return c[d]},assign:function(a,b){if(a)return this.current().body.push(a,"=",b,";"),a},filter:function(a){this.state.filters.hasOwnProperty(a)||(this.state.filters[a]=this.nextId(!0));return this.state.filters[a]},ifDefined:function(a,b){return"ifDefined("+a+","+this.escape(b)+")"},plus:function(a,b){return"plus("+a+","+b+")"},return_:function(a){this.current().body.push("return ",a,";")},if_:function(a,</text:p>
      <text:p text:style-name="P1">b,d){if(!0===a)b();else{var c=this.current().body;c.push("if(",a,"){");b();c.push("}");d&amp;&amp;(c.push("else{"),d(),c.push("}"))}},not:function(a){return"!("+a+")"},isNull:function(a){return a+"==null"},notNull:function(a){return a+"!=null"},nonComputedMember:function(a,b){var d=/[^$_a-zA-Z0-9]/g;return/^[$_a-zA-Z][$_a-zA-Z0-9]*$/.test(b)?a+"."+b:a+'["'+b.replace(d,this.stringEscapeFn)+'"]'},computedMember:function(a,b){return a+"["+b+"]"},member:function(a,b,d){return d?this.computedMember(a,b):this.nonComputedMember(a,</text:p>
      <text:p text:style-name="P1">b)},getStringValue:function(a){this.assign(a,"getStringValue("+a+")")},lazyRecurse:function(a,b,d,c,e,f){var g=this;return function(){g.recurse(a,b,d,c,e,f)}},lazyAssign:function(a,b){var d=this;return function(){d.assign(a,b)}},stringEscapeRegex:/[^ a-zA-Z0-9]/g,stringEscapeFn:function(a){return"\\u"+("0000"+a.charCodeAt(0).toString(16)).slice(-4)},escape:function(a){if(C(a))return"'"+a.replace(this.stringEscapeRegex,this.stringEscapeFn)+"'";if(X(a))return a.toString();if(!0===a)return"true";if(!1===</text:p>
      <text:p text:style-name="P1">a)return"false";if(null===a)return"null";if("undefined"===typeof a)return"undefined";throw Ya("esc");},nextId:function(a,b){var d="v"+this.state.nextId++;a||this.current().vars.push(d+(b?"="+b:""));return d},current:function(){return this.state[this.state.computing]}};Md.prototype={compile:function(a){var b=this;Z(a,b.$filter);var d,c;if(d=Kd(a))c=this.recurse(d);d=Id(a.body);var e;d&amp;&amp;(e=[],r(d,function(a,c){var d=b.recurse(a);d.isPure=a.isPure;a.input=d;e.push(d);a.watchId=c}));var f=[];r(a.body,</text:p>
      <text:p text:style-name="P1">function(a){f.push(b.recurse(a.expression))});a=0===a.body.length?E:1===a.body.length?f[0]:function(a,b){var c;r(f,function(d){c=d(a,b)});return c};c&amp;&amp;(a.assign=function(a,b,d){return c(a,d,b)});e&amp;&amp;(a.inputs=e);return a},recurse:function(a,b,d){var c,e,f=this,g;if(a.input)return this.inputs(a.input,a.watchId);switch(a.type){case q.Literal:return this.value(a.value,b);case q.UnaryExpression:return <text:soft-page-break/>e=this.recurse(a.argument),this["unary"+a.operator](e,b);case q.BinaryExpression:return c=this.recurse(a.left),</text:p>
      <text:p text:style-name="P1">e=this.recurse(a.right),this["binary"+a.operator](c,e,b);case q.LogicalExpression:return c=this.recurse(a.left),e=this.recurse(a.right),this["binary"+a.operator](c,e,b);case q.ConditionalExpression:return this["ternary?:"](this.recurse(a.test),this.recurse(a.alternate),this.recurse(a.consequent),b);case q.Identifier:return f.identifier(a.name,b,d);case q.MemberExpression:return c=this.recurse(a.object,!1,!!d),a.computed||(e=a.property.name),a.computed&amp;&amp;(e=this.recurse(a.property)),a.computed?this.computedMember(c,</text:p>
      <text:p text:style-name="P1">e,b,d):this.nonComputedMember(c,e,b,d);case q.CallExpression:return g=[],r(a.arguments,function(a){g.push(f.recurse(a))}),a.filter&amp;&amp;(e=this.$filter(a.callee.name)),a.filter||(e=this.recurse(a.callee,!0)),a.filter?function(a,c,d,f){for(var p=[],n=0;n&lt;g.length;++n)p.push(g[n](a,c,d,f));a=e.apply(void 0,p,f);return b?{context:void 0,name:void 0,value:a}:a}:function(a,c,d,f){var p=e(a,c,d,f),n;if(null!=p.value){n=[];for(var s=0;s&lt;g.length;++s)n.push(g[s](a,c,d,f));n=p.value.apply(p.context,n)}return b?</text:p>
      <text:p text:style-name="P1">{value:n}:n};case q.AssignmentExpression:return c=this.recurse(a.left,!0,1),e=this.recurse(a.right),function(a,d,f,g){var p=c(a,d,f,g);a=e(a,d,f,g);p.context[p.name]=a;return b?{value:a}:a};case q.ArrayExpression:return g=[],r(a.elements,function(a){g.push(f.recurse(a))}),function(a,c,d,e){for(var f=[],n=0;n&lt;g.length;++n)f.push(g[n](a,c,d,e));return b?{value:f}:f};case q.ObjectExpression:return g=[],r(a.properties,function(a){a.computed?g.push({key:f.recurse(a.key),computed:!0,value:f.recurse(a.value)}):</text:p>
      <text:p text:style-name="P1">g.push({key:a.key.type===q.Identifier?a.key.name:""+a.key.value,computed:!1,value:f.recurse(a.value)})}),function(a,c,d,e){for(var f={},n=0;n&lt;g.length;++n)g[n].computed?f[g[n].key(a,c,d,e)]=g[n].value(a,c,d,e):f[g[n].key]=g[n].value(a,c,d,e);return b?{value:f}:f};case q.ThisExpression:return function(a){return b?{value:a}:a};case q.LocalsExpression:return function(a,c){return b?{value:c}:c};case q.NGValueParameter:return function(a,c,d){return b?{value:d}:d}}},"unary+":function(a,b){return function(d,</text:p>
      <text:p text:style-name="P1">c,e,f){d=a(d,c,e,f);d=w(d)?+d:0;return b?{value:d}:d}},"unary-":function(a,b){return function(d,c,e,f){d=a(d,c,e,f);d=w(d)?-d:-0;return b?{value:d}:d}},"unary!":function(a,b){return function(d,c,e,f){d=!a(d,c,e,f);return b?{value:d}:d}},"binary+":function(a,b,d){return function(c,e,f,g){var k=a(c,e,f,g);c=b(c,e,f,g);k=Gd(k,c);return d?{value:k}:k}},"binary-":function(a,b,d){return function(c,e,f,g){var k=a(c,e,f,g);c=b(c,e,f,g);k=(w(k)?k:0)-(w(c)?c:0);return d?{value:k}:k}},"binary*":function(a,b,</text:p>
      <text:p text:style-name="P1">d){return function(c,e,f,g){c=a(c,e,f,g)*b(c,e,f,g);return d?{value:c}:c}},"binary/":function(a,b,d){return function(c,e,f,g){c=a(c,e,f,g)/b(c,e,f,g);return d?{value:c}:c}},"binary%":function(a,b,d){return function(c,e,f,g){c=a(c,e,f,g)%b(c,e,f,g);return d?{value:c}:c}},"binary===":function(a,b,d){return function(c,e,f,g){c=a(c,e,f,g)===b(c,e,f,g);return d?{value:c}:c}},"binary!==":function(a,b,d){return function(c,e,f,g){c=a(c,e,f,g)!==b(c,e,f,g);return d?{value:c}:c}},"binary==":function(a,b,d){return function(c,</text:p>
      <text:p text:style-name="P1">e,f,g){c=a(c,e,f,g)==b(c,e,f,g);return d?{value:c}:c}},"binary!=":function(a,b,d){return function(c,e,f,g){c=a(c,e,f,g)!=b(c,e,f,g);return d?{value:c}:c}},"binary&lt;":function(a,b,d){return function(c,e,f,g){c=a(c,e,f,g)&lt;b(c,e,f,g);return d?{value:c}:c}},"binary&gt;":function(a,b,d){return function(c,e,f,g){c=a(c,e,f,g)&gt;b(c,e,f,g);return d?{value:c}:c}},"binary&lt;=":function(a,b,d){return function(c,e,f,g){c=a(c,e,f,g)&lt;=b(c,e,f,g);return d?{value:c}:c}},"binary&gt;=":function(a,b,d){return function(c,e,f,g){c=</text:p>
      <text:p text:style-name="P1">a(c,e,f,g)&gt;=b(c,e,f,g);return d?{value:c}:c}},"binary&amp;&amp;":function(a,b,d){return function(c,e,f,g){c=a(c,e,f,g)&amp;&amp;b(c,e,f,g);return d?{value:c}:c}},"binary||":function(a,b,d){return function(c,e,f,g){c=a(c,e,f,g)||b(c,e,f,g);return d?{value:c}:c}},"ternary?:":function(a,b,d,c){return function(e,f,g,k){e=a(e,f,g,k)?b(e,f,g,k):d(e,f,g,k);return c?<text:soft-page-break/>{value:e}:e}},value:function(a,b){return function(){return b?{context:void 0,name:void 0,value:a}:a}},identifier:function(a,b,d){return function(c,e,f,g){c=</text:p>
      <text:p text:style-name="P1">e&amp;&amp;a in e?e:c;d&amp;&amp;1!==d&amp;&amp;c&amp;&amp;null==c[a]&amp;&amp;(c[a]={});e=c?c[a]:void 0;return b?{context:c,name:a,value:e}:e}},computedMember:function(a,b,d,c){return function(e,f,g,k){var h=a(e,f,g,k),l,m;null!=h&amp;&amp;(l=b(e,f,g,k),l+="",c&amp;&amp;1!==c&amp;&amp;h&amp;&amp;!h[l]&amp;&amp;(h[l]={}),m=h[l]);return d?{context:h,name:l,value:m}:m}},nonComputedMember:function(a,b,d,c){return function(e,f,g,k){e=a(e,f,g,k);c&amp;&amp;1!==c&amp;&amp;e&amp;&amp;null==e[b]&amp;&amp;(e[b]={});f=null!=e?e[b]:void 0;return d?{context:e,name:b,value:f}:f}},inputs:function(a,b){return function(d,</text:p>
      <text:p text:style-name="P1">c,e,f){return f?f[b]:a(d,c,e)}}};Nb.prototype={constructor:Nb,parse:function(a){a=this.getAst(a);var b=this.astCompiler.compile(a.ast),d=a.ast;b.literal=0===d.body.length||1===d.body.length&amp;&amp;(d.body[0].expression.type===q.Literal||d.body[0].expression.type===q.ArrayExpression||d.body[0].expression.type===q.ObjectExpression);b.constant=a.ast.constant;b.oneTime=a.oneTime;return b},getAst:function(a){var b=!1;a=a.trim();":"===a.charAt(0)&amp;&amp;":"===a.charAt(1)&amp;&amp;(b=!0,a=a.substring(2));return{ast:this.ast.ast(a),</text:p>
      <text:p text:style-name="P1">oneTime:b}}};var Ea=F("$sce"),W={HTML:"html",CSS:"css",MEDIA_URL:"mediaUrl",URL:"url",RESOURCE_URL:"resourceUrl",JS:"js"},Dc=/_([a-z])/g,Zg=F("$templateRequest"),$g=F("$timeout"),aa=z.document.createElement("a"),Qd=ga(z.location.href),Na;aa.href="http://[::1]";var ah="[::1]"===aa.hostname;Rd.$inject=["$document"];fd.$inject=["$provide"];var Yd=22,Xd=".",Fc="0";Sd.$inject=["$locale"];Ud.$inject=["$locale"];var lh={yyyy:ea("FullYear",4,0,!1,!0),yy:ea("FullYear",2,0,!0,!0),y:ea("FullYear",1,0,!1,!0),</text:p>
      <text:p text:style-name="P1">MMMM:lb("Month"),MMM:lb("Month",!0),MM:ea("Month",2,1),M:ea("Month",1,1),LLLL:lb("Month",!1,!0),dd:ea("Date",2),d:ea("Date",1),HH:ea("Hours",2),H:ea("Hours",1),hh:ea("Hours",2,-12),h:ea("Hours",1,-12),mm:ea("Minutes",2),m:ea("Minutes",1),ss:ea("Seconds",2),s:ea("Seconds",1),sss:ea("Milliseconds",3),EEEE:lb("Day"),EEE:lb("Day",!0),a:function(a,b){return 12&gt;a.getHours()?b.AMPMS[0]:b.AMPMS[1]},Z:function(a,b,d){a=-1*d;return a=(0&lt;=a?"+":"")+(Pb(Math[0&lt;a?"floor":"ceil"](a/60),2)+Pb(Math.abs(a%60),2))},</text:p>
      <text:p text:style-name="P1">ww:$d(2),w:$d(1),G:Gc,GG:Gc,GGG:Gc,GGGG:function(a,b){return 0&gt;=a.getFullYear()?b.ERANAMES[0]:b.ERANAMES[1]}},kh=/((?:[^yMLdHhmsaZEwG']+)|(?:'(?:[^']|'')*')|(?:E+|y+|M+|L+|d+|H+|h+|m+|s+|a|Z|G+|w+))([\s\S]*)/,jh=/^-?\d+$/;Td.$inject=["$locale"];var eh=ia(K),fh=ia(vb);Vd.$inject=["$parse"];var Re=ia({restrict:"E",compile:function(a,b){if(!b.href&amp;&amp;!b.xlinkHref)return function(a,b){if("a"===b[0].nodeName.toLowerCase()){var e="[object SVGAnimatedString]"===la.call(b.prop("href"))?"xlink:href":"href";</text:p>
      <text:p text:style-name="P1">b.on("click",function(a){b.attr(e)||a.preventDefault()})}}}}),wb={};r(Hb,function(a,b){function d(a,d,e){a.$watch(e[c],function(a){e.$set(b,!!a)})}if("multiple"!==a){var c=xa("ng-"+b),e=d;"checked"===a&amp;&amp;(e=function(a,b,e){e.ngModel!==e[c]&amp;&amp;d(a,b,e)});wb[c]=function(){return{restrict:"A",priority:100,link:e}}}});r(vd,function(a,b){wb[b]=function(){return{priority:100,link:function(a,c,e){if("ngPattern"===b&amp;&amp;"/"===e.ngPattern.charAt(0)&amp;&amp;(c=e.ngPattern.match(ke))){e.$set("ngPattern",new RegExp(c[1],</text:p>
      <text:p text:style-name="P1">c[2]));return}a.$watch(e[b],function(a){e.$set(b,a)})}}}});r(["src","srcset","href"],function(a){var b=xa("ng-"+a);wb[b]=["$sce",function(d){return{priority:99,link:function(c,e,f){var g=a,k=a;"href"===a&amp;&amp;"[object SVGAnimatedString]"===la.call(e.prop("href"))&amp;&amp;(k="xlinkHref",f.$attr[k]="xlink:href",g=null);f.$set(b,d.getTrustedMediaUrl(f[b]));f.$observe(b,function(b){b?(f.$set(k,b),wa&amp;&amp;g&amp;&amp;e.prop(g,f[k])):"href"===a&amp;&amp;f.$set(k,null)})}}}]});var mb={$addControl:E,$getControls:ia([]),$$renameControl:function(a,</text:p>
      <text:p text:style-name="P1">b){a.$name=b},$removeControl:E,$setValidity:E,$setDirty:E,$setPristine:E,$setSubmitted:E,$$setSubmitted:E};Qb.$inject=["$element","$attrs","$scope","$animate","$interpolate"];Qb.prototype={$<text:soft-page-break/>rollbackViewValue:function(){r(this.$$controls,function(a){a.$rollbackViewValue()})},$commitViewValue:function(){r(this.$$controls,function(a){a.$commitViewValue()})},$addControl:function(a){Ja(a.$name,"input");this.$$controls.push(a);a.$name&amp;&amp;(this[a.$name]=a);a.$$parentForm=this},$getControls:function(){return ja(this.$$controls)},</text:p>
      <text:p text:style-name="P1">$$renameControl:function(a,b){var d=a.$name;this[d]===a&amp;&amp;delete this[d];this[b]=a;a.$name=b},$removeControl:function(a){a.$name&amp;&amp;this[a.$name]===a&amp;&amp;delete this[a.$name];r(this.$pending,function(b,d){this.$setValidity(d,null,a)},this);r(this.$error,function(b,d){this.$setValidity(d,null,a)},this);r(this.$$success,function(b,d){this.$setValidity(d,null,a)},this);cb(this.$$controls,a);a.$$parentForm=mb},$setDirty:function(){this.$$animate.removeClass(this.$$element,Za);this.$$animate.addClass(this.$$element,</text:p>
      <text:p text:style-name="P1">Wb);this.$dirty=!0;this.$pristine=!1;this.$$parentForm.$setDirty()},$setPristine:function(){this.$$animate.setClass(this.$$element,Za,Wb+" ng-submitted");this.$dirty=!1;this.$pristine=!0;this.$submitted=!1;r(this.$$controls,function(a){a.$setPristine()})},$setUntouched:function(){r(this.$$controls,function(a){a.$setUntouched()})},$setSubmitted:function(){for(var a=this;a.$$parentForm&amp;&amp;a.$$parentForm!==mb;)a=a.$$parentForm;a.$$setSubmitted()},$$setSubmitted:function(){this.$$animate.addClass(this.$$element,</text:p>
      <text:p text:style-name="P1">"ng-submitted");this.$submitted=!0;r(this.$$controls,function(a){a.$$setSubmitted&amp;&amp;a.$$setSubmitted()})}};ce({clazz:Qb,set:function(a,b,d){var c=a[b];c?-1===c.indexOf(d)&amp;&amp;c.push(d):a[b]=[d]},unset:function(a,b,d){var c=a[b];c&amp;&amp;(cb(c,d),0===c.length&amp;&amp;delete a[b])}});var oe=function(a){return["$timeout","$parse",function(b,d){function c(a){return""===a?d('this[""]').assign:d(a).assign||E}return{name:"form",restrict:a?"EAC":"E",require:["form","^^?form"],controller:Qb,compile:function(d,f){d.addClass(Za).addClass(nb);</text:p>
      <text:p text:style-name="P1">var g=f.name?"name":a&amp;&amp;f.ngForm?"ngForm":!1;return{pre:function(a,d,e,f){var p=f[0];if(!("action"in e)){var n=function(b){a.$apply(function(){p.$commitViewValue();p.$setSubmitted()});b.preventDefault()};d[0].addEventListener("submit",n);d.on("$destroy",function(){b(function(){d[0].removeEventListener("submit",n)},0,!1)})}(f[1]||p.$$parentForm).$addControl(p);var s=g?c(p.$name):E;g&amp;&amp;(s(a,p),e.$observe(g,function(b){p.$name!==b&amp;&amp;(s(a,void 0),p.$$parentForm.$$renameControl(p,b),s=c(p.$name),s(a,p))}));</text:p>
      <text:p text:style-name="P1">d.on("$destroy",function(){p.$$parentForm.$removeControl(p);s(a,void 0);S(p,mb)})}}}}}]},Se=oe(),df=oe(!0),mh=/^\d{4,}-[01]\d-[0-3]\dT[0-2]\d:[0-5]\d:[0-5]\d\.\d+(?:[+-][0-2]\d:[0-5]\d|Z)$/,xh=/^[a-z][a-z\d.+-]*:\/*(?:[^:@]+(?::[^@]+)?@)?(?:[^\s:/?#]+|\[[a-f\d:]+])(?::\d+)?(?:\/[^?#]*)?(?:\?[^#]*)?(?:#.*)?$/i,yh=/^(?=.{1,254}$)(?=.{1,64}@)[-!#$%&amp;'*+/0-9=?A-Z^_`a-z{|}~]+(\.[-!#$%&amp;'*+/0-9=?A-Z^_`a-z{|}~]+)*@[A-Za-z0-9]([A-Za-z0-9-]{0,61}[A-Za-z0-9])?(\.[A-Za-z0-9]([A-Za-z0-9-]{0,61}[A-Za-z0-9])?)*$/,</text:p>
      <text:p text:style-name="P1">nh=/^\s*(-|\+)?(\d+|(\d*(\.\d*)))([eE][+-]?\d+)?\s*$/,pe=/^(\d{4,})-(\d{2})-(\d{2})$/,qe=/^(\d{4,})-(\d\d)-(\d\d)T(\d\d):(\d\d)(?::(\d\d)(\.\d{1,3})?)?$/,Oc=/^(\d{4,})-W(\d\d)$/,re=/^(\d{4,})-(\d\d)$/,se=/^(\d\d):(\d\d)(?::(\d\d)(\.\d{1,3})?)?$/,ee=T();r(["date","datetime-local","month","time","week"],function(a){ee[a]=!0});var te={text:function(a,b,d,c,e,f){Sa(a,b,d,c,e,f);Ic(c)},date:ob("date",pe,Rb(pe,["yyyy","MM","dd"]),"yyyy-MM-dd"),"datetime-local":ob("datetimelocal",qe,Rb(qe,"yyyy MM dd HH mm ss sss".split(" ")),</text:p>
      <text:p text:style-name="P1">"yyyy-MM-ddTHH:mm:ss.sss"),time:ob("time",se,Rb(se,["HH","mm","ss","sss"]),"HH:mm:ss.sss"),week:ob("week",Oc,function(a,b){if(ha(a))return a;if(C(a)){Oc.lastIndex=0;var d=Oc.exec(a);if(d){var c=+d[1],e=+d[2],f=d=0,g=0,k=0,h=Zd(c),e=7*(e-1);b&amp;&amp;(d=b.getHours(),f=b.getMinutes(),g=b.getSeconds(),k=b.getMilliseconds());return new Date(c,0,h.getDate()+e,d,f,g,k)}}return NaN},"yyyy-Www"),month:ob("month",re,Rb(re,["yyyy","MM"]),"yyyy-MM"),number:function(a,b,d,c,e,f,g,k){Jc(a,b,d,c,"number");fe(c);Sa(a,</text:p>
      <text:p text:style-name="P1">b,d,c,e,f);var h;if(w(d.min)||d.ngMin){var l=d.min||k(d.ngMin)(a);h=na(l);c.$validators.min=function(a,b){return c.$isEmpty(b)||A(h)||b&gt;=h};d.$observe("min",function(a){a!==l&amp;&amp;(h=na(a),l=a,c.$validate())})}if(w(d.max)||d.ngMax){var m=d.max||k(d.ngMax)(a),p=na(m);c.$validators.max=function(a,b)<text:soft-page-break/>{return c.$isEmpty(b)||A(p)||b&lt;=p};d.$observe("max",function(a){a!==m&amp;&amp;(p=na(a),m=a,c.$validate())})}if(w(d.step)||d.ngStep){var n=d.step||k(d.ngStep)(a),s=na(n);c.$validators.step=function(a,b){return c.$isEmpty(b)||</text:p>
      <text:p text:style-name="P1">A(s)||ge(b,h||0,s)};d.$observe("step",function(a){a!==n&amp;&amp;(s=na(a),n=a,c.$validate())})}},url:function(a,b,d,c,e,f){Sa(a,b,d,c,e,f);Ic(c);c.$validators.url=function(a,b){var d=a||b;return c.$isEmpty(d)||xh.test(d)}},email:function(a,b,d,c,e,f){Sa(a,b,d,c,e,f);Ic(c);c.$validators.email=function(a,b){var d=a||b;return c.$isEmpty(d)||yh.test(d)}},radio:function(a,b,d,c){var e=!d.ngTrim||"false"!==V(d.ngTrim);A(d.name)&amp;&amp;b.attr("name",++qb);b.on("change",function(a){var g;b[0].checked&amp;&amp;(g=d.value,e&amp;&amp;(g=</text:p>
      <text:p text:style-name="P1">V(g)),c.$setViewValue(g,a&amp;&amp;a.type))});c.$render=function(){var a=d.value;e&amp;&amp;(a=V(a));b[0].checked=a===c.$viewValue};d.$observe("value",c.$render)},range:function(a,b,d,c,e,f){function g(a,c){b.attr(a,d[a]);var e=d[a];d.$observe(a,function(a){a!==e&amp;&amp;(e=a,c(a))})}function k(a){p=na(a);Y(c.$modelValue)||(m?(a=b.val(),p&gt;a&amp;&amp;(a=p,b.val(a)),c.$setViewValue(a)):c.$validate())}function h(a){n=na(a);Y(c.$modelValue)||(m?(a=b.val(),n&lt;a&amp;&amp;(b.val(n),a=n&lt;p?p:n),c.$setViewValue(a)):c.$validate())}function l(a){s=</text:p>
      <text:p text:style-name="P1">na(a);Y(c.$modelValue)||(m?c.$viewValue!==b.val()&amp;&amp;c.$setViewValue(b.val()):c.$validate())}Jc(a,b,d,c,"range");fe(c);Sa(a,b,d,c,e,f);var m=c.$$hasNativeValidators&amp;&amp;"range"===b[0].type,p=m?0:void 0,n=m?100:void 0,s=m?1:void 0,r=b[0].validity;a=w(d.min);e=w(d.max);f=w(d.step);var q=c.$render;c.$render=m&amp;&amp;w(r.rangeUnderflow)&amp;&amp;w(r.rangeOverflow)?function(){q();c.$setViewValue(b.val())}:q;a&amp;&amp;(p=na(d.min),c.$validators.min=m?function(){return!0}:function(a,b){return c.$isEmpty(b)||A(p)||b&gt;=p},g("min",k));</text:p>
      <text:p text:style-name="P1">e&amp;&amp;(n=na(d.max),c.$validators.max=m?function(){return!0}:function(a,b){return c.$isEmpty(b)||A(n)||b&lt;=n},g("max",h));f&amp;&amp;(s=na(d.step),c.$validators.step=m?function(){return!r.stepMismatch}:function(a,b){return c.$isEmpty(b)||A(s)||ge(b,p||0,s)},g("step",l))},checkbox:function(a,b,d,c,e,f,g,k){var h=he(k,a,"ngTrueValue",d.ngTrueValue,!0),l=he(k,a,"ngFalseValue",d.ngFalseValue,!1);b.on("change",function(a){c.$setViewValue(b[0].checked,a&amp;&amp;a.type)});c.$render=function(){b[0].checked=c.$viewValue};c.$isEmpty=</text:p>
      <text:p text:style-name="P1">function(a){return!1===a};c.$formatters.push(function(a){return va(a,h)});c.$parsers.push(function(a){return a?h:l})},hidden:E,button:E,submit:E,reset:E,file:E},$c=["$browser","$sniffer","$filter","$parse",function(a,b,d,c){return{restrict:"E",require:["?ngModel"],link:{pre:function(e,f,g,k){k[0]&amp;&amp;(te[K(g.type)]||te.text)(e,f,g,k[0],b,a,d,c)}}}}],Af=function(){var a={configurable:!0,enumerable:!1,get:function(){return this.getAttribute("value")||""},set:function(a){this.setAttribute("value",a)}};</text:p>
      <text:p text:style-name="P1">return{restrict:"E",priority:200,compile:function(b,d){if("hidden"===K(d.type))return{pre:function(b,d,f,g){b=d[0];b.parentNode&amp;&amp;b.parentNode.insertBefore(b,b.nextSibling);Object.defineProperty&amp;&amp;Object.defineProperty(b,"value",a)}}}}},zh=/^(true|false|\d+)$/,xf=function(){function a(a,d,c){var e=w(c)?c:9===wa?"":null;a.prop("value",e);d.$set("value",c)}return{restrict:"A",priority:100,compile:function(b,d){return zh.test(d.ngValue)?function(b,d,f){b=b.$eval(f.ngValue);a(d,f,b)}:function(b,d,f){b.$watch(f.ngValue,</text:p>
      <text:p text:style-name="P1">function(b){a(d,f,b)})}}}},We=["$compile",function(a){return{restrict:"AC",compile:function(b){a.$$addBindingClass(b);return function(b,c,e){a.$$addBindingInfo(c,e.ngBind);c=c[0];b.$watch(e.ngBind,function(a){c.textContent=jc(a)})}}}}],Ye=["$interpolate","$compile",function(a,b){return{compile:function(d){b.$$addBindingClass(d);return function(c,d,f){c=a(d.attr(f.$attr.ngBindTemplate));b.$$addBindingInfo(d,c.expressions);d=d[0];f.$observe("ngBindTemplate",function(a){d.textContent=A(a)?"":a})}}}}],</text:p>
      <text:p text:style-name="P1">Xe=["$sce","$parse","$compile",function(a,b,d){return{restrict:"A",compile:function(c,e){var f=b(e.ngBindHtml),g=b(e.ngBindHtml,function(b){return a.valueOf(b)});d.$$addBindingClass(c);return function(b,c,e){d.$$addBindingInfo(c,e.ngBindHtml);b.<text:soft-page-break/>$watch(g,function(){var d=f(b);c.html(a.getTrustedHtml(d)||"")})}}}}],wf=ia({restrict:"A",require:"ngModel",link:function(a,b,d,c){c.$viewChangeListeners.push(function(){a.$eval(d.ngChange)})}}),Ze=Lc("",!0),af=Lc("Odd",0),$e=Lc("Even",1),bf=Ra({compile:function(a,</text:p>
      <text:p text:style-name="P1">b){b.$set("ngCloak",void 0);a.removeClass("ng-cloak")}}),cf=[function(){return{restrict:"A",scope:!0,controller:"@",priority:500}}],ed={},Ah={blur:!0,focus:!0};r("click dblclick mousedown mouseup mouseover mouseout mousemove mouseenter mouseleave keydown keyup keypress submit focus blur copy cut paste".split(" "),function(a){var b=xa("ng-"+a);ed[b]=["$parse","$rootScope","$exceptionHandler",function(d,c,e){return sd(d,c,e,b,a,Ah[a])}]});var ff=["$animate","$compile",function(a,b){return{multiElement:!0,</text:p>
      <text:p text:style-name="P1">transclude:"element",priority:600,terminal:!0,restrict:"A",$$tlb:!0,link:function(d,c,e,f,g){var k,h,l;d.$watch(e.ngIf,function(d){d?h||g(function(d,f){h=f;d[d.length++]=b.$$createComment("end ngIf",e.ngIf);k={clone:d};a.enter(d,c.parent(),c)}):(l&amp;&amp;(l.remove(),l=null),h&amp;&amp;(h.$destroy(),h=null),k&amp;&amp;(l=ub(k.clone),a.leave(l).done(function(a){!1!==a&amp;&amp;(l=null)}),k=null))})}}}],gf=["$templateRequest","$anchorScroll","$animate",function(a,b,d){return{restrict:"ECA",priority:400,terminal:!0,transclude:"element",</text:p>
      <text:p text:style-name="P1">controller:ca.noop,compile:function(c,e){var f=e.ngInclude||e.src,g=e.onload||"",k=e.autoscroll;return function(c,e,m,p,n){var r=0,q,t,x,v=function(){t&amp;&amp;(t.remove(),t=null);q&amp;&amp;(q.$destroy(),q=null);x&amp;&amp;(d.leave(x).done(function(a){!1!==a&amp;&amp;(t=null)}),t=x,x=null)};c.$watch(f,function(f){var m=function(a){!1===a||!w(k)||k&amp;&amp;!c.$eval(k)||b()},t=++r;f?(a(f,!0).then(function(a){if(!c.$$destroyed&amp;&amp;t===r){var b=c.$new();p.template=a;a=n(b,function(a){v();d.enter(a,null,e).done(m)});q=b;x=a;q.$emit("$includeContentLoaded",</text:p>
      <text:p text:style-name="P1">f);c.$eval(g)}},function(){c.$$destroyed||t!==r||(v(),c.$emit("$includeContentError",f))}),c.$emit("$includeContentRequested",f)):(v(),p.template=null)})}}}}],zf=["$compile",function(a){return{restrict:"ECA",priority:-400,require:"ngInclude",link:function(b,d,c,e){la.call(d[0]).match(/SVG/)?(d.empty(),a(gd(e.template,z.document).childNodes)(b,function(a){d.append(a)},{futureParentElement:d})):(d.html(e.template),a(d.contents())(b))}}}],hf=Ra({priority:450,compile:function(){return{pre:function(a,</text:p>
      <text:p text:style-name="P1">b,d){a.$eval(d.ngInit)}}}}),vf=function(){return{restrict:"A",priority:100,require:"ngModel",link:function(a,b,d,c){var e=d.ngList||", ",f="false"!==d.ngTrim,g=f?V(e):e;c.$parsers.push(function(a){if(!A(a)){var b=[];a&amp;&amp;r(a.split(g),function(a){a&amp;&amp;b.push(f?V(a):a)});return b}});c.$formatters.push(function(a){if(H(a))return a.join(e)});c.$isEmpty=function(a){return!a||!a.length}}}},nb="ng-valid",be="ng-invalid",Za="ng-pristine",Wb="ng-dirty",pb=F("ngModel");Sb.$inject="$scope $exceptionHandler $attrs $element $parse $animate $timeout $q $interpolate".split(" ");</text:p>
      <text:p text:style-name="P1">Sb.prototype={$$initGetterSetters:function(){if(this.$options.getOption("getterSetter")){var a=this.$$parse(this.$$attr.ngModel+"()"),b=this.$$parse(this.$$attr.ngModel+"($$$p)");this.$$ngModelGet=function(b){var c=this.$$parsedNgModel(b);B(c)&amp;&amp;(c=a(b));return c};this.$$ngModelSet=function(a,c){B(this.$$parsedNgModel(a))?b(a,{$$$p:c}):this.$$parsedNgModelAssign(a,c)}}else if(!this.$$parsedNgModel.assign)throw pb("nonassign",this.$$attr.ngModel,Aa(this.$$element));},$render:E,$isEmpty:function(a){return A(a)||</text:p>
      <text:p text:style-name="P1">""===a||null===a||a!==a},$$updateEmptyClasses:function(a){this.$isEmpty(a)?(this.$$animate.removeClass(this.$$element,"ng-not-empty"),this.$$animate.addClass(this.$$element,"ng-empty")):(this.$$animate.removeClass(this.$$element,"ng-empty"),this.$$animate.addClass(this.$$element,"ng-not-empty"))},$setPristine:function(){this.$dirty=!1;this.$pristine=!0;this.$$animate.removeClass(this.$$element,Wb);this.$$animate.addClass(this.$$element,Za)},$setDirty:function(){this.$dirty=!0;this.$pristine=!1;this.$$animate.removeClass(this.$$element,</text:p>
      <text:p text:style-name="P1"><text:soft-page-break/>Za);this.$$animate.addClass(this.$$element,Wb);this.$$parentForm.$setDirty()},$setUntouched:function(){this.$touched=!1;this.$untouched=!0;this.$$animate.setClass(this.$$element,"ng-untouched","ng-touched")},$setTouched:function(){this.$touched=!0;this.$untouched=!1;this.$$animate.setClass(this.$$element,"ng-touched","ng-untouched")},$rollbackViewValue:function(){this.$$timeout.cancel(this.$$pendingDebounce);this.$viewValue=this.$$lastCommittedViewValue;this.$render()},$validate:function(){if(!Y(this.$modelValue)){var a=</text:p>
      <text:p text:style-name="P1">this.$$lastCommittedViewValue,b=this.$$rawModelValue,d=this.$valid,c=this.$modelValue,e=this.$options.getOption("allowInvalid"),f=this;this.$$runValidators(b,a,function(a){e||d===a||(f.$modelValue=a?b:void 0,f.$modelValue!==c&amp;&amp;f.$$writeModelToScope())})}},$$runValidators:function(a,b,d){function c(){var c=!0;r(h.$validators,function(d,e){var g=Boolean(d(a,b));c=c&amp;&amp;g;f(e,g)});return c?!0:(r(h.$asyncValidators,function(a,b){f(b,null)}),!1)}function e(){var c=[],d=!0;r(h.$asyncValidators,function(e,</text:p>
      <text:p text:style-name="P1">g){var h=e(a,b);if(!h||!B(h.then))throw pb("nopromise",h);f(g,void 0);c.push(h.then(function(){f(g,!0)},function(){d=!1;f(g,!1)}))});c.length?h.$$q.all(c).then(function(){g(d)},E):g(!0)}function f(a,b){k===h.$$currentValidationRunId&amp;&amp;h.$setValidity(a,b)}function g(a){k===h.$$currentValidationRunId&amp;&amp;d(a)}this.$$currentValidationRunId++;var k=this.$$currentValidationRunId,h=this;(function(){var a=h.$$parserName;if(A(h.$$parserValid))f(a,null);else return h.$$parserValid||(r(h.$validators,function(a,</text:p>
      <text:p text:style-name="P1">b){f(b,null)}),r(h.$asyncValidators,function(a,b){f(b,null)})),f(a,h.$$parserValid),h.$$parserValid;return!0})()?c()?e():g(!1):g(!1)},$commitViewValue:function(){var a=this.$viewValue;this.$$timeout.cancel(this.$$pendingDebounce);if(this.$$lastCommittedViewValue!==a||""===a&amp;&amp;this.$$hasNativeValidators)this.$$updateEmptyClasses(a),this.$$lastCommittedViewValue=a,this.$pristine&amp;&amp;this.$setDirty(),this.$$parseAndValidate()},$$parseAndValidate:function(){var a=this.$$lastCommittedViewValue,b=this;this.$$parserValid=</text:p>
      <text:p text:style-name="P1">A(a)?void 0:!0;this.$setValidity(this.$$parserName,null);this.$$parserName="parse";if(this.$$parserValid)for(var d=0;d&lt;this.$parsers.length;d++)if(a=this.$parsers[d](a),A(a)){this.$$parserValid=!1;break}Y(this.$modelValue)&amp;&amp;(this.$modelValue=this.$$ngModelGet(this.$$scope));var c=this.$modelValue,e=this.$options.getOption("allowInvalid");this.$$rawModelValue=a;e&amp;&amp;(this.$modelValue=a,b.$modelValue!==c&amp;&amp;b.$$writeModelToScope());this.$$runValidators(a,this.$$lastCommittedViewValue,function(d){e||(b.$modelValue=</text:p>
      <text:p text:style-name="P1">d?a:void 0,b.$modelValue!==c&amp;&amp;b.$$writeModelToScope())})},$$writeModelToScope:function(){this.$$ngModelSet(this.$$scope,this.$modelValue);r(this.$viewChangeListeners,function(a){try{a()}catch(b){this.$$exceptionHandler(b)}},this)},$setViewValue:function(a,b){this.$viewValue=a;this.$options.getOption("updateOnDefault")&amp;&amp;this.$$debounceViewValueCommit(b)},$$debounceViewValueCommit:function(a){var b=this.$options.getOption("debounce");X(b[a])?b=b[a]:X(b["default"])&amp;&amp;-1===this.$options.getOption("updateOn").indexOf(a)?</text:p>
      <text:p text:style-name="P1">b=b["default"]:X(b["*"])&amp;&amp;(b=b["*"]);this.$$timeout.cancel(this.$$pendingDebounce);var d=this;0&lt;b?this.$$pendingDebounce=this.$$timeout(function(){d.$commitViewValue()},b):this.$$rootScope.$$phase?this.$commitViewValue():this.$$scope.$apply(function(){d.$commitViewValue()})},$overrideModelOptions:function(a){this.$options=this.$options.createChild(a);this.$$setUpdateOnEvents()},$processModelValue:function(){var a=this.$$format();this.$viewValue!==a&amp;&amp;(this.$$updateEmptyClasses(a),this.$viewValue=this.$$lastCommittedViewValue=</text:p>
      <text:p text:style-name="P1">a,this.$render(),this.$$runValidators(this.$modelValue,this.$viewValue,E))},$$format:function(){for(var a=this.$formatters,b=a.length,d=this.$modelValue;b--;)d=a[b](d);return d},$$setModelValue:function(a){this.$modelValue=this.$$rawModelValue=a;this.$$parserValid=void 0;this.$processModelValue()},$$setUpdateOnEvents:function(){this.$$updateEvents&amp;&amp;this.$$element.off(this.$$updateEvents,this.$$updateEventHandler);if(this.$$updateEvents=this.$options.getOption("updateOn"))this.$$element.on(this.$$updateEvents,</text:p>
      <text:p text:style-name="P1"><text:soft-page-break/>this.$$updateEventHandler)},$$updateEventHandler:function(a){this.$$debounceViewValueCommit(a&amp;&amp;a.type)}};ce({clazz:Sb,set:function(a,b){a[b]=!0},unset:function(a,b){delete a[b]}});var uf=["$rootScope",function(a){return{restrict:"A",require:["ngModel","^?form","^?ngModelOptions"],controller:Sb,priority:1,compile:function(b){b.addClass(Za).addClass("ng-untouched").addClass(nb);return{pre:function(a,b,e,f){var g=f[0];b=f[1]||g.$$parentForm;if(f=f[2])g.$options=f.$options;g.$$initGetterSetters();b.$addControl(g);</text:p>
      <text:p text:style-name="P1">e.$observe("name",function(a){g.$name!==a&amp;&amp;g.$$parentForm.$$renameControl(g,a)});a.$on("$destroy",function(){g.$$parentForm.$removeControl(g)})},post:function(b,c,e,f){function g(){k.$setTouched()}var k=f[0];k.$$setUpdateOnEvents();c.on("blur",function(){k.$touched||(a.$$phase?b.$evalAsync(g):b.$apply(g))})}}}}}],Tb,Bh=/(\s+|^)default(\s+|$)/;Mc.prototype={getOption:function(a){return this.$$options[a]},createChild:function(a){var b=!1;a=S({},a);r(a,function(d,c){"$inherit"===d?"*"===c?b=!0:(a[c]=</text:p>
      <text:p text:style-name="P1">this.$$options[c],"updateOn"===c&amp;&amp;(a.updateOnDefault=this.$$options.updateOnDefault)):"updateOn"===c&amp;&amp;(a.updateOnDefault=!1,a[c]=V(d.replace(Bh,function(){a.updateOnDefault=!0;return" "})))},this);b&amp;&amp;(delete a["*"],ie(a,this.$$options));ie(a,Tb.$$options);return new Mc(a)}};Tb=new Mc({updateOn:"",updateOnDefault:!0,debounce:0,getterSetter:!1,allowInvalid:!1,timezone:null});var yf=function(){function a(a,d){this.$$attrs=a;this.$$scope=d}a.$inject=["$attrs","$scope"];a.prototype={$onInit:function(){var a=</text:p>
      <text:p text:style-name="P1">this.parentCtrl?this.parentCtrl.$options:Tb,d=this.$$scope.$eval(this.$$attrs.ngModelOptions);this.$options=a.createChild(d)}};return{restrict:"A",priority:10,require:{parentCtrl:"?^^ngModelOptions"},bindToController:!0,controller:a}},jf=Ra({terminal:!0,priority:1E3}),Ch=F("ngOptions"),Dh=/^\s*([\s\S]+?)(?:\s+as\s+([\s\S]+?))?(?:\s+group\s+by\s+([\s\S]+?))?(?:\s+disable\s+when\s+([\s\S]+?))?\s+for\s+(?:([$\w][$\w]*)|(?:\(\s*([$\w][$\w]*)\s*,\s*([$\w][$\w]*)\s*\)))\s+in\s+([\s\S]+?)(?:\s+track\s+by\s+([\s\S]+?))?$/,</text:p>
      <text:p text:style-name="P1">sf=["$compile","$document","$parse",function(a,b,d){function c(a,b,c){function e(a,b,c,d,f){this.selectValue=a;this.viewValue=b;this.label=c;this.group=d;this.disabled=f}function f(a){var b;if(!r&amp;&amp;za(a))b=a;else{b=[];for(var c in a)a.hasOwnProperty(c)&amp;&amp;"$"!==c.charAt(0)&amp;&amp;b.push(c)}return b}var p=a.match(Dh);if(!p)throw Ch("iexp",a,Aa(b));var n=p[5]||p[7],r=p[6];a=/ as /.test(p[0])&amp;&amp;p[1];var q=p[9];b=d(p[2]?p[1]:n);var t=a&amp;&amp;d(a)||b,w=q&amp;&amp;d(q),v=q?function(a,b){return w(c,b)}:function(a){return La(a)},</text:p>
      <text:p text:style-name="P1">x=function(a,b){return v(a,B(a,b))},A=d(p[2]||p[1]),y=d(p[3]||""),J=d(p[4]||""),I=d(p[8]),z={},B=r?function(a,b){z[r]=b;z[n]=a;return z}:function(a){z[n]=a;return z};return{trackBy:q,getTrackByValue:x,getWatchables:d(I,function(a){var b=[];a=a||[];for(var d=f(a),e=d.length,g=0;g&lt;e;g++){var k=a===d?g:d[g],l=a[k],k=B(l,k),l=v(l,k);b.push(l);if(p[2]||p[1])l=A(c,k),b.push(l);p[4]&amp;&amp;(k=J(c,k),b.push(k))}return b}),getOptions:function(){for(var a=[],b={},d=I(c)||[],g=f(d),k=g.length,n=0;n&lt;k;n++){var p=d===</text:p>
      <text:p text:style-name="P1">g?n:g[n],r=B(d[p],p),s=t(c,r),p=v(s,r),w=A(c,r),z=y(c,r),r=J(c,r),s=new e(p,s,w,z,r);a.push(s);b[p]=s}return{items:a,selectValueMap:b,getOptionFromViewValue:function(a){return b[x(a)]},getViewValueFromOption:function(a){return q?Ia(a.viewValue):a.viewValue}}}}}var e=z.document.createElement("option"),f=z.document.createElement("optgroup");return{restrict:"A",terminal:!0,require:["select","ngModel"],link:{pre:function(a,b,c,d){d[0].registerOption=E},post:function(d,k,h,l){function m(a){var b=(a=v.getOptionFromViewValue(a))&amp;&amp;</text:p>
      <text:p text:style-name="P1">a.element;b&amp;&amp;!b.selected&amp;&amp;(b.selected=!0);return a}function p(a,b){a.element=b;b.disabled=a.disabled;a.label!==b.label&amp;&amp;(b.label=a.label,b.textContent=a.label);b.value=a.selectValue}var n=l[0],q=l[1],A=h.multiple;l=0;for(var t=k.children(),z=t.length;l&lt;z;l++)if(""===t[l].value){n.hasEmptyOption=!0;n.emptyOption=t.eq(l);break}k.empty();l=!!n.emptyOption;x(e.cloneNode(!<text:soft-page-break/>1)).val("?");var v,B=c(h.ngOptions,k,d),C=b[0].createDocumentFragment();n.generateUnknownOptionValue=function(a){return"?"};A?(n.writeValue=</text:p>
      <text:p text:style-name="P1">function(a){if(v){var b=a&amp;&amp;a.map(m)||[];v.items.forEach(function(a){a.element.selected&amp;&amp;-1===Array.prototype.indexOf.call(b,a)&amp;&amp;(a.element.selected=!1)})}},n.readValue=function(){var a=k.val()||[],b=[];r(a,function(a){(a=v.selectValueMap[a])&amp;&amp;!a.disabled&amp;&amp;b.push(v.getViewValueFromOption(a))});return b},B.trackBy&amp;&amp;d.$watchCollection(function(){if(H(q.$viewValue))return q.$viewValue.map(function(a){return B.getTrackByValue(a)})},function(){q.$render()})):(n.writeValue=function(a){if(v){var b=k[0].options[k[0].selectedIndex],</text:p>
      <text:p text:style-name="P1">c=v.getOptionFromViewValue(a);b&amp;&amp;b.removeAttribute("selected");c?(k[0].value!==c.selectValue&amp;&amp;(n.removeUnknownOption(),k[0].value=c.selectValue,c.element.selected=!0),c.element.setAttribute("selected","selected")):n.selectUnknownOrEmptyOption(a)}},n.readValue=function(){var a=v.selectValueMap[k.val()];return a&amp;&amp;!a.disabled?(n.unselectEmptyOption(),n.removeUnknownOption(),v.getViewValueFromOption(a)):null},B.trackBy&amp;&amp;d.$watch(function(){return B.getTrackByValue(q.$viewValue)},function(){q.$render()}));</text:p>
      <text:p text:style-name="P1">l&amp;&amp;(a(n.emptyOption)(d),k.prepend(n.emptyOption),8===n.emptyOption[0].nodeType?(n.hasEmptyOption=!1,n.registerOption=function(a,b){""===b.val()&amp;&amp;(n.hasEmptyOption=!0,n.emptyOption=b,n.emptyOption.removeClass("ng-scope"),q.$render(),b.on("$destroy",function(){var a=n.$isEmptyOptionSelected();n.hasEmptyOption=!1;n.emptyOption=void 0;a&amp;&amp;q.$render()}))}):n.emptyOption.removeClass("ng-scope"));d.$watchCollection(B.getWatchables,function(){var a=v&amp;&amp;n.readValue();if(v)for(var b=v.items.length-1;0&lt;=b;b--){var c=</text:p>
      <text:p text:style-name="P1">v.items[b];w(c.group)?Gb(c.element.parentNode):Gb(c.element)}v=B.getOptions();var d={};v.items.forEach(function(a){var b;if(w(a.group)){b=d[a.group];b||(b=f.cloneNode(!1),C.appendChild(b),b.label=null===a.group?"null":a.group,d[a.group]=b);var c=e.cloneNode(!1);b.appendChild(c);p(a,c)}else b=e.cloneNode(!1),C.appendChild(b),p(a,b)});k[0].appendChild(C);q.$render();q.$isEmpty(a)||(b=n.readValue(),(B.trackBy||A?va(a,b):a===b)||(q.$setViewValue(b),q.$render()))})}}}}],kf=["$locale","$interpolate","$log",</text:p>
      <text:p text:style-name="P1">function(a,b,d){var c=/{}/g,e=/^when(Minus)?(.+)$/;return{link:function(f,g,k){function h(a){g.text(a||"")}var l=k.count,m=k.$attr.when&amp;&amp;g.attr(k.$attr.when),p=k.offset||0,n=f.$eval(m)||{},q={},w=b.startSymbol(),t=b.endSymbol(),x=w+l+"-"+p+t,v=ca.noop,z;r(k,function(a,b){var c=e.exec(b);c&amp;&amp;(c=(c[1]?"-":"")+K(c[2]),n[c]=g.attr(k.$attr[b]))});r(n,function(a,d){q[d]=b(a.replace(c,x))});f.$watch(l,function(b){var c=parseFloat(b),e=Y(c);e||c in n||(c=a.pluralCat(c-p));c===z||e&amp;&amp;Y(z)||(v(),e=q[c],A(e)?</text:p>
      <text:p text:style-name="P1">(null!=b&amp;&amp;d.debug("ngPluralize: no rule defined for '"+c+"' in "+m),v=E,h()):v=f.$watch(e,h),z=c)})}}}],ue=F("ngRef"),lf=["$parse",function(a){return{priority:-1,restrict:"A",compile:function(b,d){var c=xa(ua(b)),e=a(d.ngRef),f=e.assign||function(){throw ue("nonassign",d.ngRef);};return function(a,b,h){var l;if(h.hasOwnProperty("ngRefRead"))if("$element"===h.ngRefRead)l=b;else{if(l=b.data("$"+h.ngRefRead+"Controller"),!l)throw ue("noctrl",h.ngRefRead,d.ngRef);}else l=b.data("$"+c+"Controller");l=</text:p>
      <text:p text:style-name="P1">l||b;f(a,l);b.on("$destroy",function(){e(a)===l&amp;&amp;f(a,null)})}}}}],mf=["$parse","$animate","$compile",function(a,b,d){var c=F("ngRepeat"),e=function(a,b,c,d,e,f,g){a[c]=d;e&amp;&amp;(a[e]=f);a.$index=b;a.$first=0===b;a.$last=b===g-1;a.$middle=!(a.$first||a.$last);a.$odd=!(a.$even=0===(b&amp;1))},f=function(a,b,c){return La(c)},g=function(a,b){return b};return{restrict:"A",multiElement:!0,transclude:"element",priority:1E3,terminal:!0,$$tlb:!0,compile:function(k,h){var l=h.ngRepeat,m=d.$$createComment("end ngRepeat",</text:p>
      <text:p text:style-name="P1"><text:soft-page-break/>l),p=l.match(/^\s*([\s\S]+?)\s+in\s+([\s\S]+?)(?:\s+as\s+([\s\S]+?))?(?:\s+track\s+by\s+([\s\S]+?))?\s*$/);if(!p)throw c("iexp",l);var n=p[1],q=p[2],w=p[3],t=p[4],p=n.match(/^(?:(\s*[$\w]+)|\(\s*([$\w]+)\s*,\s*([$\w]+)\s*\))$/);if(!p)throw c("iidexp",n);var x=p[3]||p[1],v=p[2];if(w&amp;&amp;(!/^[$a-zA-Z_][$a-zA-Z0-9_]*$/.test(w)||/^(null|undefined|this|\$index|\$first|\$middle|\$last|\$even|\$odd|\$parent|\$root|\$id)$/.test(w)))throw c("badident",w);var A;if(t){var z={$id:La},y=a(t);A=function(a,b,c,d){v&amp;&amp;</text:p>
      <text:p text:style-name="P1">(z[v]=b);z[x]=c;z.$index=d;return y(a,z)}}return function(a,d,h,k,n){var p=T();a.$watchCollection(q,function(h){var k,q,t=d[0],s,y=T(),B,C,E,D,H,F,K;w&amp;&amp;(a[w]=h);if(za(h))H=h,q=A||f;else for(K in q=A||g,H=[],h)ta.call(h,K)&amp;&amp;"$"!==K.charAt(0)&amp;&amp;H.push(K);B=H.length;K=Array(B);for(k=0;k&lt;B;k++)if(C=h===H?k:H[k],E=h[C],D=q(a,C,E,k),p[D])F=p[D],delete p[D],y[D]=F,K[k]=F;else{if(y[D])throw r(K,function(a){a&amp;&amp;a.scope&amp;&amp;(p[a.id]=a)}),c("dupes",l,D,E);K[k]={id:D,scope:void 0,clone:void 0};y[D]=!0}z&amp;&amp;(z[x]=void 0);</text:p>
      <text:p text:style-name="P1">for(s in p){F=p[s];D=ub(F.clone);b.leave(D);if(D[0].parentNode)for(k=0,q=D.length;k&lt;q;k++)D[k].$$NG_REMOVED=!0;F.scope.$destroy()}for(k=0;k&lt;B;k++)if(C=h===H?k:H[k],E=h[C],F=K[k],F.scope){s=t;do s=s.nextSibling;while(s&amp;&amp;s.$$NG_REMOVED);F.clone[0]!==s&amp;&amp;b.move(ub(F.clone),null,t);t=F.clone[F.clone.length-1];e(F.scope,k,x,E,v,C,B)}else n(function(a,c){F.scope=c;var d=m.cloneNode(!1);a[a.length++]=d;b.enter(a,null,t);t=d;F.clone=a;y[F.id]=F;e(F.scope,k,x,E,v,C,B)});p=y})}}}}],nf=["$animate",function(a){return{restrict:"A",</text:p>
      <text:p text:style-name="P1">multiElement:!0,link:function(b,d,c){b.$watch(c.ngShow,function(b){a[b?"removeClass":"addClass"](d,"ng-hide",{tempClasses:"ng-hide-animate"})})}}}],ef=["$animate",function(a){return{restrict:"A",multiElement:!0,link:function(b,d,c){b.$watch(c.ngHide,function(b){a[b?"addClass":"removeClass"](d,"ng-hide",{tempClasses:"ng-hide-animate"})})}}}],of=Ra(function(a,b,d){a.$watchCollection(d.ngStyle,function(a,d){d&amp;&amp;a!==d&amp;&amp;r(d,function(a,c){b.css(c,"")});a&amp;&amp;b.css(a)})}),pf=["$animate","$compile",function(a,</text:p>
      <text:p text:style-name="P1">b){return{require:"ngSwitch",controller:["$scope",function(){this.cases={}}],link:function(d,c,e,f){var g=[],k=[],h=[],l=[],m=function(a,b){return function(c){!1!==c&amp;&amp;a.splice(b,1)}};d.$watch(e.ngSwitch||e.on,function(c){for(var d,e;h.length;)a.cancel(h.pop());d=0;for(e=l.length;d&lt;e;++d){var q=ub(k[d].clone);l[d].$destroy();(h[d]=a.leave(q)).done(m(h,d))}k.length=0;l.length=0;(g=f.cases["!"+c]||f.cases["?"])&amp;&amp;r(g,function(c){c.transclude(function(d,e){l.push(e);var f=c.element;d[d.length++]=b.$$createComment("end ngSwitchWhen");</text:p>
      <text:p text:style-name="P1">k.push({clone:d});a.enter(d,f.parent(),f)})})})}}}],qf=Ra({transclude:"element",priority:1200,require:"^ngSwitch",multiElement:!0,link:function(a,b,d,c,e){a=d.ngSwitchWhen.split(d.ngSwitchWhenSeparator).sort().filter(function(a,b,c){return c[b-1]!==a});r(a,function(a){c.cases["!"+a]=c.cases["!"+a]||[];c.cases["!"+a].push({transclude:e,element:b})})}}),rf=Ra({transclude:"element",priority:1200,require:"^ngSwitch",multiElement:!0,link:function(a,b,d,c,e){c.cases["?"]=c.cases["?"]||[];c.cases["?"].push({transclude:e,</text:p>
      <text:p text:style-name="P1">element:b})}}),Eh=F("ngTransclude"),tf=["$compile",function(a){return{restrict:"EAC",compile:function(b){var d=a(b.contents());b.empty();return function(a,b,f,g,k){function h(){d(a,function(a){b.append(a)})}if(!k)throw Eh("orphan",Aa(b));f.ngTransclude===f.$attr.ngTransclude&amp;&amp;(f.ngTransclude="");f=f.ngTransclude||f.ngTranscludeSlot;k(function(a,c){var d;if(d=a.length)a:{d=0;for(var f=a.length;d&lt;f;d++){var g=a[d];if(g.nodeType!==Pa||g.nodeValue.trim()){d=!0;break a}}d=void 0}d?b.append(a):(h(),c.$destroy())},</text:p>
      <text:p text:style-name="P1">null,f);f&amp;&amp;!k.isSlotFilled(f)&amp;&amp;h()}}}}],Te=["$templateCache",function(a){return{restrict:"E",terminal:!0,compile:function(b,d){"text/ng-template"===d.type&amp;&amp;a.put(d.id,b[0].text)}}}],Fh={$setViewValue:E,$render:E},Gh=["$element","$scope",function(a,b){function d(){g||(g=!0,b.$$postDigest(function(){g=!1;e.ngModelCtrl.$render()}))}function c(a){k||(k=!0,b.$$postDigest(function(){b.$$destroyed||(k=!1,e.ngModelCtrl.<text:soft-page-break/>$setViewValue(e.readValue()),a&amp;&amp;e.ngModelCtrl.$render())}))}var e=this,f=new Ib;e.selectValueMap=</text:p>
      <text:p text:style-name="P1">{};e.ngModelCtrl=Fh;e.multiple=!1;e.unknownOption=x(z.document.createElement("option"));e.hasEmptyOption=!1;e.emptyOption=void 0;e.renderUnknownOption=function(b){b=e.generateUnknownOptionValue(b);e.unknownOption.val(b);a.prepend(e.unknownOption);Oa(e.unknownOption,!0);a.val(b)};e.updateUnknownOption=function(b){b=e.generateUnknownOptionValue(b);e.unknownOption.val(b);Oa(e.unknownOption,!0);a.val(b)};e.generateUnknownOptionValue=function(a){return"? "+La(a)+" ?"};e.removeUnknownOption=function(){e.unknownOption.parent()&amp;&amp;</text:p>
      <text:p text:style-name="P1">e.unknownOption.remove()};e.selectEmptyOption=function(){e.emptyOption&amp;&amp;(a.val(""),Oa(e.emptyOption,!0))};e.unselectEmptyOption=function(){e.hasEmptyOption&amp;&amp;Oa(e.emptyOption,!1)};b.$on("$destroy",function(){e.renderUnknownOption=E});e.readValue=function(){var b=a.val(),b=b in e.selectValueMap?e.selectValueMap[b]:b;return e.hasOption(b)?b:null};e.writeValue=function(b){var c=a[0].options[a[0].selectedIndex];c&amp;&amp;Oa(x(c),!1);e.hasOption(b)?(e.removeUnknownOption(),c=La(b),a.val(c in e.selectValueMap?</text:p>
      <text:p text:style-name="P1">c:b),Oa(x(a[0].options[a[0].selectedIndex]),!0)):e.selectUnknownOrEmptyOption(b)};e.addOption=function(a,b){if(8!==b[0].nodeType){Ja(a,'"option value"');""===a&amp;&amp;(e.hasEmptyOption=!0,e.emptyOption=b);var c=f.get(a)||0;f.set(a,c+1);d()}};e.removeOption=function(a){var b=f.get(a);b&amp;&amp;(1===b?(f.delete(a),""===a&amp;&amp;(e.hasEmptyOption=!1,e.emptyOption=void 0)):f.set(a,b-1))};e.hasOption=function(a){return!!f.get(a)};e.$hasEmptyOption=function(){return e.hasEmptyOption};e.$isUnknownOptionSelected=function(){return a[0].options[0]===</text:p>
      <text:p text:style-name="P1">e.unknownOption[0]};e.$isEmptyOptionSelected=function(){return e.hasEmptyOption&amp;&amp;a[0].options[a[0].selectedIndex]===e.emptyOption[0]};e.selectUnknownOrEmptyOption=function(a){null==a&amp;&amp;e.emptyOption?(e.removeUnknownOption(),e.selectEmptyOption()):e.unknownOption.parent().length?e.updateUnknownOption(a):e.renderUnknownOption(a)};var g=!1,k=!1;e.registerOption=function(a,b,f,g,k){if(f.$attr.ngValue){var q,r;f.$observe("value",function(a){var d,f=b.prop("selected");w(r)&amp;&amp;(e.removeOption(q),delete e.selectValueMap[r],</text:p>
      <text:p text:style-name="P1">d=!0);r=La(a);q=a;e.selectValueMap[r]=a;e.addOption(a,b);b.attr("value",r);d&amp;&amp;f&amp;&amp;c()})}else g?f.$observe("value",function(a){e.readValue();var d,f=b.prop("selected");w(q)&amp;&amp;(e.removeOption(q),d=!0);q=a;e.addOption(a,b);d&amp;&amp;f&amp;&amp;c()}):k?a.$watch(k,function(a,d){f.$set("value",a);var g=b.prop("selected");d!==a&amp;&amp;e.removeOption(d);e.addOption(a,b);d&amp;&amp;g&amp;&amp;c()}):e.addOption(f.value,b);f.$observe("disabled",function(a){if("true"===a||a&amp;&amp;b.prop("selected"))e.multiple?c(!0):(e.ngModelCtrl.$setViewValue(null),e.ngModelCtrl.$render())});</text:p>
      <text:p text:style-name="P1">b.on("$destroy",function(){var a=e.readValue(),b=f.value;e.removeOption(b);d();(e.multiple&amp;&amp;a&amp;&amp;-1!==a.indexOf(b)||a===b)&amp;&amp;c(!0)})}}],Ue=function(){return{restrict:"E",require:["select","?ngModel"],controller:Gh,priority:1,link:{pre:function(a,b,d,c){var e=c[0],f=c[1];if(f){if(e.ngModelCtrl=f,b.on("change",function(){e.removeUnknownOption();a.$apply(function(){f.$setViewValue(e.readValue())})}),d.multiple){e.multiple=!0;e.readValue=function(){var a=[];r(b.find("option"),function(b){b.selected&amp;&amp;!b.disabled&amp;&amp;</text:p>
      <text:p text:style-name="P1">(b=b.value,a.push(b in e.selectValueMap?e.selectValueMap[b]:b))});return a};e.writeValue=function(a){r(b.find("option"),function(b){var c=!!a&amp;&amp;(-1!==Array.prototype.indexOf.call(a,b.value)||-1!==Array.prototype.indexOf.call(a,e.selectValueMap[b.value]));c!==b.selected&amp;&amp;Oa(x(b),c)})};var g,k=NaN;a.$watch(function(){k!==f.$viewValue||va(g,f.$viewValue)||(g=ja(f.$viewValue),f.$render());k=f.$viewValue});f.$isEmpty=function(a){return!a||0===a.length}}}else e.registerOption=E},post:function(a,b,d,c){var e=</text:p>
      <text:p text:style-name="P1">c[1];if(e){var f=c[0];e.$render=function(){f.writeValue(e.$viewValue)}}}}}},Ve=["$interpolate",function(a){return{restrict:"E",priority:100,compile:function(b,d){var c,e;w(d.ngValue)||<text:soft-page-break/>(w(d.value)?c=a(d.value,!0):(e=a(b.text(),!0))||d.$set("value",b.text()));return function(a,b,d){var h=b.parent();(h=h.data("$selectController")||h.parent().data("$selectController"))&amp;&amp;h.registerOption(a,b,d,c,e)}}}}],bd=["$parse",function(a){return{restrict:"A",require:"?ngModel",link:function(b,d,c,e){if(e){var f=</text:p>
      <text:p text:style-name="P1">c.hasOwnProperty("required")||a(c.ngRequired)(b);c.ngRequired||(c.required=!0);e.$validators.required=function(a,b){return!f||!e.$isEmpty(b)};c.$observe("required",function(a){f!==a&amp;&amp;(f=a,e.$validate())})}}}}],ad=["$parse",function(a){return{restrict:"A",require:"?ngModel",compile:function(b,d){var c,e;d.ngPattern&amp;&amp;(c=d.ngPattern,e="/"===d.ngPattern.charAt(0)&amp;&amp;ke.test(d.ngPattern)?function(){return d.ngPattern}:a(d.ngPattern));return function(a,b,d,h){if(h){var l=d.pattern;d.ngPattern?l=e(a):c=d.pattern;</text:p>
      <text:p text:style-name="P1">var m=je(l,c,b);d.$observe("pattern",function(a){var d=m;m=je(a,c,b);(d&amp;&amp;d.toString())!==(m&amp;&amp;m.toString())&amp;&amp;h.$validate()});h.$validators.pattern=function(a,b){return h.$isEmpty(b)||A(m)||m.test(b)}}}}}}],dd=["$parse",function(a){return{restrict:"A",require:"?ngModel",link:function(b,d,c,e){if(e){var f=c.maxlength||a(c.ngMaxlength)(b),g=Ub(f);c.$observe("maxlength",function(a){f!==a&amp;&amp;(g=Ub(a),f=a,e.$validate())});e.$validators.maxlength=function(a,b){return 0&gt;g||e.$isEmpty(b)||b.length&lt;=g}}}}}],cd=</text:p>
      <text:p text:style-name="P1">["$parse",function(a){return{restrict:"A",require:"?ngModel",link:function(b,d,c,e){if(e){var f=c.minlength||a(c.ngMinlength)(b),g=Ub(f)||-1;c.$observe("minlength",function(a){f!==a&amp;&amp;(g=Ub(a)||-1,f=a,e.$validate())});e.$validators.minlength=function(a,b){return e.$isEmpty(b)||b.length&gt;=g}}}}}];z.angular.bootstrap?z.console&amp;&amp;console.log("WARNING: Tried to load AngularJS more than once."):(Je(),Oe(ca),ca.module("ngLocale",[],["$provide",function(a){function b(a){a+="";var b=a.indexOf(".");return-1==</text:p>
      <text:p text:style-name="P1">b?0:a.length-b-1}a.value("$locale",{DATETIME_FORMATS:{AMPMS:["AM","PM"],DAY:"Sunday Monday Tuesday Wednesday Thursday Friday Saturday".split(" "),ERANAMES:["Before Christ","Anno Domini"],ERAS:["BC","AD"],FIRSTDAYOFWEEK:6,MONTH:"January February March April May June July August September October November December".split(" "),SHORTDAY:"Sun Mon Tue Wed Thu Fri Sat".split(" "),SHORTMONTH:"Jan Feb Mar Apr May Jun Jul Aug Sep Oct Nov Dec".split(" "),STANDALONEMONTH:"January February March April May June July August September October November December".split(" "),</text:p>
      <text:p text:style-name="P1">WEEKENDRANGE:[5,6],fullDate:"EEEE, MMMM d, y",longDate:"MMMM d, y",medium:"MMM d, y h:mm:ss a",mediumDate:"MMM d, y",mediumTime:"h:mm:ss a","short":"M/d/yy h:mm a",shortDate:"M/d/yy",shortTime:"h:mm a"},NUMBER_FORMATS:{CURRENCY_SYM:"$",DECIMAL_SEP:".",GROUP_SEP:",",PATTERNS:[{gSize:3,lgSize:3,maxFrac:3,minFrac:0,minInt:1,negPre:"-",negSuf:"",posPre:"",posSuf:""},{gSize:3,lgSize:3,maxFrac:2,minFrac:2,minInt:1,negPre:"-\u00a4",negSuf:"",posPre:"\u00a4",posSuf:""}]},id:"en-us",localeID:"en_US",pluralCat:function(a,</text:p>
      <text:p text:style-name="P1">c){var e=a|0,f=c;void 0===f&amp;&amp;(f=Math.min(b(a),3));Math.pow(10,f);return 1==e&amp;&amp;0==f?"one":"other"}})}]),x(function(){Ee(z.document,Wc)}))})(window);!window.angular.$$csp().noInlineStyle&amp;&amp;window.angular.element(document.head).prepend(window.angular.element("&lt;style&gt;").text('@charset "UTF-8";[ng\\:cloak],[ng-cloak],[data-ng-cloak],[x-ng-cloak],.ng-cloak,.x-ng-cloak,.ng-hide:not(.ng-hide-animate){display:none !important;}ng\\:form{display:block;}.ng-animate-shim{visibility:hidden;}.ng-anchor{position:absolute;}'));</text:p>
      <text:p text:style-name="P4">//# sourceMappingURL=angular.min.js.map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5-11T15:55:18.091248756</meta:creation-date>
    <dc:date>2023-05-11T15:55:58.270929173</dc:date>
    <meta:editing-duration>PT40S</meta:editing-duration>
    <meta:editing-cycles>1</meta:editing-cycles>
    <meta:document-statistic meta:table-count="0" meta:image-count="0" meta:object-count="0" meta:page-count="44" meta:paragraph-count="352" meta:word-count="3337" meta:character-count="177014" meta:non-whitespace-character-count="174056"/>
    <meta:generator>LibreOffice/6.4.7.2$Linux_X86_64 LibreOffice_project/40$Build-2</meta:generator>
  </office:meta>
</office:document-meta>
</file>